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4" style:family="table-cell" style:parent-style-name="Default" style:data-style-name="N0">
      <style:text-properties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5" style:family="table-cell" style:parent-style-name="Default" style:data-style-name="N1"/>
    <style:style style:name="ce246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1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2" style:family="table-cell" style:parent-style-name="Default" style:data-style-name="N38"/>
    <style:style style:name="ce253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93in" svg:y="0.24251in" svg:width="1.91457in" svg:height="0.51757in">
                <draw:text-box>
                  <text:p text:style-name="a13" text:class-names="" text:cond-style-name=""><text:span text:style-name="a11" text:class-names="">SETEMBRO 2019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063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2239in" svg:height="0.25584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Quadro 1 - PEDIDOS DE EMPREGO <text:s text:c="2"/>E <text:s text:c="3"/>DESEMPREGO REGISTADO</text:p>
          </table:table-cell>
          <table:table-cell table:number-columns-repeated="2" table:style-name="ce161"/>
          <table:table-cell table:number-columns-repeated="6" table:style-name="ce160"/>
          <table:table-cell office:value-type="string" table:number-columns-spanned="2" table:number-rows-spanned="1" table:style-name="ce254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8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451863" table:style-name="ce109">
            <text:p>451 86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53152" table:style-name="ce111">
            <text:p>453 15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97153" table:style-name="ce111">
            <text:p>497 15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289" table:style-name="ce113">
            <text:p><text:s/>-1 289</text:p>
          </table:table-cell>
          <table:table-cell office:value-type="float" office:value="-0.28445201610055787" table:style-name="ce114">
            <text:p>-0,3<text:s text:c="3"/></text:p>
          </table:table-cell>
          <table:table-cell office:value-type="float" office:value="-45290" table:style-name="ce113">
            <text:p><text:s/>-45 290</text:p>
          </table:table-cell>
          <table:table-cell office:value-type="float" office:value="-9.1098716089413116" table:style-name="ce114">
            <text:p>-9,1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01282" table:style-name="ce116">
            <text:p>301 282</text:p>
          </table:table-cell>
          <table:table-cell office:value-type="float" office:value="66.675518907279425" table:style-name="ce117">
            <text:p>66,7<text:s text:c="5"/></text:p>
          </table:table-cell>
          <table:table-cell office:value-type="float" office:value="304330" table:style-name="ce118">
            <text:p>304 330</text:p>
          </table:table-cell>
          <table:table-cell office:value-type="float" office:value="67.158481039474623" table:style-name="ce119">
            <text:p>67,2<text:s text:c="5"/></text:p>
          </table:table-cell>
          <table:table-cell office:value-type="float" office:value="338935" table:style-name="ce118">
            <text:p>338 935</text:p>
          </table:table-cell>
          <table:table-cell office:value-type="float" office:value="68.17518952917915" table:style-name="ce119">
            <text:p>68,2<text:s text:c="5"/></text:p>
          </table:table-cell>
          <table:table-cell office:value-type="float" office:value="-3048" table:style-name="ce120">
            <text:p><text:s/>-3 048</text:p>
          </table:table-cell>
          <table:table-cell office:value-type="float" office:value="-1.0015443761706042" table:style-name="ce121">
            <text:p>-1,0<text:s text:c="3"/></text:p>
          </table:table-cell>
          <table:table-cell office:value-type="float" office:value="-37653" table:style-name="ce120">
            <text:p><text:s/>-37 653</text:p>
          </table:table-cell>
          <table:table-cell office:value-type="float" office:value="-11.109209730479295" table:style-name="ce121">
            <text:p>-11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0387" table:style-name="ce116">
            <text:p>40 387</text:p>
          </table:table-cell>
          <table:table-cell office:value-type="float" office:value="8.9378860406804712" table:style-name="ce117">
            <text:p>8,9<text:s text:c="5"/></text:p>
          </table:table-cell>
          <table:table-cell office:value-type="float" office:value="40419" table:style-name="ce118">
            <text:p>40 419</text:p>
          </table:table-cell>
          <table:table-cell office:value-type="float" office:value="8.9195236918296725" table:style-name="ce119">
            <text:p>8,9<text:s text:c="5"/></text:p>
          </table:table-cell>
          <table:table-cell office:value-type="float" office:value="48461" table:style-name="ce118">
            <text:p>48 461</text:p>
          </table:table-cell>
          <table:table-cell office:value-type="float" office:value="9.7477034232922257" table:style-name="ce119">
            <text:p>9,7<text:s text:c="5"/></text:p>
          </table:table-cell>
          <table:table-cell office:value-type="float" office:value="-32" table:style-name="ce120">
            <text:p><text:s/>- 32</text:p>
          </table:table-cell>
          <table:table-cell office:value-type="float" office:value="-7.9170687053118582E-2" table:style-name="ce121">
            <text:p>-0,1<text:s text:c="3"/></text:p>
          </table:table-cell>
          <table:table-cell office:value-type="float" office:value="-8074" table:style-name="ce120">
            <text:p><text:s/>-8 074</text:p>
          </table:table-cell>
          <table:table-cell office:value-type="float" office:value="-16.660820040857597" table:style-name="ce121">
            <text:p>-16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5846" table:style-name="ce116">
            <text:p>85 846</text:p>
          </table:table-cell>
          <table:table-cell office:value-type="float" office:value="18.998236191057909" table:style-name="ce117">
            <text:p>19,0<text:s text:c="5"/></text:p>
          </table:table-cell>
          <table:table-cell office:value-type="float" office:value="84201" table:style-name="ce118">
            <text:p>84 201</text:p>
          </table:table-cell>
          <table:table-cell office:value-type="float" office:value="18.581182472989198" table:style-name="ce119">
            <text:p>18,6<text:s text:c="5"/></text:p>
          </table:table-cell>
          <table:table-cell office:value-type="float" office:value="86163" table:style-name="ce118">
            <text:p>86 163</text:p>
          </table:table-cell>
          <table:table-cell office:value-type="float" office:value="17.331284332992055" table:style-name="ce119">
            <text:p>17,3<text:s text:c="5"/></text:p>
          </table:table-cell>
          <table:table-cell office:value-type="float" office:value="1645" table:style-name="ce120">
            <text:p>+1 645</text:p>
          </table:table-cell>
          <table:table-cell office:value-type="float" office:value="1.9536585076186743" table:style-name="ce121">
            <text:p>+2,0<text:s text:c="3"/></text:p>
          </table:table-cell>
          <table:table-cell office:value-type="float" office:value="-317" table:style-name="ce120">
            <text:p><text:s/>- 317</text:p>
          </table:table-cell>
          <table:table-cell office:value-type="float" office:value="-0.3679073384167218" table:style-name="ce121">
            <text:p>-0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4348" table:style-name="ce116">
            <text:p>24 348</text:p>
          </table:table-cell>
          <table:table-cell office:value-type="float" office:value="5.3883588609822004" table:style-name="ce117">
            <text:p>5,4<text:s text:c="5"/></text:p>
          </table:table-cell>
          <table:table-cell office:value-type="float" office:value="24202" table:style-name="ce118">
            <text:p>24 202</text:p>
          </table:table-cell>
          <table:table-cell office:value-type="float" office:value="5.3408127957065172" table:style-name="ce119">
            <text:p>5,3<text:s text:c="5"/></text:p>
          </table:table-cell>
          <table:table-cell office:value-type="float" office:value="23594" table:style-name="ce118">
            <text:p>23 594</text:p>
          </table:table-cell>
          <table:table-cell office:value-type="float" office:value="4.7458227145365708" table:style-name="ce119">
            <text:p>4,7<text:s text:c="5"/></text:p>
          </table:table-cell>
          <table:table-cell office:value-type="float" office:value="146" table:style-name="ce120">
            <text:p>+ 146</text:p>
          </table:table-cell>
          <table:table-cell office:value-type="float" office:value="0.60325592926204441" table:style-name="ce121">
            <text:p>+0,6<text:s text:c="3"/></text:p>
          </table:table-cell>
          <table:table-cell office:value-type="float" office:value="754" table:style-name="ce120">
            <text:p>+ 754</text:p>
          </table:table-cell>
          <table:table-cell office:value-type="float" office:value="3.1957277273883191" table:style-name="ce121">
            <text:p>+3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01282" table:style-name="ce127">
            <text:p>301 28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04330" table:style-name="ce129">
            <text:p>304 33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38935" table:style-name="ce129">
            <text:p>338 93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3048" table:style-name="ce113">
            <text:p><text:s/>-3 048</text:p>
          </table:table-cell>
          <table:table-cell office:value-type="float" office:value="-1.0015443761706042" table:style-name="ce114">
            <text:p>-1,0<text:s text:c="3"/></text:p>
          </table:table-cell>
          <table:table-cell office:value-type="float" office:value="-37653" table:style-name="ce113">
            <text:p><text:s/>-37 653</text:p>
          </table:table-cell>
          <table:table-cell office:value-type="float" office:value="-11.109209730479295" table:style-name="ce114">
            <text:p>-11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28258" table:style-name="ce132">
            <text:p>128 258</text:p>
          </table:table-cell>
          <table:table-cell office:value-type="float" office:value="42.57074767161663" table:style-name="ce133">
            <text:p>42,6<text:s text:c="5"/></text:p>
          </table:table-cell>
          <table:table-cell office:value-type="float" office:value="129175" table:style-name="ce134">
            <text:p>129 175</text:p>
          </table:table-cell>
          <table:table-cell office:value-type="float" office:value="42.445700391022903" table:style-name="ce135">
            <text:p>42,4<text:s text:c="5"/></text:p>
          </table:table-cell>
          <table:table-cell office:value-type="float" office:value="146643" table:style-name="ce134">
            <text:p>146 643</text:p>
          </table:table-cell>
          <table:table-cell office:value-type="float" office:value="43.265817929691536" table:style-name="ce135">
            <text:p>43,3<text:s text:c="5"/></text:p>
          </table:table-cell>
          <table:table-cell office:value-type="float" office:value="-917" table:style-name="ce120">
            <text:p><text:s/>- 917</text:p>
          </table:table-cell>
          <table:table-cell office:value-type="float" office:value="-0.70988968453648149" table:style-name="ce121">
            <text:p>-0,7<text:s text:c="3"/></text:p>
          </table:table-cell>
          <table:table-cell office:value-type="float" office:value="-18385" table:style-name="ce120">
            <text:p><text:s/>-18 385</text:p>
          </table:table-cell>
          <table:table-cell office:value-type="float" office:value="-12.537250329030366" table:style-name="ce121">
            <text:p>-12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173024" table:style-name="ce132">
            <text:p>173 024</text:p>
          </table:table-cell>
          <table:table-cell office:value-type="float" office:value="57.42925232838337" table:style-name="ce133">
            <text:p>57,4<text:s text:c="5"/></text:p>
          </table:table-cell>
          <table:table-cell office:value-type="float" office:value="175155" table:style-name="ce134">
            <text:p>175 155</text:p>
          </table:table-cell>
          <table:table-cell office:value-type="float" office:value="57.554299608977097" table:style-name="ce135">
            <text:p>57,6<text:s text:c="5"/></text:p>
          </table:table-cell>
          <table:table-cell office:value-type="float" office:value="192292" table:style-name="ce134">
            <text:p>192 292</text:p>
          </table:table-cell>
          <table:table-cell office:value-type="float" office:value="56.734182070308471" table:style-name="ce135">
            <text:p>56,7<text:s text:c="5"/></text:p>
          </table:table-cell>
          <table:table-cell office:value-type="float" office:value="-2131" table:style-name="ce120">
            <text:p><text:s/>-2 131</text:p>
          </table:table-cell>
          <table:table-cell office:value-type="float" office:value="-1.2166366932145813" table:style-name="ce121">
            <text:p>-1,2<text:s text:c="3"/></text:p>
          </table:table-cell>
          <table:table-cell office:value-type="float" office:value="-19268" table:style-name="ce120">
            <text:p><text:s/>-19 268</text:p>
          </table:table-cell>
          <table:table-cell office:value-type="float" office:value="-10.020177646495954" table:style-name="ce121">
            <text:p>-10,0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32333" table:style-name="ce132">
            <text:p>32 333</text:p>
          </table:table-cell>
          <table:table-cell office:value-type="float" office:value="10.731806082009546" table:style-name="ce133">
            <text:p>10,7<text:s text:c="5"/></text:p>
          </table:table-cell>
          <table:table-cell office:value-type="float" office:value="29820" table:style-name="ce134">
            <text:p>29 820</text:p>
          </table:table-cell>
          <table:table-cell office:value-type="float" office:value="9.7985739164722503" table:style-name="ce135">
            <text:p>9,8<text:s text:c="5"/></text:p>
          </table:table-cell>
          <table:table-cell office:value-type="float" office:value="36259" table:style-name="ce134">
            <text:p>36 259</text:p>
          </table:table-cell>
          <table:table-cell office:value-type="float" office:value="10.697921430362754" table:style-name="ce135">
            <text:p>10,7<text:s text:c="5"/></text:p>
          </table:table-cell>
          <table:table-cell office:value-type="float" office:value="2513" table:style-name="ce120">
            <text:p>+2 513</text:p>
          </table:table-cell>
          <table:table-cell office:value-type="float" office:value="8.4272300469483579" table:style-name="ce121">
            <text:p>+8,4<text:s text:c="3"/></text:p>
          </table:table-cell>
          <table:table-cell office:value-type="float" office:value="-3926" table:style-name="ce120">
            <text:p><text:s/>-3 926</text:p>
          </table:table-cell>
          <table:table-cell office:value-type="float" office:value="-10.827656581814169" table:style-name="ce121">
            <text:p>-10,8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68949" table:style-name="ce132">
            <text:p>268 949</text:p>
          </table:table-cell>
          <table:table-cell office:value-type="float" office:value="89.268193917990459" table:style-name="ce133">
            <text:p>89,3<text:s text:c="5"/></text:p>
          </table:table-cell>
          <table:table-cell office:value-type="float" office:value="274510" table:style-name="ce134">
            <text:p>274 510</text:p>
          </table:table-cell>
          <table:table-cell office:value-type="float" office:value="90.20142608352775" table:style-name="ce135">
            <text:p>90,2<text:s text:c="5"/></text:p>
          </table:table-cell>
          <table:table-cell office:value-type="float" office:value="302676" table:style-name="ce134">
            <text:p>302 676</text:p>
          </table:table-cell>
          <table:table-cell office:value-type="float" office:value="89.302078569637246" table:style-name="ce135">
            <text:p>89,3<text:s text:c="5"/></text:p>
          </table:table-cell>
          <table:table-cell office:value-type="float" office:value="-5561" table:style-name="ce120">
            <text:p><text:s/>-5 561</text:p>
          </table:table-cell>
          <table:table-cell office:value-type="float" office:value="-2.0257914101489924" table:style-name="ce121">
            <text:p>-2,0<text:s text:c="3"/></text:p>
          </table:table-cell>
          <table:table-cell office:value-type="float" office:value="-33727" table:style-name="ce120">
            <text:p><text:s/>-33 727</text:p>
          </table:table-cell>
          <table:table-cell office:value-type="float" office:value="-11.142938323487822" table:style-name="ce121">
            <text:p>-11,1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70375" table:style-name="ce132">
            <text:p>170 375</text:p>
          </table:table-cell>
          <table:table-cell office:value-type="float" office:value="56.550009625533548" table:style-name="ce133">
            <text:p>56,6<text:s text:c="5"/></text:p>
          </table:table-cell>
          <table:table-cell office:value-type="float" office:value="171638" table:style-name="ce134">
            <text:p>171 638</text:p>
          </table:table-cell>
          <table:table-cell office:value-type="float" office:value="56.398646206420665" table:style-name="ce135">
            <text:p>56,4<text:s text:c="5"/></text:p>
          </table:table-cell>
          <table:table-cell office:value-type="float" office:value="180082" table:style-name="ce134">
            <text:p>180 082</text:p>
          </table:table-cell>
          <table:table-cell office:value-type="float" office:value="53.1317214215115" table:style-name="ce135">
            <text:p>53,1<text:s text:c="5"/></text:p>
          </table:table-cell>
          <table:table-cell office:value-type="float" office:value="-1263" table:style-name="ce120">
            <text:p><text:s/>-1 263</text:p>
          </table:table-cell>
          <table:table-cell office:value-type="float" office:value="-0.73585103531851925" table:style-name="ce121">
            <text:p>-0,7<text:s text:c="3"/></text:p>
          </table:table-cell>
          <table:table-cell office:value-type="float" office:value="-9707" table:style-name="ce120">
            <text:p><text:s/>-9 707</text:p>
          </table:table-cell>
          <table:table-cell office:value-type="float" office:value="-5.3903221865594562" table:style-name="ce121">
            <text:p>-5,4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30907" table:style-name="ce132">
            <text:p>130 907</text:p>
          </table:table-cell>
          <table:table-cell office:value-type="float" office:value="43.449990374466445" table:style-name="ce133">
            <text:p>43,4<text:s text:c="5"/></text:p>
          </table:table-cell>
          <table:table-cell office:value-type="float" office:value="132692" table:style-name="ce134">
            <text:p>132 692</text:p>
          </table:table-cell>
          <table:table-cell office:value-type="float" office:value="43.601353793579342" table:style-name="ce135">
            <text:p>43,6<text:s text:c="5"/></text:p>
          </table:table-cell>
          <table:table-cell office:value-type="float" office:value="158853" table:style-name="ce134">
            <text:p>158 853</text:p>
          </table:table-cell>
          <table:table-cell office:value-type="float" office:value="46.8682785784885" table:style-name="ce135">
            <text:p>46,9<text:s text:c="5"/></text:p>
          </table:table-cell>
          <table:table-cell office:value-type="float" office:value="-1785" table:style-name="ce120">
            <text:p><text:s/>-1 785</text:p>
          </table:table-cell>
          <table:table-cell office:value-type="float" office:value="-1.3452205106562567" table:style-name="ce121">
            <text:p>-1,3<text:s text:c="3"/></text:p>
          </table:table-cell>
          <table:table-cell office:value-type="float" office:value="-27946" table:style-name="ce120">
            <text:p><text:s/>-27 946</text:p>
          </table:table-cell>
          <table:table-cell office:value-type="float" office:value="-17.592365268518691" table:style-name="ce121">
            <text:p>-17,6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1546" table:style-name="ce132">
            <text:p>31 546</text:p>
          </table:table-cell>
          <table:table-cell office:value-type="float" office:value="10.47058901627047" table:style-name="ce133">
            <text:p>10,5<text:s text:c="5"/></text:p>
          </table:table-cell>
          <table:table-cell office:value-type="float" office:value="29847" table:style-name="ce134">
            <text:p>29 847</text:p>
          </table:table-cell>
          <table:table-cell office:value-type="float" office:value="9.8074458646863611" table:style-name="ce135">
            <text:p>9,8<text:s text:c="5"/></text:p>
          </table:table-cell>
          <table:table-cell office:value-type="float" office:value="37228" table:style-name="ce134">
            <text:p>37 228</text:p>
          </table:table-cell>
          <table:table-cell office:value-type="float" office:value="10.98381695605352" table:style-name="ce135">
            <text:p>11,0<text:s text:c="5"/></text:p>
          </table:table-cell>
          <table:table-cell office:value-type="float" office:value="1699" table:style-name="ce120">
            <text:p>+1 699</text:p>
          </table:table-cell>
          <table:table-cell office:value-type="float" office:value="5.6923643917311626" table:style-name="ce121">
            <text:p>+5,7<text:s text:c="3"/></text:p>
          </table:table-cell>
          <table:table-cell office:value-type="float" office:value="-5682" table:style-name="ce120">
            <text:p><text:s/>-5 682</text:p>
          </table:table-cell>
          <table:table-cell office:value-type="float" office:value="-15.262705490491028" table:style-name="ce121">
            <text:p>-15,3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69736" table:style-name="ce132">
            <text:p>269 736</text:p>
          </table:table-cell>
          <table:table-cell office:value-type="float" office:value="89.529410983729534" table:style-name="ce133">
            <text:p>89,5<text:s text:c="5"/></text:p>
          </table:table-cell>
          <table:table-cell office:value-type="float" office:value="274483" table:style-name="ce134">
            <text:p>274 483</text:p>
          </table:table-cell>
          <table:table-cell office:value-type="float" office:value="90.192554135313642" table:style-name="ce135">
            <text:p>90,2<text:s text:c="5"/></text:p>
          </table:table-cell>
          <table:table-cell office:value-type="float" office:value="301707" table:style-name="ce134">
            <text:p>301 707</text:p>
          </table:table-cell>
          <table:table-cell office:value-type="float" office:value="89.016183043946484" table:style-name="ce135">
            <text:p>89,0<text:s text:c="5"/></text:p>
          </table:table-cell>
          <table:table-cell office:value-type="float" office:value="-4747" table:style-name="ce120">
            <text:p><text:s/>-4 747</text:p>
          </table:table-cell>
          <table:table-cell office:value-type="float" office:value="-1.7294331525085342" table:style-name="ce121">
            <text:p>-1,7<text:s text:c="3"/></text:p>
          </table:table-cell>
          <table:table-cell office:value-type="float" office:value="-31971" table:style-name="ce120">
            <text:p><text:s/>-31 971</text:p>
          </table:table-cell>
          <table:table-cell office:value-type="float" office:value="-10.596704749972655" table:style-name="ce121">
            <text:p>-10,6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1508" table:style-name="ce132">
            <text:p>21 508</text:p>
          </table:table-cell>
          <table:table-cell office:value-type="float" office:value="7.1388267470343392" table:style-name="ce133">
            <text:p>7,1<text:s text:c="5"/></text:p>
          </table:table-cell>
          <table:table-cell office:value-type="float" office:value="21849" table:style-name="ce134">
            <text:p>21 849</text:p>
          </table:table-cell>
          <table:table-cell office:value-type="float" office:value="7.1793776492623138" table:style-name="ce135">
            <text:p>7,2<text:s text:c="5"/></text:p>
          </table:table-cell>
          <table:table-cell office:value-type="float" office:value="23689" table:style-name="ce134">
            <text:p>23 689</text:p>
          </table:table-cell>
          <table:table-cell office:value-type="float" office:value="6.9892457255816014" table:style-name="ce135">
            <text:p>7,0<text:s text:c="5"/></text:p>
          </table:table-cell>
          <table:table-cell office:value-type="float" office:value="-341" table:style-name="ce120">
            <text:p><text:s/>- 341</text:p>
          </table:table-cell>
          <table:table-cell office:value-type="float" office:value="-1.5607121607396219" table:style-name="ce121">
            <text:p>-1,6<text:s text:c="3"/></text:p>
          </table:table-cell>
          <table:table-cell office:value-type="float" office:value="-2181" table:style-name="ce120">
            <text:p><text:s/>-2 181</text:p>
          </table:table-cell>
          <table:table-cell office:value-type="float" office:value="-9.2068048461311154" table:style-name="ce121">
            <text:p>-9,2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1599" table:style-name="ce132">
            <text:p>51 599</text:p>
          </table:table-cell>
          <table:table-cell office:value-type="float" office:value="17.126479510890132" table:style-name="ce133">
            <text:p>17,1<text:s text:c="5"/></text:p>
          </table:table-cell>
          <table:table-cell office:value-type="float" office:value="53319" table:style-name="ce134">
            <text:p>53 319</text:p>
          </table:table-cell>
          <table:table-cell office:value-type="float" office:value="17.520126178819044" table:style-name="ce135">
            <text:p>17,5<text:s text:c="5"/></text:p>
          </table:table-cell>
          <table:table-cell office:value-type="float" office:value="62140" table:style-name="ce134">
            <text:p>62 140</text:p>
          </table:table-cell>
          <table:table-cell office:value-type="float" office:value="18.333898830159175" table:style-name="ce135">
            <text:p>18,3<text:s text:c="5"/></text:p>
          </table:table-cell>
          <table:table-cell office:value-type="float" office:value="-1720" table:style-name="ce120">
            <text:p><text:s/>-1 720</text:p>
          </table:table-cell>
          <table:table-cell office:value-type="float" office:value="-3.225866951743281" table:style-name="ce121">
            <text:p>-3,2<text:s text:c="3"/></text:p>
          </table:table-cell>
          <table:table-cell office:value-type="float" office:value="-10541" table:style-name="ce120">
            <text:p><text:s/>-10 541</text:p>
          </table:table-cell>
          <table:table-cell office:value-type="float" office:value="-16.963308657869327" table:style-name="ce121">
            <text:p>-17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2735" table:style-name="ce132">
            <text:p>42 735</text:p>
          </table:table-cell>
          <table:table-cell office:value-type="float" office:value="14.184385393086876" table:style-name="ce133">
            <text:p>14,2<text:s text:c="5"/></text:p>
          </table:table-cell>
          <table:table-cell office:value-type="float" office:value="44219" table:style-name="ce134">
            <text:p>44 219</text:p>
          </table:table-cell>
          <table:table-cell office:value-type="float" office:value="14.529951039989486" table:style-name="ce135">
            <text:p>14,5<text:s text:c="5"/></text:p>
          </table:table-cell>
          <table:table-cell office:value-type="float" office:value="48826" table:style-name="ce134">
            <text:p>48 826</text:p>
          </table:table-cell>
          <table:table-cell office:value-type="float" office:value="14.405712009677371" table:style-name="ce135">
            <text:p>14,4<text:s text:c="5"/></text:p>
          </table:table-cell>
          <table:table-cell office:value-type="float" office:value="-1484" table:style-name="ce120">
            <text:p><text:s/>-1 484</text:p>
          </table:table-cell>
          <table:table-cell office:value-type="float" office:value="-3.3560234288428052" table:style-name="ce121">
            <text:p>-3,4<text:s text:c="3"/></text:p>
          </table:table-cell>
          <table:table-cell office:value-type="float" office:value="-6091" table:style-name="ce120">
            <text:p><text:s/>-6 091</text:p>
          </table:table-cell>
          <table:table-cell office:value-type="float" office:value="-12.474910908122721" table:style-name="ce121">
            <text:p>-12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56447" table:style-name="ce132">
            <text:p>56 447</text:p>
          </table:table-cell>
          <table:table-cell office:value-type="float" office:value="18.735603189038841" table:style-name="ce133">
            <text:p>18,7<text:s text:c="5"/></text:p>
          </table:table-cell>
          <table:table-cell office:value-type="float" office:value="57927" table:style-name="ce134">
            <text:p>57 927</text:p>
          </table:table-cell>
          <table:table-cell office:value-type="float" office:value="19.034272007360432" table:style-name="ce135">
            <text:p>19,0<text:s text:c="5"/></text:p>
          </table:table-cell>
          <table:table-cell office:value-type="float" office:value="63866" table:style-name="ce134">
            <text:p>63 866</text:p>
          </table:table-cell>
          <table:table-cell office:value-type="float" office:value="18.84314101523891" table:style-name="ce135">
            <text:p>18,8<text:s text:c="5"/></text:p>
          </table:table-cell>
          <table:table-cell office:value-type="float" office:value="-1480" table:style-name="ce120">
            <text:p><text:s/>-1 480</text:p>
          </table:table-cell>
          <table:table-cell office:value-type="float" office:value="-2.5549398380720563" table:style-name="ce121">
            <text:p>-2,6<text:s text:c="3"/></text:p>
          </table:table-cell>
          <table:table-cell office:value-type="float" office:value="-7419" table:style-name="ce120">
            <text:p><text:s/>-7 419</text:p>
          </table:table-cell>
          <table:table-cell office:value-type="float" office:value="-11.616509566905709" table:style-name="ce121">
            <text:p>-11,6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82156" table:style-name="ce132">
            <text:p>82 156</text:p>
          </table:table-cell>
          <table:table-cell office:value-type="float" office:value="27.268804641498662" table:style-name="ce133">
            <text:p>27,3<text:s text:c="5"/></text:p>
          </table:table-cell>
          <table:table-cell office:value-type="float" office:value="81024" table:style-name="ce134">
            <text:p>81 024</text:p>
          </table:table-cell>
          <table:table-cell office:value-type="float" office:value="26.62373081851937" table:style-name="ce135">
            <text:p>26,6<text:s text:c="5"/></text:p>
          </table:table-cell>
          <table:table-cell office:value-type="float" office:value="87981" table:style-name="ce134">
            <text:p>87 981</text:p>
          </table:table-cell>
          <table:table-cell office:value-type="float" office:value="25.958074557068468" table:style-name="ce135">
            <text:p>26,0<text:s text:c="5"/></text:p>
          </table:table-cell>
          <table:table-cell office:value-type="float" office:value="1132" table:style-name="ce120">
            <text:p>+1 132</text:p>
          </table:table-cell>
          <table:table-cell office:value-type="float" office:value="1.3971169036334912" table:style-name="ce121">
            <text:p>+1,4<text:s text:c="3"/></text:p>
          </table:table-cell>
          <table:table-cell office:value-type="float" office:value="-5825" table:style-name="ce120">
            <text:p><text:s/>-5 825</text:p>
          </table:table-cell>
          <table:table-cell office:value-type="float" office:value="-6.6207476614268987" table:style-name="ce121">
            <text:p>-6,6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6837" table:style-name="ce132">
            <text:p>46 837</text:p>
          </table:table-cell>
          <table:table-cell office:value-type="float" office:value="15.545900518451154" table:style-name="ce133">
            <text:p>15,5<text:s text:c="5"/></text:p>
          </table:table-cell>
          <table:table-cell office:value-type="float" office:value="45992" table:style-name="ce134">
            <text:p>45 992</text:p>
          </table:table-cell>
          <table:table-cell office:value-type="float" office:value="15.112542306049354" table:style-name="ce135">
            <text:p>15,1<text:s text:c="5"/></text:p>
          </table:table-cell>
          <table:table-cell office:value-type="float" office:value="52433" table:style-name="ce134">
            <text:p>52 433</text:p>
          </table:table-cell>
          <table:table-cell office:value-type="float" office:value="15.469927862274476" table:style-name="ce135">
            <text:p>15,5<text:s text:c="5"/></text:p>
          </table:table-cell>
          <table:table-cell office:value-type="float" office:value="845" table:style-name="ce120">
            <text:p>+ 845</text:p>
          </table:table-cell>
          <table:table-cell office:value-type="float" office:value="1.8372760480083492" table:style-name="ce121">
            <text:p>+1,8<text:s text:c="3"/></text:p>
          </table:table-cell>
          <table:table-cell office:value-type="float" office:value="-5596" table:style-name="ce120">
            <text:p><text:s/>-5 596</text:p>
          </table:table-cell>
          <table:table-cell office:value-type="float" office:value="-10.672667976274482" table:style-name="ce121">
            <text:p>-10,7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28258" table:style-name="ce127">
            <text:p>128 25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29175" table:style-name="ce129">
            <text:p>129 17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46643" table:style-name="ce129">
            <text:p>146 64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917" table:style-name="ce113">
            <text:p><text:s/>- 917</text:p>
          </table:table-cell>
          <table:table-cell office:value-type="float" office:value="-0.70988968453648149" table:style-name="ce114">
            <text:p>-0,7<text:s text:c="3"/></text:p>
          </table:table-cell>
          <table:table-cell office:value-type="float" office:value="-18385" table:style-name="ce113">
            <text:p><text:s/>-18 385</text:p>
          </table:table-cell>
          <table:table-cell office:value-type="float" office:value="-12.537250329030366" table:style-name="ce114">
            <text:p>-1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4189" table:style-name="ce132">
            <text:p>14 189</text:p>
          </table:table-cell>
          <table:table-cell office:value-type="float" office:value="11.062857677493801" table:style-name="ce133">
            <text:p>11,1<text:s text:c="5"/></text:p>
          </table:table-cell>
          <table:table-cell office:value-type="float" office:value="13224" table:style-name="ce134">
            <text:p>13 224</text:p>
          </table:table-cell>
          <table:table-cell office:value-type="float" office:value="10.237275014515193" table:style-name="ce135">
            <text:p>10,2<text:s text:c="5"/></text:p>
          </table:table-cell>
          <table:table-cell office:value-type="float" office:value="15847" table:style-name="ce134">
            <text:p>15 847</text:p>
          </table:table-cell>
          <table:table-cell office:value-type="float" office:value="10.806516506072571" table:style-name="ce135">
            <text:p>10,8<text:s text:c="5"/></text:p>
          </table:table-cell>
          <table:table-cell office:value-type="float" office:value="965" table:style-name="ce120">
            <text:p>+ 965</text:p>
          </table:table-cell>
          <table:table-cell office:value-type="float" office:value="7.2973381730187539" table:style-name="ce121">
            <text:p>+7,3<text:s text:c="3"/></text:p>
          </table:table-cell>
          <table:table-cell office:value-type="float" office:value="-1658" table:style-name="ce120">
            <text:p><text:s/>-1 658</text:p>
          </table:table-cell>
          <table:table-cell office:value-type="float" office:value="-10.462548116362719" table:style-name="ce121">
            <text:p>-1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14069" table:style-name="ce132">
            <text:p>114 069</text:p>
          </table:table-cell>
          <table:table-cell office:value-type="float" office:value="88.937142322506205" table:style-name="ce133">
            <text:p>88,9<text:s text:c="5"/></text:p>
          </table:table-cell>
          <table:table-cell office:value-type="float" office:value="115951" table:style-name="ce134">
            <text:p>115 951</text:p>
          </table:table-cell>
          <table:table-cell office:value-type="float" office:value="89.762724985484809" table:style-name="ce135">
            <text:p>89,8<text:s text:c="5"/></text:p>
          </table:table-cell>
          <table:table-cell office:value-type="float" office:value="130796" table:style-name="ce134">
            <text:p>130 796</text:p>
          </table:table-cell>
          <table:table-cell office:value-type="float" office:value="89.193483493927431" table:style-name="ce135">
            <text:p>89,2<text:s text:c="5"/></text:p>
          </table:table-cell>
          <table:table-cell office:value-type="float" office:value="-1882" table:style-name="ce120">
            <text:p><text:s/>-1 882</text:p>
          </table:table-cell>
          <table:table-cell office:value-type="float" office:value="-1.6230994126829439" table:style-name="ce121">
            <text:p>-1,6<text:s text:c="3"/></text:p>
          </table:table-cell>
          <table:table-cell office:value-type="float" office:value="-16727" table:style-name="ce120">
            <text:p><text:s/>-16 727</text:p>
          </table:table-cell>
          <table:table-cell office:value-type="float" office:value="-12.788617388910975" table:style-name="ce121">
            <text:p>-12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71575" table:style-name="ce132">
            <text:p>71 575</text:p>
          </table:table-cell>
          <table:table-cell office:value-type="float" office:value="55.805485817648801" table:style-name="ce133">
            <text:p>55,8<text:s text:c="5"/></text:p>
          </table:table-cell>
          <table:table-cell office:value-type="float" office:value="71329" table:style-name="ce134">
            <text:p>71 329</text:p>
          </table:table-cell>
          <table:table-cell office:value-type="float" office:value="55.218889103928781" table:style-name="ce135">
            <text:p>55,2<text:s text:c="5"/></text:p>
          </table:table-cell>
          <table:table-cell office:value-type="float" office:value="75911" table:style-name="ce134">
            <text:p>75 911</text:p>
          </table:table-cell>
          <table:table-cell office:value-type="float" office:value="51.765853126299923" table:style-name="ce135">
            <text:p>51,8<text:s text:c="5"/></text:p>
          </table:table-cell>
          <table:table-cell office:value-type="float" office:value="246" table:style-name="ce120">
            <text:p>+ 246</text:p>
          </table:table-cell>
          <table:table-cell office:value-type="float" office:value="0.34488076378471594" table:style-name="ce121">
            <text:p>+0,3<text:s text:c="3"/></text:p>
          </table:table-cell>
          <table:table-cell office:value-type="float" office:value="-4336" table:style-name="ce120">
            <text:p><text:s/>-4 336</text:p>
          </table:table-cell>
          <table:table-cell office:value-type="float" office:value="-5.7119521544967133" table:style-name="ce121">
            <text:p>-5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6683" table:style-name="ce132">
            <text:p>56 683</text:p>
          </table:table-cell>
          <table:table-cell office:value-type="float" office:value="44.194514182351199" table:style-name="ce133">
            <text:p>44,2<text:s text:c="5"/></text:p>
          </table:table-cell>
          <table:table-cell office:value-type="float" office:value="57846" table:style-name="ce134">
            <text:p>57 846</text:p>
          </table:table-cell>
          <table:table-cell office:value-type="float" office:value="44.781110896071219" table:style-name="ce135">
            <text:p>44,8<text:s text:c="5"/></text:p>
          </table:table-cell>
          <table:table-cell office:value-type="float" office:value="70732" table:style-name="ce134">
            <text:p>70 732</text:p>
          </table:table-cell>
          <table:table-cell office:value-type="float" office:value="48.234146873700077" table:style-name="ce135">
            <text:p>48,2<text:s text:c="5"/></text:p>
          </table:table-cell>
          <table:table-cell office:value-type="float" office:value="-1163" table:style-name="ce120">
            <text:p><text:s/>-1 163</text:p>
          </table:table-cell>
          <table:table-cell office:value-type="float" office:value="-2.010510666251772" table:style-name="ce121">
            <text:p>-2,0<text:s text:c="3"/></text:p>
          </table:table-cell>
          <table:table-cell office:value-type="float" office:value="-14049" table:style-name="ce120">
            <text:p><text:s/>-14 049</text:p>
          </table:table-cell>
          <table:table-cell office:value-type="float" office:value="-19.862297121529153" table:style-name="ce121">
            <text:p>-19,9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259" table:style-name="ce132">
            <text:p>12 259</text:p>
          </table:table-cell>
          <table:table-cell office:value-type="float" office:value="9.5580782485303057" table:style-name="ce133">
            <text:p>9,6<text:s text:c="5"/></text:p>
          </table:table-cell>
          <table:table-cell office:value-type="float" office:value="11629" table:style-name="ce134">
            <text:p>11 629</text:p>
          </table:table-cell>
          <table:table-cell office:value-type="float" office:value="9.002515966711826" table:style-name="ce135">
            <text:p>9,0<text:s text:c="5"/></text:p>
          </table:table-cell>
          <table:table-cell office:value-type="float" office:value="14683" table:style-name="ce134">
            <text:p>14 683</text:p>
          </table:table-cell>
          <table:table-cell office:value-type="float" office:value="10.012752057718405" table:style-name="ce135">
            <text:p>10,0<text:s text:c="5"/></text:p>
          </table:table-cell>
          <table:table-cell office:value-type="float" office:value="630" table:style-name="ce120">
            <text:p>+ 630</text:p>
          </table:table-cell>
          <table:table-cell office:value-type="float" office:value="5.4174907558689487" table:style-name="ce121">
            <text:p>+5,4<text:s text:c="3"/></text:p>
          </table:table-cell>
          <table:table-cell office:value-type="float" office:value="-2424" table:style-name="ce120">
            <text:p><text:s/>-2 424</text:p>
          </table:table-cell>
          <table:table-cell office:value-type="float" office:value="-16.508887829462644" table:style-name="ce121">
            <text:p>-16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15999" table:style-name="ce132">
            <text:p>115 999</text:p>
          </table:table-cell>
          <table:table-cell office:value-type="float" office:value="90.441921751469692" table:style-name="ce133">
            <text:p>90,4<text:s text:c="5"/></text:p>
          </table:table-cell>
          <table:table-cell office:value-type="float" office:value="117546" table:style-name="ce134">
            <text:p>117 546</text:p>
          </table:table-cell>
          <table:table-cell office:value-type="float" office:value="90.997484033288174" table:style-name="ce135">
            <text:p>91,0<text:s text:c="5"/></text:p>
          </table:table-cell>
          <table:table-cell office:value-type="float" office:value="131960" table:style-name="ce134">
            <text:p>131 960</text:p>
          </table:table-cell>
          <table:table-cell office:value-type="float" office:value="89.987247942281599" table:style-name="ce135">
            <text:p>90,0<text:s text:c="5"/></text:p>
          </table:table-cell>
          <table:table-cell office:value-type="float" office:value="-1547" table:style-name="ce120">
            <text:p><text:s/>-1 547</text:p>
          </table:table-cell>
          <table:table-cell office:value-type="float" office:value="-1.3160805131608051" table:style-name="ce121">
            <text:p>-1,3<text:s text:c="3"/></text:p>
          </table:table-cell>
          <table:table-cell office:value-type="float" office:value="-15961" table:style-name="ce120">
            <text:p><text:s/>-15 961</text:p>
          </table:table-cell>
          <table:table-cell office:value-type="float" office:value="-12.095331918763263" table:style-name="ce121">
            <text:p>-12,1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9865" table:style-name="ce132">
            <text:p>9 865</text:p>
          </table:table-cell>
          <table:table-cell office:value-type="float" office:value="7.6915280138470887" table:style-name="ce133">
            <text:p>7,7<text:s text:c="5"/></text:p>
          </table:table-cell>
          <table:table-cell office:value-type="float" office:value="10026" table:style-name="ce134">
            <text:p>10 026</text:p>
          </table:table-cell>
          <table:table-cell office:value-type="float" office:value="7.7615637700793494" table:style-name="ce135">
            <text:p>7,8<text:s text:c="5"/></text:p>
          </table:table-cell>
          <table:table-cell office:value-type="float" office:value="11023" table:style-name="ce134">
            <text:p>11 023</text:p>
          </table:table-cell>
          <table:table-cell office:value-type="float" office:value="7.516894771656335" table:style-name="ce135">
            <text:p>7,5<text:s text:c="5"/></text:p>
          </table:table-cell>
          <table:table-cell office:value-type="float" office:value="-161" table:style-name="ce120">
            <text:p><text:s/>- 161</text:p>
          </table:table-cell>
          <table:table-cell office:value-type="float" office:value="-1.6058248553760222" table:style-name="ce121">
            <text:p>-1,6<text:s text:c="3"/></text:p>
          </table:table-cell>
          <table:table-cell office:value-type="float" office:value="-1158" table:style-name="ce120">
            <text:p><text:s/>-1 158</text:p>
          </table:table-cell>
          <table:table-cell office:value-type="float" office:value="-10.505307085185521" table:style-name="ce121">
            <text:p>-1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625" table:style-name="ce132">
            <text:p>24 625</text:p>
          </table:table-cell>
          <table:table-cell office:value-type="float" office:value="19.199582092345118" table:style-name="ce133">
            <text:p>19,2<text:s text:c="5"/></text:p>
          </table:table-cell>
          <table:table-cell office:value-type="float" office:value="25386" table:style-name="ce134">
            <text:p>25 386</text:p>
          </table:table-cell>
          <table:table-cell office:value-type="float" office:value="19.652409521966323" table:style-name="ce135">
            <text:p>19,7<text:s text:c="5"/></text:p>
          </table:table-cell>
          <table:table-cell office:value-type="float" office:value="30630" table:style-name="ce134">
            <text:p>30 630</text:p>
          </table:table-cell>
          <table:table-cell office:value-type="float" office:value="20.887461385814529" table:style-name="ce135">
            <text:p>20,9<text:s text:c="5"/></text:p>
          </table:table-cell>
          <table:table-cell office:value-type="float" office:value="-761" table:style-name="ce120">
            <text:p><text:s/>- 761</text:p>
          </table:table-cell>
          <table:table-cell office:value-type="float" office:value="-2.9977152761364532" table:style-name="ce121">
            <text:p>-3,0<text:s text:c="3"/></text:p>
          </table:table-cell>
          <table:table-cell office:value-type="float" office:value="-6005" table:style-name="ce120">
            <text:p><text:s/>-6 005</text:p>
          </table:table-cell>
          <table:table-cell office:value-type="float" office:value="-19.604962455109369" table:style-name="ce121">
            <text:p>-19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0770" table:style-name="ce132">
            <text:p>20 770</text:p>
          </table:table-cell>
          <table:table-cell office:value-type="float" office:value="16.193921626721139" table:style-name="ce133">
            <text:p>16,2<text:s text:c="5"/></text:p>
          </table:table-cell>
          <table:table-cell office:value-type="float" office:value="21295" table:style-name="ce134">
            <text:p>21 295</text:p>
          </table:table-cell>
          <table:table-cell office:value-type="float" office:value="16.485388039481325" table:style-name="ce135">
            <text:p>16,5<text:s text:c="5"/></text:p>
          </table:table-cell>
          <table:table-cell office:value-type="float" office:value="24277" table:style-name="ce134">
            <text:p>24 277</text:p>
          </table:table-cell>
          <table:table-cell office:value-type="float" office:value="16.555171402658157" table:style-name="ce135">
            <text:p>16,6<text:s text:c="5"/></text:p>
          </table:table-cell>
          <table:table-cell office:value-type="float" office:value="-525" table:style-name="ce120">
            <text:p><text:s/>- 525</text:p>
          </table:table-cell>
          <table:table-cell office:value-type="float" office:value="-2.4653674571495658" table:style-name="ce121">
            <text:p>-2,5<text:s text:c="3"/></text:p>
          </table:table-cell>
          <table:table-cell office:value-type="float" office:value="-3507" table:style-name="ce120">
            <text:p><text:s/>-3 507</text:p>
          </table:table-cell>
          <table:table-cell office:value-type="float" office:value="-14.445771718087078" table:style-name="ce121">
            <text:p>-14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4325" table:style-name="ce132">
            <text:p>24 325</text:p>
          </table:table-cell>
          <table:table-cell office:value-type="float" office:value="18.96567855416426" table:style-name="ce133">
            <text:p>19,0<text:s text:c="5"/></text:p>
          </table:table-cell>
          <table:table-cell office:value-type="float" office:value="24599" table:style-name="ce134">
            <text:p>24 599</text:p>
          </table:table-cell>
          <table:table-cell office:value-type="float" office:value="19.043158505902845" table:style-name="ce135">
            <text:p>19,0<text:s text:c="5"/></text:p>
          </table:table-cell>
          <table:table-cell office:value-type="float" office:value="27943" table:style-name="ce134">
            <text:p>27 943</text:p>
          </table:table-cell>
          <table:table-cell office:value-type="float" office:value="19.05512025804164" table:style-name="ce135">
            <text:p>19,1<text:s text:c="5"/></text:p>
          </table:table-cell>
          <table:table-cell office:value-type="float" office:value="-274" table:style-name="ce120">
            <text:p><text:s/>- 274</text:p>
          </table:table-cell>
          <table:table-cell office:value-type="float" office:value="-1.113866417334038" table:style-name="ce121">
            <text:p>-1,1<text:s text:c="3"/></text:p>
          </table:table-cell>
          <table:table-cell office:value-type="float" office:value="-3618" table:style-name="ce120">
            <text:p><text:s/>-3 618</text:p>
          </table:table-cell>
          <table:table-cell office:value-type="float" office:value="-12.947786565508357" table:style-name="ce121">
            <text:p>-1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33068" table:style-name="ce132">
            <text:p>33 068</text:p>
          </table:table-cell>
          <table:table-cell office:value-type="float" office:value="25.782407335214959" table:style-name="ce133">
            <text:p>25,8<text:s text:c="5"/></text:p>
          </table:table-cell>
          <table:table-cell office:value-type="float" office:value="32460" table:style-name="ce134">
            <text:p>32 460</text:p>
          </table:table-cell>
          <table:table-cell office:value-type="float" office:value="25.128701374104896" table:style-name="ce135">
            <text:p>25,1<text:s text:c="5"/></text:p>
          </table:table-cell>
          <table:table-cell office:value-type="float" office:value="35579" table:style-name="ce134">
            <text:p>35 579</text:p>
          </table:table-cell>
          <table:table-cell office:value-type="float" office:value="24.262324147760207" table:style-name="ce135">
            <text:p>24,3<text:s text:c="5"/></text:p>
          </table:table-cell>
          <table:table-cell office:value-type="float" office:value="608" table:style-name="ce120">
            <text:p>+ 608</text:p>
          </table:table-cell>
          <table:table-cell office:value-type="float" office:value="1.8730745532963649" table:style-name="ce121">
            <text:p>+1,9<text:s text:c="3"/></text:p>
          </table:table-cell>
          <table:table-cell office:value-type="float" office:value="-2511" table:style-name="ce120">
            <text:p><text:s/>-2 511</text:p>
          </table:table-cell>
          <table:table-cell office:value-type="float" office:value="-7.0575339385592626" table:style-name="ce121">
            <text:p>-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5605" table:style-name="ce132">
            <text:p>15 605</text:p>
          </table:table-cell>
          <table:table-cell office:value-type="float" office:value="12.166882377707433" table:style-name="ce133">
            <text:p>12,2<text:s text:c="5"/></text:p>
          </table:table-cell>
          <table:table-cell office:value-type="float" office:value="15409" table:style-name="ce134">
            <text:p>15 409</text:p>
          </table:table-cell>
          <table:table-cell office:value-type="float" office:value="11.928778788465261" table:style-name="ce135">
            <text:p>11,9<text:s text:c="5"/></text:p>
          </table:table-cell>
          <table:table-cell office:value-type="float" office:value="17191" table:style-name="ce134">
            <text:p>17 191</text:p>
          </table:table-cell>
          <table:table-cell office:value-type="float" office:value="11.723028034069134" table:style-name="ce135">
            <text:p>11,7<text:s text:c="5"/></text:p>
          </table:table-cell>
          <table:table-cell office:value-type="float" office:value="196" table:style-name="ce120">
            <text:p>+ 196</text:p>
          </table:table-cell>
          <table:table-cell office:value-type="float" office:value="1.271983905509767" table:style-name="ce121">
            <text:p>+1,3<text:s text:c="3"/></text:p>
          </table:table-cell>
          <table:table-cell office:value-type="float" office:value="-1586" table:style-name="ce120">
            <text:p><text:s/>-1 586</text:p>
          </table:table-cell>
          <table:table-cell office:value-type="float" office:value="-9.2257576638938978" table:style-name="ce121">
            <text:p>-9,2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173024" table:style-name="ce127">
            <text:p>173 02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5155" table:style-name="ce129">
            <text:p>175 15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92292" table:style-name="ce129">
            <text:p>192 29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131" table:style-name="ce113">
            <text:p><text:s/>-2 131</text:p>
          </table:table-cell>
          <table:table-cell office:value-type="float" office:value="-1.2166366932145813" table:style-name="ce114">
            <text:p>-1,2<text:s text:c="3"/></text:p>
          </table:table-cell>
          <table:table-cell office:value-type="float" office:value="-19268" table:style-name="ce113">
            <text:p><text:s/>-19 268</text:p>
          </table:table-cell>
          <table:table-cell office:value-type="float" office:value="-10.020177646495954" table:style-name="ce114">
            <text:p>-1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8144" table:style-name="ce132">
            <text:p>18 144</text:p>
          </table:table-cell>
          <table:table-cell office:value-type="float" office:value="10.486406510079526" table:style-name="ce133">
            <text:p>10,5<text:s text:c="5"/></text:p>
          </table:table-cell>
          <table:table-cell office:value-type="float" office:value="16596" table:style-name="ce134">
            <text:p>16 596</text:p>
          </table:table-cell>
          <table:table-cell office:value-type="float" office:value="9.4750363963346746" table:style-name="ce135">
            <text:p>9,5<text:s text:c="5"/></text:p>
          </table:table-cell>
          <table:table-cell office:value-type="float" office:value="20412" table:style-name="ce134">
            <text:p>20 412</text:p>
          </table:table-cell>
          <table:table-cell office:value-type="float" office:value="10.615106192665321" table:style-name="ce135">
            <text:p>10,6<text:s text:c="5"/></text:p>
          </table:table-cell>
          <table:table-cell office:value-type="float" office:value="1548" table:style-name="ce120">
            <text:p>+1 548</text:p>
          </table:table-cell>
          <table:table-cell office:value-type="float" office:value="9.3275488069414312" table:style-name="ce121">
            <text:p>+9,3<text:s text:c="3"/></text:p>
          </table:table-cell>
          <table:table-cell office:value-type="float" office:value="-2268" table:style-name="ce120">
            <text:p><text:s/>-2 268</text:p>
          </table:table-cell>
          <table:table-cell office:value-type="float" office:value="-11.111111111111111" table:style-name="ce121">
            <text:p>-1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4880" table:style-name="ce132">
            <text:p>154 880</text:p>
          </table:table-cell>
          <table:table-cell office:value-type="float" office:value="89.513593489920467" table:style-name="ce133">
            <text:p>89,5<text:s text:c="5"/></text:p>
          </table:table-cell>
          <table:table-cell office:value-type="float" office:value="158559" table:style-name="ce134">
            <text:p>158 559</text:p>
          </table:table-cell>
          <table:table-cell office:value-type="float" office:value="90.524963603665327" table:style-name="ce135">
            <text:p>90,5<text:s text:c="5"/></text:p>
          </table:table-cell>
          <table:table-cell office:value-type="float" office:value="171880" table:style-name="ce134">
            <text:p>171 880</text:p>
          </table:table-cell>
          <table:table-cell office:value-type="float" office:value="89.384893807334677" table:style-name="ce135">
            <text:p>89,4<text:s text:c="5"/></text:p>
          </table:table-cell>
          <table:table-cell office:value-type="float" office:value="-3679" table:style-name="ce120">
            <text:p><text:s/>-3 679</text:p>
          </table:table-cell>
          <table:table-cell office:value-type="float" office:value="-2.3202719492428683" table:style-name="ce121">
            <text:p>-2,3<text:s text:c="3"/></text:p>
          </table:table-cell>
          <table:table-cell office:value-type="float" office:value="-17000" table:style-name="ce120">
            <text:p><text:s/>-17 000</text:p>
          </table:table-cell>
          <table:table-cell office:value-type="float" office:value="-9.8906213637421452" table:style-name="ce121">
            <text:p>-9,9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8800" table:style-name="ce132">
            <text:p>98 800</text:p>
          </table:table-cell>
          <table:table-cell office:value-type="float" office:value="57.101904938043276" table:style-name="ce133">
            <text:p>57,1<text:s text:c="5"/></text:p>
          </table:table-cell>
          <table:table-cell office:value-type="float" office:value="100309" table:style-name="ce134">
            <text:p>100 309</text:p>
          </table:table-cell>
          <table:table-cell office:value-type="float" office:value="57.268704861408473" table:style-name="ce135">
            <text:p>57,3<text:s text:c="5"/></text:p>
          </table:table-cell>
          <table:table-cell office:value-type="float" office:value="104171" table:style-name="ce134">
            <text:p>104 171</text:p>
          </table:table-cell>
          <table:table-cell office:value-type="float" office:value="54.173340544588434" table:style-name="ce135">
            <text:p>54,2<text:s text:c="5"/></text:p>
          </table:table-cell>
          <table:table-cell office:value-type="float" office:value="-1509" table:style-name="ce120">
            <text:p><text:s/>-1 509</text:p>
          </table:table-cell>
          <table:table-cell office:value-type="float" office:value="-1.5043515536990699" table:style-name="ce121">
            <text:p>-1,5<text:s text:c="3"/></text:p>
          </table:table-cell>
          <table:table-cell office:value-type="float" office:value="-5371" table:style-name="ce120">
            <text:p><text:s/>-5 371</text:p>
          </table:table-cell>
          <table:table-cell office:value-type="float" office:value="-5.1559455126666727" table:style-name="ce121">
            <text:p>-5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4224" table:style-name="ce132">
            <text:p>74 224</text:p>
          </table:table-cell>
          <table:table-cell office:value-type="float" office:value="42.898095061956724" table:style-name="ce133">
            <text:p>42,9<text:s text:c="5"/></text:p>
          </table:table-cell>
          <table:table-cell office:value-type="float" office:value="74846" table:style-name="ce134">
            <text:p>74 846</text:p>
          </table:table-cell>
          <table:table-cell office:value-type="float" office:value="42.731295138591534" table:style-name="ce135">
            <text:p>42,7<text:s text:c="5"/></text:p>
          </table:table-cell>
          <table:table-cell office:value-type="float" office:value="88121" table:style-name="ce134">
            <text:p>88 121</text:p>
          </table:table-cell>
          <table:table-cell office:value-type="float" office:value="45.826659455411558" table:style-name="ce135">
            <text:p>45,8<text:s text:c="5"/></text:p>
          </table:table-cell>
          <table:table-cell office:value-type="float" office:value="-622" table:style-name="ce120">
            <text:p><text:s/>- 622</text:p>
          </table:table-cell>
          <table:table-cell office:value-type="float" office:value="-0.83103973492237393" table:style-name="ce121">
            <text:p>-0,8<text:s text:c="3"/></text:p>
          </table:table-cell>
          <table:table-cell office:value-type="float" office:value="-13897" table:style-name="ce120">
            <text:p><text:s/>-13 897</text:p>
          </table:table-cell>
          <table:table-cell office:value-type="float" office:value="-15.770361207884614" table:style-name="ce121">
            <text:p>-15,8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9287" table:style-name="ce132">
            <text:p>19 287</text:p>
          </table:table-cell>
          <table:table-cell office:value-type="float" office:value="11.147008507490289" table:style-name="ce133">
            <text:p>11,1<text:s text:c="5"/></text:p>
          </table:table-cell>
          <table:table-cell office:value-type="float" office:value="18218" table:style-name="ce134">
            <text:p>18 218</text:p>
          </table:table-cell>
          <table:table-cell office:value-type="float" office:value="10.401073335046101" table:style-name="ce135">
            <text:p>10,4<text:s text:c="5"/></text:p>
          </table:table-cell>
          <table:table-cell office:value-type="float" office:value="22545" table:style-name="ce134">
            <text:p>22 545</text:p>
          </table:table-cell>
          <table:table-cell office:value-type="float" office:value="11.724356707507333" table:style-name="ce135">
            <text:p>11,7<text:s text:c="5"/></text:p>
          </table:table-cell>
          <table:table-cell office:value-type="float" office:value="1069" table:style-name="ce120">
            <text:p>+1 069</text:p>
          </table:table-cell>
          <table:table-cell office:value-type="float" office:value="5.8678230321659894" table:style-name="ce121">
            <text:p>+5,9<text:s text:c="3"/></text:p>
          </table:table-cell>
          <table:table-cell office:value-type="float" office:value="-3258" table:style-name="ce120">
            <text:p><text:s/>-3 258</text:p>
          </table:table-cell>
          <table:table-cell office:value-type="float" office:value="-14.451097804391216" table:style-name="ce121">
            <text:p>-14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53737" table:style-name="ce132">
            <text:p>153 737</text:p>
          </table:table-cell>
          <table:table-cell office:value-type="float" office:value="88.852991492509716" table:style-name="ce133">
            <text:p>88,9<text:s text:c="5"/></text:p>
          </table:table-cell>
          <table:table-cell office:value-type="float" office:value="156937" table:style-name="ce134">
            <text:p>156 937</text:p>
          </table:table-cell>
          <table:table-cell office:value-type="float" office:value="89.598926664953893" table:style-name="ce135">
            <text:p>89,6<text:s text:c="5"/></text:p>
          </table:table-cell>
          <table:table-cell office:value-type="float" office:value="169747" table:style-name="ce134">
            <text:p>169 747</text:p>
          </table:table-cell>
          <table:table-cell office:value-type="float" office:value="88.275643292492674" table:style-name="ce135">
            <text:p>88,3<text:s text:c="5"/></text:p>
          </table:table-cell>
          <table:table-cell office:value-type="float" office:value="-3200" table:style-name="ce120">
            <text:p><text:s/>-3 200</text:p>
          </table:table-cell>
          <table:table-cell office:value-type="float" office:value="-2.0390347719148449" table:style-name="ce121">
            <text:p>-2,0<text:s text:c="3"/></text:p>
          </table:table-cell>
          <table:table-cell office:value-type="float" office:value="-16010" table:style-name="ce120">
            <text:p><text:s/>-16 010</text:p>
          </table:table-cell>
          <table:table-cell office:value-type="float" office:value="-9.4316836232746386" table:style-name="ce121">
            <text:p>-9,4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643" table:style-name="ce132">
            <text:p>11 643</text:p>
          </table:table-cell>
          <table:table-cell office:value-type="float" office:value="6.7291242833364153" table:style-name="ce133">
            <text:p>6,7<text:s text:c="5"/></text:p>
          </table:table-cell>
          <table:table-cell office:value-type="float" office:value="11823" table:style-name="ce134">
            <text:p>11 823</text:p>
          </table:table-cell>
          <table:table-cell office:value-type="float" office:value="6.7500214096086326" table:style-name="ce135">
            <text:p>6,8<text:s text:c="5"/></text:p>
          </table:table-cell>
          <table:table-cell office:value-type="float" office:value="12666" table:style-name="ce134">
            <text:p>12 666</text:p>
          </table:table-cell>
          <table:table-cell office:value-type="float" office:value="6.5868574875709847" table:style-name="ce135">
            <text:p>6,6<text:s text:c="5"/></text:p>
          </table:table-cell>
          <table:table-cell office:value-type="float" office:value="-180" table:style-name="ce120">
            <text:p><text:s/>- 180</text:p>
          </table:table-cell>
          <table:table-cell office:value-type="float" office:value="-1.5224562293834054" table:style-name="ce121">
            <text:p>-1,5<text:s text:c="3"/></text:p>
          </table:table-cell>
          <table:table-cell office:value-type="float" office:value="-1023" table:style-name="ce120">
            <text:p><text:s/>-1 023</text:p>
          </table:table-cell>
          <table:table-cell office:value-type="float" office:value="-8.0767408810990045" table:style-name="ce121">
            <text:p>-8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974" table:style-name="ce132">
            <text:p>26 974</text:p>
          </table:table-cell>
          <table:table-cell office:value-type="float" office:value="15.589744775291289" table:style-name="ce133">
            <text:p>15,6<text:s text:c="5"/></text:p>
          </table:table-cell>
          <table:table-cell office:value-type="float" office:value="27933" table:style-name="ce134">
            <text:p>27 933</text:p>
          </table:table-cell>
          <table:table-cell office:value-type="float" office:value="15.947589278067998" table:style-name="ce135">
            <text:p>15,9<text:s text:c="5"/></text:p>
          </table:table-cell>
          <table:table-cell office:value-type="float" office:value="31510" table:style-name="ce134">
            <text:p>31 510</text:p>
          </table:table-cell>
          <table:table-cell office:value-type="float" office:value="16.38653714143074" table:style-name="ce135">
            <text:p>16,4<text:s text:c="5"/></text:p>
          </table:table-cell>
          <table:table-cell office:value-type="float" office:value="-959" table:style-name="ce120">
            <text:p><text:s/>- 959</text:p>
          </table:table-cell>
          <table:table-cell office:value-type="float" office:value="-3.4332151934987296" table:style-name="ce121">
            <text:p>-3,4<text:s text:c="3"/></text:p>
          </table:table-cell>
          <table:table-cell office:value-type="float" office:value="-4536" table:style-name="ce120">
            <text:p><text:s/>-4 536</text:p>
          </table:table-cell>
          <table:table-cell office:value-type="float" office:value="-14.395430022215169" table:style-name="ce121">
            <text:p>-14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1965" table:style-name="ce132">
            <text:p>21 965</text:p>
          </table:table-cell>
          <table:table-cell office:value-type="float" office:value="12.694770667653044" table:style-name="ce133">
            <text:p>12,7<text:s text:c="5"/></text:p>
          </table:table-cell>
          <table:table-cell office:value-type="float" office:value="22924" table:style-name="ce134">
            <text:p>22 924</text:p>
          </table:table-cell>
          <table:table-cell office:value-type="float" office:value="13.087836487682338" table:style-name="ce135">
            <text:p>13,1<text:s text:c="5"/></text:p>
          </table:table-cell>
          <table:table-cell office:value-type="float" office:value="24549" table:style-name="ce134">
            <text:p>24 549</text:p>
          </table:table-cell>
          <table:table-cell office:value-type="float" office:value="12.76652174817465" table:style-name="ce135">
            <text:p>12,8<text:s text:c="5"/></text:p>
          </table:table-cell>
          <table:table-cell office:value-type="float" office:value="-959" table:style-name="ce120">
            <text:p><text:s/>- 959</text:p>
          </table:table-cell>
          <table:table-cell office:value-type="float" office:value="-4.1833885883789916" table:style-name="ce121">
            <text:p>-4,2<text:s text:c="3"/></text:p>
          </table:table-cell>
          <table:table-cell office:value-type="float" office:value="-2584" table:style-name="ce120">
            <text:p><text:s/>-2 584</text:p>
          </table:table-cell>
          <table:table-cell office:value-type="float" office:value="-10.52588700150719" table:style-name="ce121">
            <text:p>-1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2122" table:style-name="ce132">
            <text:p>32 122</text:p>
          </table:table-cell>
          <table:table-cell office:value-type="float" office:value="18.565054558905121" table:style-name="ce133">
            <text:p>18,6<text:s text:c="5"/></text:p>
          </table:table-cell>
          <table:table-cell office:value-type="float" office:value="33328" table:style-name="ce134">
            <text:p>33 328</text:p>
          </table:table-cell>
          <table:table-cell office:value-type="float" office:value="19.027718306642686" table:style-name="ce135">
            <text:p>19,0<text:s text:c="5"/></text:p>
          </table:table-cell>
          <table:table-cell office:value-type="float" office:value="35923" table:style-name="ce134">
            <text:p>35 923</text:p>
          </table:table-cell>
          <table:table-cell office:value-type="float" office:value="18.681484409127787" table:style-name="ce135">
            <text:p>18,7<text:s text:c="5"/></text:p>
          </table:table-cell>
          <table:table-cell office:value-type="float" office:value="-1206" table:style-name="ce120">
            <text:p><text:s/>-1 206</text:p>
          </table:table-cell>
          <table:table-cell office:value-type="float" office:value="-3.6185789726356212" table:style-name="ce121">
            <text:p>-3,6<text:s text:c="3"/></text:p>
          </table:table-cell>
          <table:table-cell office:value-type="float" office:value="-3801" table:style-name="ce120">
            <text:p><text:s/>-3 801</text:p>
          </table:table-cell>
          <table:table-cell office:value-type="float" office:value="-10.58096484146647" table:style-name="ce121">
            <text:p>-1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49088" table:style-name="ce132">
            <text:p>49 088</text:p>
          </table:table-cell>
          <table:table-cell office:value-type="float" office:value="28.370630663954131" table:style-name="ce133">
            <text:p>28,4<text:s text:c="5"/></text:p>
          </table:table-cell>
          <table:table-cell office:value-type="float" office:value="48564" table:style-name="ce134">
            <text:p>48 564</text:p>
          </table:table-cell>
          <table:table-cell office:value-type="float" office:value="27.726299563243984" table:style-name="ce135">
            <text:p>27,7<text:s text:c="5"/></text:p>
          </table:table-cell>
          <table:table-cell office:value-type="float" office:value="52402" table:style-name="ce134">
            <text:p>52 402</text:p>
          </table:table-cell>
          <table:table-cell office:value-type="float" office:value="27.251263703118173" table:style-name="ce135">
            <text:p>27,3<text:s text:c="5"/></text:p>
          </table:table-cell>
          <table:table-cell office:value-type="float" office:value="524" table:style-name="ce120">
            <text:p>+ 524</text:p>
          </table:table-cell>
          <table:table-cell office:value-type="float" office:value="1.078988551190182" table:style-name="ce121">
            <text:p>+1,1<text:s text:c="3"/></text:p>
          </table:table-cell>
          <table:table-cell office:value-type="float" office:value="-3314" table:style-name="ce120">
            <text:p><text:s/>-3 314</text:p>
          </table:table-cell>
          <table:table-cell office:value-type="float" office:value="-6.3241860997671848" table:style-name="ce121">
            <text:p>-6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31232" table:style-name="ce132">
            <text:p>31 232</text:p>
          </table:table-cell>
          <table:table-cell office:value-type="float" office:value="18.050675050859997" table:style-name="ce133">
            <text:p>18,1<text:s text:c="5"/></text:p>
          </table:table-cell>
          <table:table-cell office:value-type="float" office:value="30583" table:style-name="ce134">
            <text:p>30 583</text:p>
          </table:table-cell>
          <table:table-cell office:value-type="float" office:value="17.460534954754362" table:style-name="ce135">
            <text:p>17,5<text:s text:c="5"/></text:p>
          </table:table-cell>
          <table:table-cell office:value-type="float" office:value="35242" table:style-name="ce134">
            <text:p>35 242</text:p>
          </table:table-cell>
          <table:table-cell office:value-type="float" office:value="18.327335510577665" table:style-name="ce135">
            <text:p>18,3<text:s text:c="5"/></text:p>
          </table:table-cell>
          <table:table-cell office:value-type="float" office:value="649" table:style-name="ce120">
            <text:p>+ 649</text:p>
          </table:table-cell>
          <table:table-cell office:value-type="float" office:value="2.122093973776281" table:style-name="ce121">
            <text:p>+2,1<text:s text:c="3"/></text:p>
          </table:table-cell>
          <table:table-cell office:value-type="float" office:value="-4010" table:style-name="ce120">
            <text:p><text:s/>-4 010</text:p>
          </table:table-cell>
          <table:table-cell office:value-type="float" office:value="-11.378468872368197" table:style-name="ce121">
            <text:p>-11,4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226in" svg:y="0.23793in" svg:width="1.89885in" svg:height="0.51757in">
                <draw:text-box>
                  <text:p text:style-name="a25" text:class-names="" text:cond-style-name=""><text:span text:style-name="a23" text:class-names="">SETEMBRO 2019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063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Quadro 2 - PEDIDOS DE EMPREGO <text:s text:c="2"/>E <text:s text:c="3"/>DESEMPREGO REGISTADO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421223" table:style-name="ce109">
            <text:p>421 22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22465" table:style-name="ce111">
            <text:p>422 46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63232" table:style-name="ce111">
            <text:p>463 23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242" table:style-name="ce113">
            <text:p><text:s/>-1 242</text:p>
          </table:table-cell>
          <table:table-cell office:value-type="float" office:value="-0.29398885114743234" table:style-name="ce114">
            <text:p>-0,3<text:s text:c="3"/></text:p>
          </table:table-cell>
          <table:table-cell office:value-type="float" office:value="-42009" table:style-name="ce113">
            <text:p><text:s/>-42 009</text:p>
          </table:table-cell>
          <table:table-cell office:value-type="float" office:value="-9.0686740121580556" table:style-name="ce114">
            <text:p>-9,1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279388" table:style-name="ce116">
            <text:p>279 388</text:p>
          </table:table-cell>
          <table:table-cell office:value-type="float" office:value="66.327812109025388" table:style-name="ce117">
            <text:p>66,3<text:s text:c="5"/></text:p>
          </table:table-cell>
          <table:table-cell office:value-type="float" office:value="282365" table:style-name="ce118">
            <text:p>282 365</text:p>
          </table:table-cell>
          <table:table-cell office:value-type="float" office:value="66.837489496171273" table:style-name="ce119">
            <text:p>66,8<text:s text:c="5"/></text:p>
          </table:table-cell>
          <table:table-cell office:value-type="float" office:value="315406" table:style-name="ce118">
            <text:p>315 406</text:p>
          </table:table-cell>
          <table:table-cell office:value-type="float" office:value="68.088128626692452" table:style-name="ce119">
            <text:p>68,1<text:s text:c="5"/></text:p>
          </table:table-cell>
          <table:table-cell office:value-type="float" office:value="-2977" table:style-name="ce120">
            <text:p><text:s/>-2 977</text:p>
          </table:table-cell>
          <table:table-cell office:value-type="float" office:value="-1.054309138880527" table:style-name="ce121">
            <text:p>-1,1<text:s text:c="3"/></text:p>
          </table:table-cell>
          <table:table-cell office:value-type="float" office:value="-36018" table:style-name="ce120">
            <text:p><text:s/>-36 018</text:p>
          </table:table-cell>
          <table:table-cell office:value-type="float" office:value="-11.419567161055909" table:style-name="ce121">
            <text:p>-11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39049" table:style-name="ce116">
            <text:p>39 049</text:p>
          </table:table-cell>
          <table:table-cell office:value-type="float" office:value="9.2703864698746266" table:style-name="ce117">
            <text:p>9,3<text:s text:c="5"/></text:p>
          </table:table-cell>
          <table:table-cell office:value-type="float" office:value="39087" table:style-name="ce118">
            <text:p>39 087</text:p>
          </table:table-cell>
          <table:table-cell office:value-type="float" office:value="9.2521273951688308" table:style-name="ce119">
            <text:p>9,3<text:s text:c="5"/></text:p>
          </table:table-cell>
          <table:table-cell office:value-type="float" office:value="46820" table:style-name="ce118">
            <text:p>46 820</text:p>
          </table:table-cell>
          <table:table-cell office:value-type="float" office:value="10.107246476927328" table:style-name="ce119">
            <text:p>10,1<text:s text:c="5"/></text:p>
          </table:table-cell>
          <table:table-cell office:value-type="float" office:value="-38" table:style-name="ce120">
            <text:p><text:s/>- 38</text:p>
          </table:table-cell>
          <table:table-cell office:value-type="float" office:value="-9.72190242280042E-2" table:style-name="ce121">
            <text:p>-0,1<text:s text:c="3"/></text:p>
          </table:table-cell>
          <table:table-cell office:value-type="float" office:value="-7771" table:style-name="ce120">
            <text:p><text:s/>-7 771</text:p>
          </table:table-cell>
          <table:table-cell office:value-type="float" office:value="-16.597607859888935" table:style-name="ce121">
            <text:p>-16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79902" table:style-name="ce116">
            <text:p>79 902</text:p>
          </table:table-cell>
          <table:table-cell office:value-type="float" office:value="18.969049648286063" table:style-name="ce117">
            <text:p>19,0<text:s text:c="5"/></text:p>
          </table:table-cell>
          <table:table-cell office:value-type="float" office:value="78306" table:style-name="ce118">
            <text:p>78 306</text:p>
          </table:table-cell>
          <table:table-cell office:value-type="float" office:value="18.53549998224705" table:style-name="ce119">
            <text:p>18,5<text:s text:c="5"/></text:p>
          </table:table-cell>
          <table:table-cell office:value-type="float" office:value="78828" table:style-name="ce118">
            <text:p>78 828</text:p>
          </table:table-cell>
          <table:table-cell office:value-type="float" office:value="17.016959104725064" table:style-name="ce119">
            <text:p>17,0<text:s text:c="5"/></text:p>
          </table:table-cell>
          <table:table-cell office:value-type="float" office:value="1596" table:style-name="ce120">
            <text:p>+1 596</text:p>
          </table:table-cell>
          <table:table-cell office:value-type="float" office:value="2.0381579955558964" table:style-name="ce121">
            <text:p>+2,0<text:s text:c="3"/></text:p>
          </table:table-cell>
          <table:table-cell office:value-type="float" office:value="1074" table:style-name="ce120">
            <text:p>+1 074</text:p>
          </table:table-cell>
          <table:table-cell office:value-type="float" office:value="1.3624600395798447" table:style-name="ce121">
            <text:p>+1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2884" table:style-name="ce116">
            <text:p>22 884</text:p>
          </table:table-cell>
          <table:table-cell office:value-type="float" office:value="5.4327517728139245" table:style-name="ce117">
            <text:p>5,4<text:s text:c="5"/></text:p>
          </table:table-cell>
          <table:table-cell office:value-type="float" office:value="22707" table:style-name="ce118">
            <text:p>22 707</text:p>
          </table:table-cell>
          <table:table-cell office:value-type="float" office:value="5.3748831264128389" table:style-name="ce119">
            <text:p>5,4<text:s text:c="5"/></text:p>
          </table:table-cell>
          <table:table-cell office:value-type="float" office:value="22178" table:style-name="ce118">
            <text:p>22 178</text:p>
          </table:table-cell>
          <table:table-cell office:value-type="float" office:value="4.7876657916551535" table:style-name="ce119">
            <text:p>4,8<text:s text:c="5"/></text:p>
          </table:table-cell>
          <table:table-cell office:value-type="float" office:value="177" table:style-name="ce120">
            <text:p>+ 177</text:p>
          </table:table-cell>
          <table:table-cell office:value-type="float" office:value="0.77949530981635617" table:style-name="ce121">
            <text:p>+0,8<text:s text:c="3"/></text:p>
          </table:table-cell>
          <table:table-cell office:value-type="float" office:value="706" table:style-name="ce120">
            <text:p>+ 706</text:p>
          </table:table-cell>
          <table:table-cell office:value-type="float" office:value="3.1833348363242848" table:style-name="ce121">
            <text:p>+3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279388" table:style-name="ce127">
            <text:p>279 38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82365" table:style-name="ce129">
            <text:p>282 365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15406" table:style-name="ce129">
            <text:p>315 40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977" table:style-name="ce113">
            <text:p><text:s/>-2 977</text:p>
          </table:table-cell>
          <table:table-cell office:value-type="float" office:value="-1.054309138880527" table:style-name="ce114">
            <text:p>-1,1<text:s text:c="3"/></text:p>
          </table:table-cell>
          <table:table-cell office:value-type="float" office:value="-36018" table:style-name="ce113">
            <text:p><text:s/>-36 018</text:p>
          </table:table-cell>
          <table:table-cell office:value-type="float" office:value="-11.419567161055909" table:style-name="ce114">
            <text:p>-11,4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18027" table:style-name="ce132">
            <text:p>118 027</text:p>
          </table:table-cell>
          <table:table-cell office:value-type="float" office:value="42.244835139662406" table:style-name="ce133">
            <text:p>42,2<text:s text:c="5"/></text:p>
          </table:table-cell>
          <table:table-cell office:value-type="float" office:value="118732" table:style-name="ce134">
            <text:p>118 732</text:p>
          </table:table-cell>
          <table:table-cell office:value-type="float" office:value="42.049120818798364" table:style-name="ce135">
            <text:p>42,0<text:s text:c="5"/></text:p>
          </table:table-cell>
          <table:table-cell office:value-type="float" office:value="134916" table:style-name="ce134">
            <text:p>134 916</text:p>
          </table:table-cell>
          <table:table-cell office:value-type="float" office:value="42.775343525487784" table:style-name="ce135">
            <text:p>42,8<text:s text:c="5"/></text:p>
          </table:table-cell>
          <table:table-cell office:value-type="float" office:value="-705" table:style-name="ce120">
            <text:p><text:s/>- 705</text:p>
          </table:table-cell>
          <table:table-cell office:value-type="float" office:value="-0.5937742141966782" table:style-name="ce121">
            <text:p>-0,6<text:s text:c="3"/></text:p>
          </table:table-cell>
          <table:table-cell office:value-type="float" office:value="-16889" table:style-name="ce120">
            <text:p><text:s/>-16 889</text:p>
          </table:table-cell>
          <table:table-cell office:value-type="float" office:value="-12.518159447359839" table:style-name="ce121">
            <text:p>-12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161361" table:style-name="ce132">
            <text:p>161 361</text:p>
          </table:table-cell>
          <table:table-cell office:value-type="float" office:value="57.755164860337594" table:style-name="ce133">
            <text:p>57,8<text:s text:c="5"/></text:p>
          </table:table-cell>
          <table:table-cell office:value-type="float" office:value="163633" table:style-name="ce134">
            <text:p>163 633</text:p>
          </table:table-cell>
          <table:table-cell office:value-type="float" office:value="57.950879181201628" table:style-name="ce135">
            <text:p>58,0<text:s text:c="5"/></text:p>
          </table:table-cell>
          <table:table-cell office:value-type="float" office:value="180490" table:style-name="ce134">
            <text:p>180 490</text:p>
          </table:table-cell>
          <table:table-cell office:value-type="float" office:value="57.224656474512216" table:style-name="ce135">
            <text:p>57,2<text:s text:c="5"/></text:p>
          </table:table-cell>
          <table:table-cell office:value-type="float" office:value="-2272" table:style-name="ce120">
            <text:p><text:s/>-2 272</text:p>
          </table:table-cell>
          <table:table-cell office:value-type="float" office:value="-1.3884729852780306" table:style-name="ce121">
            <text:p>-1,4<text:s text:c="3"/></text:p>
          </table:table-cell>
          <table:table-cell office:value-type="float" office:value="-19129" table:style-name="ce120">
            <text:p><text:s/>-19 129</text:p>
          </table:table-cell>
          <table:table-cell office:value-type="float" office:value="-10.598371100892017" table:style-name="ce121">
            <text:p>-10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29675" table:style-name="ce132">
            <text:p>29 675</text:p>
          </table:table-cell>
          <table:table-cell office:value-type="float" office:value="10.621429696336278" table:style-name="ce133">
            <text:p>10,6<text:s text:c="5"/></text:p>
          </table:table-cell>
          <table:table-cell office:value-type="float" office:value="27311" table:style-name="ce134">
            <text:p>27 311</text:p>
          </table:table-cell>
          <table:table-cell office:value-type="float" office:value="9.6722327483930375" table:style-name="ce135">
            <text:p>9,7<text:s text:c="5"/></text:p>
          </table:table-cell>
          <table:table-cell office:value-type="float" office:value="33333" table:style-name="ce134">
            <text:p>33 333</text:p>
          </table:table-cell>
          <table:table-cell office:value-type="float" office:value="10.5682834188316" table:style-name="ce135">
            <text:p>10,6<text:s text:c="5"/></text:p>
          </table:table-cell>
          <table:table-cell office:value-type="float" office:value="2364" table:style-name="ce120">
            <text:p>+2 364</text:p>
          </table:table-cell>
          <table:table-cell office:value-type="float" office:value="8.6558529530225918" table:style-name="ce121">
            <text:p>+8,7<text:s text:c="3"/></text:p>
          </table:table-cell>
          <table:table-cell office:value-type="float" office:value="-3658" table:style-name="ce120">
            <text:p><text:s/>-3 658</text:p>
          </table:table-cell>
          <table:table-cell office:value-type="float" office:value="-10.974109741097411" table:style-name="ce121">
            <text:p>-11,0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49713" table:style-name="ce132">
            <text:p>249 713</text:p>
          </table:table-cell>
          <table:table-cell office:value-type="float" office:value="89.378570303663722" table:style-name="ce133">
            <text:p>89,4<text:s text:c="5"/></text:p>
          </table:table-cell>
          <table:table-cell office:value-type="float" office:value="255054" table:style-name="ce134">
            <text:p>255 054</text:p>
          </table:table-cell>
          <table:table-cell office:value-type="float" office:value="90.327767251606957" table:style-name="ce135">
            <text:p>90,3<text:s text:c="5"/></text:p>
          </table:table-cell>
          <table:table-cell office:value-type="float" office:value="282073" table:style-name="ce134">
            <text:p>282 073</text:p>
          </table:table-cell>
          <table:table-cell office:value-type="float" office:value="89.431716581168402" table:style-name="ce135">
            <text:p>89,4<text:s text:c="5"/></text:p>
          </table:table-cell>
          <table:table-cell office:value-type="float" office:value="-5341" table:style-name="ce120">
            <text:p><text:s/>-5 341</text:p>
          </table:table-cell>
          <table:table-cell office:value-type="float" office:value="-2.0940663545758937" table:style-name="ce121">
            <text:p>-2,1<text:s text:c="3"/></text:p>
          </table:table-cell>
          <table:table-cell office:value-type="float" office:value="-32360" table:style-name="ce120">
            <text:p><text:s/>-32 360</text:p>
          </table:table-cell>
          <table:table-cell office:value-type="float" office:value="-11.472207549109628" table:style-name="ce121">
            <text:p>-11,5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59306" table:style-name="ce132">
            <text:p>159 306</text:p>
          </table:table-cell>
          <table:table-cell office:value-type="float" office:value="57.019628616833941" table:style-name="ce133">
            <text:p>57,0<text:s text:c="5"/></text:p>
          </table:table-cell>
          <table:table-cell office:value-type="float" office:value="160699" table:style-name="ce134">
            <text:p>160 699</text:p>
          </table:table-cell>
          <table:table-cell office:value-type="float" office:value="56.911798558603223" table:style-name="ce135">
            <text:p>56,9<text:s text:c="5"/></text:p>
          </table:table-cell>
          <table:table-cell office:value-type="float" office:value="168214" table:style-name="ce134">
            <text:p>168 214</text:p>
          </table:table-cell>
          <table:table-cell office:value-type="float" office:value="53.332530135761523" table:style-name="ce135">
            <text:p>53,3<text:s text:c="5"/></text:p>
          </table:table-cell>
          <table:table-cell office:value-type="float" office:value="-1393" table:style-name="ce120">
            <text:p><text:s/>-1 393</text:p>
          </table:table-cell>
          <table:table-cell office:value-type="float" office:value="-0.86683800148102974" table:style-name="ce121">
            <text:p>-0,9<text:s text:c="3"/></text:p>
          </table:table-cell>
          <table:table-cell office:value-type="float" office:value="-8908" table:style-name="ce120">
            <text:p><text:s/>-8 908</text:p>
          </table:table-cell>
          <table:table-cell office:value-type="float" office:value="-5.2956353216735819" table:style-name="ce121">
            <text:p>-5,3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20082" table:style-name="ce132">
            <text:p>120 082</text:p>
          </table:table-cell>
          <table:table-cell office:value-type="float" office:value="42.980371383166059" table:style-name="ce133">
            <text:p>43,0<text:s text:c="5"/></text:p>
          </table:table-cell>
          <table:table-cell office:value-type="float" office:value="121666" table:style-name="ce134">
            <text:p>121 666</text:p>
          </table:table-cell>
          <table:table-cell office:value-type="float" office:value="43.08820144139677" table:style-name="ce135">
            <text:p>43,1<text:s text:c="5"/></text:p>
          </table:table-cell>
          <table:table-cell office:value-type="float" office:value="147192" table:style-name="ce134">
            <text:p>147 192</text:p>
          </table:table-cell>
          <table:table-cell office:value-type="float" office:value="46.667469864238477" table:style-name="ce135">
            <text:p>46,7<text:s text:c="5"/></text:p>
          </table:table-cell>
          <table:table-cell office:value-type="float" office:value="-1584" table:style-name="ce120">
            <text:p><text:s/>-1 584</text:p>
          </table:table-cell>
          <table:table-cell office:value-type="float" office:value="-1.301924942054477" table:style-name="ce121">
            <text:p>-1,3<text:s text:c="3"/></text:p>
          </table:table-cell>
          <table:table-cell office:value-type="float" office:value="-27110" table:style-name="ce120">
            <text:p><text:s/>-27 110</text:p>
          </table:table-cell>
          <table:table-cell office:value-type="float" office:value="-18.418120550029894" table:style-name="ce121">
            <text:p>-18,4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9385" table:style-name="ce132">
            <text:p>29 385</text:p>
          </table:table-cell>
          <table:table-cell office:value-type="float" office:value="10.517631394333328" table:style-name="ce133">
            <text:p>10,5<text:s text:c="5"/></text:p>
          </table:table-cell>
          <table:table-cell office:value-type="float" office:value="27840" table:style-name="ce134">
            <text:p>27 840</text:p>
          </table:table-cell>
          <table:table-cell office:value-type="float" office:value="9.8595789138172218" table:style-name="ce135">
            <text:p>9,9<text:s text:c="5"/></text:p>
          </table:table-cell>
          <table:table-cell office:value-type="float" office:value="34834" table:style-name="ce134">
            <text:p>34 834</text:p>
          </table:table-cell>
          <table:table-cell office:value-type="float" office:value="11.044177980127202" table:style-name="ce135">
            <text:p>11,0<text:s text:c="5"/></text:p>
          </table:table-cell>
          <table:table-cell office:value-type="float" office:value="1545" table:style-name="ce120">
            <text:p>+1 545</text:p>
          </table:table-cell>
          <table:table-cell office:value-type="float" office:value="5.549568965517242" table:style-name="ce121">
            <text:p>+5,5<text:s text:c="3"/></text:p>
          </table:table-cell>
          <table:table-cell office:value-type="float" office:value="-5449" table:style-name="ce120">
            <text:p><text:s/>-5 449</text:p>
          </table:table-cell>
          <table:table-cell office:value-type="float" office:value="-15.642762817936498" table:style-name="ce121">
            <text:p>-15,6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50003" table:style-name="ce132">
            <text:p>250 003</text:p>
          </table:table-cell>
          <table:table-cell office:value-type="float" office:value="89.482368605666679" table:style-name="ce133">
            <text:p>89,5<text:s text:c="5"/></text:p>
          </table:table-cell>
          <table:table-cell office:value-type="float" office:value="254525" table:style-name="ce134">
            <text:p>254 525</text:p>
          </table:table-cell>
          <table:table-cell office:value-type="float" office:value="90.140421086182769" table:style-name="ce135">
            <text:p>90,1<text:s text:c="5"/></text:p>
          </table:table-cell>
          <table:table-cell office:value-type="float" office:value="280572" table:style-name="ce134">
            <text:p>280 572</text:p>
          </table:table-cell>
          <table:table-cell office:value-type="float" office:value="88.955822019872798" table:style-name="ce135">
            <text:p>89,0<text:s text:c="5"/></text:p>
          </table:table-cell>
          <table:table-cell office:value-type="float" office:value="-4522" table:style-name="ce120">
            <text:p><text:s/>-4 522</text:p>
          </table:table-cell>
          <table:table-cell office:value-type="float" office:value="-1.7766427659365485" table:style-name="ce121">
            <text:p>-1,8<text:s text:c="3"/></text:p>
          </table:table-cell>
          <table:table-cell office:value-type="float" office:value="-30569" table:style-name="ce120">
            <text:p><text:s/>-30 569</text:p>
          </table:table-cell>
          <table:table-cell office:value-type="float" office:value="-10.895242575880701" table:style-name="ce121">
            <text:p>-10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0265" table:style-name="ce132">
            <text:p>20 265</text:p>
          </table:table-cell>
          <table:table-cell office:value-type="float" office:value="7.2533537589302339" table:style-name="ce133">
            <text:p>7,3<text:s text:c="5"/></text:p>
          </table:table-cell>
          <table:table-cell office:value-type="float" office:value="20562" table:style-name="ce134">
            <text:p>20 562</text:p>
          </table:table-cell>
          <table:table-cell office:value-type="float" office:value="7.2820639951835391" table:style-name="ce135">
            <text:p>7,3<text:s text:c="5"/></text:p>
          </table:table-cell>
          <table:table-cell office:value-type="float" office:value="22448" table:style-name="ce134">
            <text:p>22 448</text:p>
          </table:table-cell>
          <table:table-cell office:value-type="float" office:value="7.1171759573375262" table:style-name="ce135">
            <text:p>7,1<text:s text:c="5"/></text:p>
          </table:table-cell>
          <table:table-cell office:value-type="float" office:value="-297" table:style-name="ce120">
            <text:p><text:s/>- 297</text:p>
          </table:table-cell>
          <table:table-cell office:value-type="float" office:value="-1.4444120221768311" table:style-name="ce121">
            <text:p>-1,4<text:s text:c="3"/></text:p>
          </table:table-cell>
          <table:table-cell office:value-type="float" office:value="-2183" table:style-name="ce120">
            <text:p><text:s/>-2 183</text:p>
          </table:table-cell>
          <table:table-cell office:value-type="float" office:value="-9.7246970776906618" table:style-name="ce121">
            <text:p>-9,7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7100" table:style-name="ce132">
            <text:p>47 100</text:p>
          </table:table-cell>
          <table:table-cell office:value-type="float" office:value="16.858275945996247" table:style-name="ce133">
            <text:p>16,9<text:s text:c="5"/></text:p>
          </table:table-cell>
          <table:table-cell office:value-type="float" office:value="48713" table:style-name="ce134">
            <text:p>48 713</text:p>
          </table:table-cell>
          <table:table-cell office:value-type="float" office:value="17.251784038390028" table:style-name="ce135">
            <text:p>17,3<text:s text:c="5"/></text:p>
          </table:table-cell>
          <table:table-cell office:value-type="float" office:value="57002" table:style-name="ce134">
            <text:p>57 002</text:p>
          </table:table-cell>
          <table:table-cell office:value-type="float" office:value="18.072579469001859" table:style-name="ce135">
            <text:p>18,1<text:s text:c="5"/></text:p>
          </table:table-cell>
          <table:table-cell office:value-type="float" office:value="-1613" table:style-name="ce120">
            <text:p><text:s/>-1 613</text:p>
          </table:table-cell>
          <table:table-cell office:value-type="float" office:value="-3.3112310882105396" table:style-name="ce121">
            <text:p>-3,3<text:s text:c="3"/></text:p>
          </table:table-cell>
          <table:table-cell office:value-type="float" office:value="-9902" table:style-name="ce120">
            <text:p><text:s/>-9 902</text:p>
          </table:table-cell>
          <table:table-cell office:value-type="float" office:value="-17.371320304550718" table:style-name="ce121">
            <text:p>-17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38496" table:style-name="ce132">
            <text:p>38 496</text:p>
          </table:table-cell>
          <table:table-cell office:value-type="float" office:value="13.778687703122539" table:style-name="ce133">
            <text:p>13,8<text:s text:c="5"/></text:p>
          </table:table-cell>
          <table:table-cell office:value-type="float" office:value="39959" table:style-name="ce134">
            <text:p>39 959</text:p>
          </table:table-cell>
          <table:table-cell office:value-type="float" office:value="14.151541444584137" table:style-name="ce135">
            <text:p>14,2<text:s text:c="5"/></text:p>
          </table:table-cell>
          <table:table-cell office:value-type="float" office:value="44202" table:style-name="ce134">
            <text:p>44 202</text:p>
          </table:table-cell>
          <table:table-cell office:value-type="float" office:value="14.014318053556368" table:style-name="ce135">
            <text:p>14,0<text:s text:c="5"/></text:p>
          </table:table-cell>
          <table:table-cell office:value-type="float" office:value="-1463" table:style-name="ce120">
            <text:p><text:s/>-1 463</text:p>
          </table:table-cell>
          <table:table-cell office:value-type="float" office:value="-3.6612527841037066" table:style-name="ce121">
            <text:p>-3,7<text:s text:c="3"/></text:p>
          </table:table-cell>
          <table:table-cell office:value-type="float" office:value="-5706" table:style-name="ce120">
            <text:p><text:s/>-5 706</text:p>
          </table:table-cell>
          <table:table-cell office:value-type="float" office:value="-12.908918148500067" table:style-name="ce121">
            <text:p>-12,9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52665" table:style-name="ce132">
            <text:p>52 665</text:p>
          </table:table-cell>
          <table:table-cell office:value-type="float" office:value="18.850129568914912" table:style-name="ce133">
            <text:p>18,9<text:s text:c="5"/></text:p>
          </table:table-cell>
          <table:table-cell office:value-type="float" office:value="54052" table:style-name="ce134">
            <text:p>54 052</text:p>
          </table:table-cell>
          <table:table-cell office:value-type="float" office:value="19.142599118162661" table:style-name="ce135">
            <text:p>19,1<text:s text:c="5"/></text:p>
          </table:table-cell>
          <table:table-cell office:value-type="float" office:value="59744" table:style-name="ce134">
            <text:p>59 744</text:p>
          </table:table-cell>
          <table:table-cell office:value-type="float" office:value="18.941935156591821" table:style-name="ce135">
            <text:p>18,9<text:s text:c="5"/></text:p>
          </table:table-cell>
          <table:table-cell office:value-type="float" office:value="-1387" table:style-name="ce120">
            <text:p><text:s/>-1 387</text:p>
          </table:table-cell>
          <table:table-cell office:value-type="float" office:value="-2.5660475098053728" table:style-name="ce121">
            <text:p>-2,6<text:s text:c="3"/></text:p>
          </table:table-cell>
          <table:table-cell office:value-type="float" office:value="-7079" table:style-name="ce120">
            <text:p><text:s/>-7 079</text:p>
          </table:table-cell>
          <table:table-cell office:value-type="float" office:value="-11.848888591322979" table:style-name="ce121">
            <text:p>-11,8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76236" table:style-name="ce132">
            <text:p>76 236</text:p>
          </table:table-cell>
          <table:table-cell office:value-type="float" office:value="27.286783970678769" table:style-name="ce133">
            <text:p>27,3<text:s text:c="5"/></text:p>
          </table:table-cell>
          <table:table-cell office:value-type="float" office:value="75215" table:style-name="ce134">
            <text:p>75 215</text:p>
          </table:table-cell>
          <table:table-cell office:value-type="float" office:value="26.637508189754396" table:style-name="ce135">
            <text:p>26,6<text:s text:c="5"/></text:p>
          </table:table-cell>
          <table:table-cell office:value-type="float" office:value="81902" table:style-name="ce134">
            <text:p>81 902</text:p>
          </table:table-cell>
          <table:table-cell office:value-type="float" office:value="25.967166128735663" table:style-name="ce135">
            <text:p>26,0<text:s text:c="5"/></text:p>
          </table:table-cell>
          <table:table-cell office:value-type="float" office:value="1021" table:style-name="ce120">
            <text:p>+1 021</text:p>
          </table:table-cell>
          <table:table-cell office:value-type="float" office:value="1.3574419996011433" table:style-name="ce121">
            <text:p>+1,4<text:s text:c="3"/></text:p>
          </table:table-cell>
          <table:table-cell office:value-type="float" office:value="-5666" table:style-name="ce120">
            <text:p><text:s/>-5 666</text:p>
          </table:table-cell>
          <table:table-cell office:value-type="float" office:value="-6.9180239798783916" table:style-name="ce121">
            <text:p>-6,9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4626" table:style-name="ce132">
            <text:p>44 626</text:p>
          </table:table-cell>
          <table:table-cell office:value-type="float" office:value="15.972769052357293" table:style-name="ce133">
            <text:p>16,0<text:s text:c="5"/></text:p>
          </table:table-cell>
          <table:table-cell office:value-type="float" office:value="43864" table:style-name="ce134">
            <text:p>43 864</text:p>
          </table:table-cell>
          <table:table-cell office:value-type="float" office:value="15.534503213925237" table:style-name="ce135">
            <text:p>15,5<text:s text:c="5"/></text:p>
          </table:table-cell>
          <table:table-cell office:value-type="float" office:value="50108" table:style-name="ce134">
            <text:p>50 108</text:p>
          </table:table-cell>
          <table:table-cell office:value-type="float" office:value="15.886825234776763" table:style-name="ce135">
            <text:p>15,9<text:s text:c="5"/></text:p>
          </table:table-cell>
          <table:table-cell office:value-type="float" office:value="762" table:style-name="ce120">
            <text:p>+ 762</text:p>
          </table:table-cell>
          <table:table-cell office:value-type="float" office:value="1.7371876709830383" table:style-name="ce121">
            <text:p>+1,7<text:s text:c="3"/></text:p>
          </table:table-cell>
          <table:table-cell office:value-type="float" office:value="-5482" table:style-name="ce120">
            <text:p><text:s/>-5 482</text:p>
          </table:table-cell>
          <table:table-cell office:value-type="float" office:value="-10.94036880338469" table:style-name="ce121">
            <text:p>-10,9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18027" table:style-name="ce127">
            <text:p>118 02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18732" table:style-name="ce129">
            <text:p>118 73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4916" table:style-name="ce129">
            <text:p>134 91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705" table:style-name="ce113">
            <text:p><text:s/>- 705</text:p>
          </table:table-cell>
          <table:table-cell office:value-type="float" office:value="-0.5937742141966782" table:style-name="ce114">
            <text:p>-0,6<text:s text:c="3"/></text:p>
          </table:table-cell>
          <table:table-cell office:value-type="float" office:value="-16889" table:style-name="ce113">
            <text:p><text:s/>-16 889</text:p>
          </table:table-cell>
          <table:table-cell office:value-type="float" office:value="-12.518159447359839" table:style-name="ce114">
            <text:p>-1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2994" table:style-name="ce132">
            <text:p>12 994</text:p>
          </table:table-cell>
          <table:table-cell office:value-type="float" office:value="11.009345319291349" table:style-name="ce133">
            <text:p>11,0<text:s text:c="5"/></text:p>
          </table:table-cell>
          <table:table-cell office:value-type="float" office:value="12063" table:style-name="ce134">
            <text:p>12 063</text:p>
          </table:table-cell>
          <table:table-cell office:value-type="float" office:value="10.159855809722737" table:style-name="ce135">
            <text:p>10,2<text:s text:c="5"/></text:p>
          </table:table-cell>
          <table:table-cell office:value-type="float" office:value="14449" table:style-name="ce134">
            <text:p>14 449</text:p>
          </table:table-cell>
          <table:table-cell office:value-type="float" office:value="10.709626730706514" table:style-name="ce135">
            <text:p>10,7<text:s text:c="5"/></text:p>
          </table:table-cell>
          <table:table-cell office:value-type="float" office:value="931" table:style-name="ce120">
            <text:p>+ 931</text:p>
          </table:table-cell>
          <table:table-cell office:value-type="float" office:value="7.7178148056039131" table:style-name="ce121">
            <text:p>+7,7<text:s text:c="3"/></text:p>
          </table:table-cell>
          <table:table-cell office:value-type="float" office:value="-1455" table:style-name="ce120">
            <text:p><text:s/>-1 455</text:p>
          </table:table-cell>
          <table:table-cell office:value-type="float" office:value="-10.069901031213233" table:style-name="ce121">
            <text:p>-10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05033" table:style-name="ce132">
            <text:p>105 033</text:p>
          </table:table-cell>
          <table:table-cell office:value-type="float" office:value="88.990654680708644" table:style-name="ce133">
            <text:p>89,0<text:s text:c="5"/></text:p>
          </table:table-cell>
          <table:table-cell office:value-type="float" office:value="106669" table:style-name="ce134">
            <text:p>106 669</text:p>
          </table:table-cell>
          <table:table-cell office:value-type="float" office:value="89.840144190277258" table:style-name="ce135">
            <text:p>89,8<text:s text:c="5"/></text:p>
          </table:table-cell>
          <table:table-cell office:value-type="float" office:value="120467" table:style-name="ce134">
            <text:p>120 467</text:p>
          </table:table-cell>
          <table:table-cell office:value-type="float" office:value="89.290373269293482" table:style-name="ce135">
            <text:p>89,3<text:s text:c="5"/></text:p>
          </table:table-cell>
          <table:table-cell office:value-type="float" office:value="-1636" table:style-name="ce120">
            <text:p><text:s/>-1 636</text:p>
          </table:table-cell>
          <table:table-cell office:value-type="float" office:value="-1.5337164499526574" table:style-name="ce121">
            <text:p>-1,5<text:s text:c="3"/></text:p>
          </table:table-cell>
          <table:table-cell office:value-type="float" office:value="-15434" table:style-name="ce120">
            <text:p><text:s/>-15 434</text:p>
          </table:table-cell>
          <table:table-cell office:value-type="float" office:value="-12.811807382934745" table:style-name="ce121">
            <text:p>-12,8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66502" table:style-name="ce132">
            <text:p>66 502</text:p>
          </table:table-cell>
          <table:table-cell office:value-type="float" office:value="56.344734679353024" table:style-name="ce133">
            <text:p>56,3<text:s text:c="5"/></text:p>
          </table:table-cell>
          <table:table-cell office:value-type="float" office:value="66228" table:style-name="ce134">
            <text:p>66 228</text:p>
          </table:table-cell>
          <table:table-cell office:value-type="float" office:value="55.779402351514342" table:style-name="ce135">
            <text:p>55,8<text:s text:c="5"/></text:p>
          </table:table-cell>
          <table:table-cell office:value-type="float" office:value="70238" table:style-name="ce134">
            <text:p>70 238</text:p>
          </table:table-cell>
          <table:table-cell office:value-type="float" office:value="52.060541373891901" table:style-name="ce135">
            <text:p>52,1<text:s text:c="5"/></text:p>
          </table:table-cell>
          <table:table-cell office:value-type="float" office:value="274" table:style-name="ce120">
            <text:p>+ 274</text:p>
          </table:table-cell>
          <table:table-cell office:value-type="float" office:value="0.41372229268587307" table:style-name="ce121">
            <text:p>+0,4<text:s text:c="3"/></text:p>
          </table:table-cell>
          <table:table-cell office:value-type="float" office:value="-3736" table:style-name="ce120">
            <text:p><text:s/>-3 736</text:p>
          </table:table-cell>
          <table:table-cell office:value-type="float" office:value="-5.3190580597397421" table:style-name="ce121">
            <text:p>-5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1525" table:style-name="ce132">
            <text:p>51 525</text:p>
          </table:table-cell>
          <table:table-cell office:value-type="float" office:value="43.655265320646969" table:style-name="ce133">
            <text:p>43,7<text:s text:c="5"/></text:p>
          </table:table-cell>
          <table:table-cell office:value-type="float" office:value="52504" table:style-name="ce134">
            <text:p>52 504</text:p>
          </table:table-cell>
          <table:table-cell office:value-type="float" office:value="44.220597648485665" table:style-name="ce135">
            <text:p>44,2<text:s text:c="5"/></text:p>
          </table:table-cell>
          <table:table-cell office:value-type="float" office:value="64678" table:style-name="ce134">
            <text:p>64 678</text:p>
          </table:table-cell>
          <table:table-cell office:value-type="float" office:value="47.939458626108092" table:style-name="ce135">
            <text:p>47,9<text:s text:c="5"/></text:p>
          </table:table-cell>
          <table:table-cell office:value-type="float" office:value="-979" table:style-name="ce120">
            <text:p><text:s/>- 979</text:p>
          </table:table-cell>
          <table:table-cell office:value-type="float" office:value="-1.864619838488496" table:style-name="ce121">
            <text:p>-1,9<text:s text:c="3"/></text:p>
          </table:table-cell>
          <table:table-cell office:value-type="float" office:value="-13153" table:style-name="ce120">
            <text:p><text:s/>-13 153</text:p>
          </table:table-cell>
          <table:table-cell office:value-type="float" office:value="-20.336126658214539" table:style-name="ce121">
            <text:p>-20,3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390" table:style-name="ce132">
            <text:p>11 390</text:p>
          </table:table-cell>
          <table:table-cell office:value-type="float" office:value="9.6503342455539833" table:style-name="ce133">
            <text:p>9,7<text:s text:c="5"/></text:p>
          </table:table-cell>
          <table:table-cell office:value-type="float" office:value="10801" table:style-name="ce134">
            <text:p>10 801</text:p>
          </table:table-cell>
          <table:table-cell office:value-type="float" office:value="9.0969578546642857" table:style-name="ce135">
            <text:p>9,1<text:s text:c="5"/></text:p>
          </table:table-cell>
          <table:table-cell office:value-type="float" office:value="13663" table:style-name="ce134">
            <text:p>13 663</text:p>
          </table:table-cell>
          <table:table-cell office:value-type="float" office:value="10.127042011325566" table:style-name="ce135">
            <text:p>10,1<text:s text:c="5"/></text:p>
          </table:table-cell>
          <table:table-cell office:value-type="float" office:value="589" table:style-name="ce120">
            <text:p>+ 589</text:p>
          </table:table-cell>
          <table:table-cell office:value-type="float" office:value="5.4531987778909361" table:style-name="ce121">
            <text:p>+5,5<text:s text:c="3"/></text:p>
          </table:table-cell>
          <table:table-cell office:value-type="float" office:value="-2273" table:style-name="ce120">
            <text:p><text:s/>-2 273</text:p>
          </table:table-cell>
          <table:table-cell office:value-type="float" office:value="-16.63617067993852" table:style-name="ce121">
            <text:p>-16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06637" table:style-name="ce132">
            <text:p>106 637</text:p>
          </table:table-cell>
          <table:table-cell office:value-type="float" office:value="90.349665754446022" table:style-name="ce133">
            <text:p>90,3<text:s text:c="5"/></text:p>
          </table:table-cell>
          <table:table-cell office:value-type="float" office:value="107931" table:style-name="ce134">
            <text:p>107 931</text:p>
          </table:table-cell>
          <table:table-cell office:value-type="float" office:value="90.903042145335718" table:style-name="ce135">
            <text:p>90,9<text:s text:c="5"/></text:p>
          </table:table-cell>
          <table:table-cell office:value-type="float" office:value="121253" table:style-name="ce134">
            <text:p>121 253</text:p>
          </table:table-cell>
          <table:table-cell office:value-type="float" office:value="89.872957988674429" table:style-name="ce135">
            <text:p>89,9<text:s text:c="5"/></text:p>
          </table:table-cell>
          <table:table-cell office:value-type="float" office:value="-1294" table:style-name="ce120">
            <text:p><text:s/>-1 294</text:p>
          </table:table-cell>
          <table:table-cell office:value-type="float" office:value="-1.1989141210588246" table:style-name="ce121">
            <text:p>-1,2<text:s text:c="3"/></text:p>
          </table:table-cell>
          <table:table-cell office:value-type="float" office:value="-14616" table:style-name="ce120">
            <text:p><text:s/>-14 616</text:p>
          </table:table-cell>
          <table:table-cell office:value-type="float" office:value="-12.054134743057904" table:style-name="ce121">
            <text:p>-12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9093" table:style-name="ce132">
            <text:p>9 093</text:p>
          </table:table-cell>
          <table:table-cell office:value-type="float" office:value="7.7041693849712347" table:style-name="ce133">
            <text:p>7,7<text:s text:c="5"/></text:p>
          </table:table-cell>
          <table:table-cell office:value-type="float" office:value="9212" table:style-name="ce134">
            <text:p>9 212</text:p>
          </table:table-cell>
          <table:table-cell office:value-type="float" office:value="7.7586497321699284" table:style-name="ce135">
            <text:p>7,8<text:s text:c="5"/></text:p>
          </table:table-cell>
          <table:table-cell office:value-type="float" office:value="10210" table:style-name="ce134">
            <text:p>10 210</text:p>
          </table:table-cell>
          <table:table-cell office:value-type="float" office:value="7.5676717364878883" table:style-name="ce135">
            <text:p>7,6<text:s text:c="5"/></text:p>
          </table:table-cell>
          <table:table-cell office:value-type="float" office:value="-119" table:style-name="ce120">
            <text:p><text:s/>- 119</text:p>
          </table:table-cell>
          <table:table-cell office:value-type="float" office:value="-1.2917933130699089" table:style-name="ce121">
            <text:p>-1,3<text:s text:c="3"/></text:p>
          </table:table-cell>
          <table:table-cell office:value-type="float" office:value="-1117" table:style-name="ce120">
            <text:p><text:s/>-1 117</text:p>
          </table:table-cell>
          <table:table-cell office:value-type="float" office:value="-10.940254652301665" table:style-name="ce121">
            <text:p>-10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2173" table:style-name="ce132">
            <text:p>22 173</text:p>
          </table:table-cell>
          <table:table-cell office:value-type="float" office:value="18.786379387767205" table:style-name="ce133">
            <text:p>18,8<text:s text:c="5"/></text:p>
          </table:table-cell>
          <table:table-cell office:value-type="float" office:value="22873" table:style-name="ce134">
            <text:p>22 873</text:p>
          </table:table-cell>
          <table:table-cell office:value-type="float" office:value="19.264393760738468" table:style-name="ce135">
            <text:p>19,3<text:s text:c="5"/></text:p>
          </table:table-cell>
          <table:table-cell office:value-type="float" office:value="27718" table:style-name="ce134">
            <text:p>27 718</text:p>
          </table:table-cell>
          <table:table-cell office:value-type="float" office:value="20.544635180408548" table:style-name="ce135">
            <text:p>20,5<text:s text:c="5"/></text:p>
          </table:table-cell>
          <table:table-cell office:value-type="float" office:value="-700" table:style-name="ce120">
            <text:p><text:s/>- 700</text:p>
          </table:table-cell>
          <table:table-cell office:value-type="float" office:value="-3.0603768635509114" table:style-name="ce121">
            <text:p>-3,1<text:s text:c="3"/></text:p>
          </table:table-cell>
          <table:table-cell office:value-type="float" office:value="-5545" table:style-name="ce120">
            <text:p><text:s/>-5 545</text:p>
          </table:table-cell>
          <table:table-cell office:value-type="float" office:value="-20.005050869471102" table:style-name="ce121">
            <text:p>-2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18526" table:style-name="ce132">
            <text:p>18 526</text:p>
          </table:table-cell>
          <table:table-cell office:value-type="float" office:value="15.696408448914232" table:style-name="ce133">
            <text:p>15,7<text:s text:c="5"/></text:p>
          </table:table-cell>
          <table:table-cell office:value-type="float" office:value="19022" table:style-name="ce134">
            <text:p>19 022</text:p>
          </table:table-cell>
          <table:table-cell office:value-type="float" office:value="16.020954755247111" table:style-name="ce135">
            <text:p>16,0<text:s text:c="5"/></text:p>
          </table:table-cell>
          <table:table-cell office:value-type="float" office:value="21742" table:style-name="ce134">
            <text:p>21 742</text:p>
          </table:table-cell>
          <table:table-cell office:value-type="float" office:value="16.115212428474013" table:style-name="ce135">
            <text:p>16,1<text:s text:c="5"/></text:p>
          </table:table-cell>
          <table:table-cell office:value-type="float" office:value="-496" table:style-name="ce120">
            <text:p><text:s/>- 496</text:p>
          </table:table-cell>
          <table:table-cell office:value-type="float" office:value="-2.6075070970455263" table:style-name="ce121">
            <text:p>-2,6<text:s text:c="3"/></text:p>
          </table:table-cell>
          <table:table-cell office:value-type="float" office:value="-3216" table:style-name="ce120">
            <text:p><text:s/>-3 216</text:p>
          </table:table-cell>
          <table:table-cell office:value-type="float" office:value="-14.791647502529667" table:style-name="ce121">
            <text:p>-14,8<text:s text:c="3"/></text:p>
          </table:table-cell>
          <table:table-cell table:style-name="ce1"/>
          <table:table-cell table:style-name="ce252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2565" table:style-name="ce132">
            <text:p>22 565</text:p>
          </table:table-cell>
          <table:table-cell office:value-type="float" office:value="19.118506782346412" table:style-name="ce133">
            <text:p>19,1<text:s text:c="5"/></text:p>
          </table:table-cell>
          <table:table-cell office:value-type="float" office:value="22772" table:style-name="ce134">
            <text:p>22 772</text:p>
          </table:table-cell>
          <table:table-cell office:value-type="float" office:value="19.179328235016676" table:style-name="ce135">
            <text:p>19,2<text:s text:c="5"/></text:p>
          </table:table-cell>
          <table:table-cell office:value-type="float" office:value="25815" table:style-name="ce134">
            <text:p>25 815</text:p>
          </table:table-cell>
          <table:table-cell office:value-type="float" office:value="19.134127901805567" table:style-name="ce135">
            <text:p>19,1<text:s text:c="5"/></text:p>
          </table:table-cell>
          <table:table-cell office:value-type="float" office:value="-207" table:style-name="ce120">
            <text:p><text:s/>- 207</text:p>
          </table:table-cell>
          <table:table-cell office:value-type="float" office:value="-0.90901106622167571" table:style-name="ce121">
            <text:p>-0,9<text:s text:c="3"/></text:p>
          </table:table-cell>
          <table:table-cell office:value-type="float" office:value="-3250" table:style-name="ce120">
            <text:p><text:s/>-3 250</text:p>
          </table:table-cell>
          <table:table-cell office:value-type="float" office:value="-12.589579701723805" table:style-name="ce121">
            <text:p>-12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30803" table:style-name="ce132">
            <text:p>30 803</text:p>
          </table:table-cell>
          <table:table-cell office:value-type="float" office:value="26.098265651079839" table:style-name="ce133">
            <text:p>26,1<text:s text:c="5"/></text:p>
          </table:table-cell>
          <table:table-cell office:value-type="float" office:value="30184" table:style-name="ce134">
            <text:p>30 184</text:p>
          </table:table-cell>
          <table:table-cell office:value-type="float" office:value="25.421958696897214" table:style-name="ce135">
            <text:p>25,4<text:s text:c="5"/></text:p>
          </table:table-cell>
          <table:table-cell office:value-type="float" office:value="33044" table:style-name="ce134">
            <text:p>33 044</text:p>
          </table:table-cell>
          <table:table-cell office:value-type="float" office:value="24.492276675857571" table:style-name="ce135">
            <text:p>24,5<text:s text:c="5"/></text:p>
          </table:table-cell>
          <table:table-cell office:value-type="float" office:value="619" table:style-name="ce120">
            <text:p>+ 619</text:p>
          </table:table-cell>
          <table:table-cell office:value-type="float" office:value="2.0507553670818979" table:style-name="ce121">
            <text:p>+2,1<text:s text:c="3"/></text:p>
          </table:table-cell>
          <table:table-cell office:value-type="float" office:value="-2241" table:style-name="ce120">
            <text:p><text:s/>-2 241</text:p>
          </table:table-cell>
          <table:table-cell office:value-type="float" office:value="-6.781866602106283" table:style-name="ce121">
            <text:p>-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4867" table:style-name="ce132">
            <text:p>14 867</text:p>
          </table:table-cell>
          <table:table-cell office:value-type="float" office:value="12.596270344921075" table:style-name="ce133">
            <text:p>12,6<text:s text:c="5"/></text:p>
          </table:table-cell>
          <table:table-cell office:value-type="float" office:value="14669" table:style-name="ce134">
            <text:p>14 669</text:p>
          </table:table-cell>
          <table:table-cell office:value-type="float" office:value="12.354714819930599" table:style-name="ce135">
            <text:p>12,4<text:s text:c="5"/></text:p>
          </table:table-cell>
          <table:table-cell office:value-type="float" office:value="16387" table:style-name="ce134">
            <text:p>16 387</text:p>
          </table:table-cell>
          <table:table-cell office:value-type="float" office:value="12.146076076966409" table:style-name="ce135">
            <text:p>12,1<text:s text:c="5"/></text:p>
          </table:table-cell>
          <table:table-cell office:value-type="float" office:value="198" table:style-name="ce120">
            <text:p>+ 198</text:p>
          </table:table-cell>
          <table:table-cell office:value-type="float" office:value="1.3497852614356807" table:style-name="ce121">
            <text:p>+1,3<text:s text:c="3"/></text:p>
          </table:table-cell>
          <table:table-cell office:value-type="float" office:value="-1520" table:style-name="ce120">
            <text:p><text:s/>-1 520</text:p>
          </table:table-cell>
          <table:table-cell office:value-type="float" office:value="-9.2756453286141465" table:style-name="ce121">
            <text:p>-9,3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161361" table:style-name="ce127">
            <text:p>161 36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3633" table:style-name="ce129">
            <text:p>163 63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80490" table:style-name="ce129">
            <text:p>180 49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272" table:style-name="ce113">
            <text:p><text:s/>-2 272</text:p>
          </table:table-cell>
          <table:table-cell office:value-type="float" office:value="-1.3884729852780306" table:style-name="ce114">
            <text:p>-1,4<text:s text:c="3"/></text:p>
          </table:table-cell>
          <table:table-cell office:value-type="float" office:value="-19129" table:style-name="ce113">
            <text:p><text:s/>-19 129</text:p>
          </table:table-cell>
          <table:table-cell office:value-type="float" office:value="-10.598371100892017" table:style-name="ce114">
            <text:p>-1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6681" table:style-name="ce132">
            <text:p>16 681</text:p>
          </table:table-cell>
          <table:table-cell office:value-type="float" office:value="10.337690024231382" table:style-name="ce133">
            <text:p>10,3<text:s text:c="5"/></text:p>
          </table:table-cell>
          <table:table-cell office:value-type="float" office:value="15248" table:style-name="ce134">
            <text:p>15 248</text:p>
          </table:table-cell>
          <table:table-cell office:value-type="float" office:value="9.318413767394107" table:style-name="ce135">
            <text:p>9,3<text:s text:c="5"/></text:p>
          </table:table-cell>
          <table:table-cell office:value-type="float" office:value="18884" table:style-name="ce134">
            <text:p>18 884</text:p>
          </table:table-cell>
          <table:table-cell office:value-type="float" office:value="10.462629508560031" table:style-name="ce135">
            <text:p>10,5<text:s text:c="5"/></text:p>
          </table:table-cell>
          <table:table-cell office:value-type="float" office:value="1433" table:style-name="ce120">
            <text:p>+1 433</text:p>
          </table:table-cell>
          <table:table-cell office:value-type="float" office:value="9.3979538300104934" table:style-name="ce121">
            <text:p>+9,4<text:s text:c="3"/></text:p>
          </table:table-cell>
          <table:table-cell office:value-type="float" office:value="-2203" table:style-name="ce120">
            <text:p><text:s/>-2 203</text:p>
          </table:table-cell>
          <table:table-cell office:value-type="float" office:value="-11.665960601567464" table:style-name="ce121">
            <text:p>-1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44680" table:style-name="ce132">
            <text:p>144 680</text:p>
          </table:table-cell>
          <table:table-cell office:value-type="float" office:value="89.662309975768622" table:style-name="ce133">
            <text:p>89,7<text:s text:c="5"/></text:p>
          </table:table-cell>
          <table:table-cell office:value-type="float" office:value="148385" table:style-name="ce134">
            <text:p>148 385</text:p>
          </table:table-cell>
          <table:table-cell office:value-type="float" office:value="90.681586232605895" table:style-name="ce135">
            <text:p>90,7<text:s text:c="5"/></text:p>
          </table:table-cell>
          <table:table-cell office:value-type="float" office:value="161606" table:style-name="ce134">
            <text:p>161 606</text:p>
          </table:table-cell>
          <table:table-cell office:value-type="float" office:value="89.537370491439972" table:style-name="ce135">
            <text:p>89,5<text:s text:c="5"/></text:p>
          </table:table-cell>
          <table:table-cell office:value-type="float" office:value="-3705" table:style-name="ce120">
            <text:p><text:s/>-3 705</text:p>
          </table:table-cell>
          <table:table-cell office:value-type="float" office:value="-2.4968831081308758" table:style-name="ce121">
            <text:p>-2,5<text:s text:c="3"/></text:p>
          </table:table-cell>
          <table:table-cell office:value-type="float" office:value="-16926" table:style-name="ce120">
            <text:p><text:s/>-16 926</text:p>
          </table:table-cell>
          <table:table-cell office:value-type="float" office:value="-10.473621028922194" table:style-name="ce121">
            <text:p>-10,5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2804" table:style-name="ce132">
            <text:p>92 804</text:p>
          </table:table-cell>
          <table:table-cell office:value-type="float" office:value="57.513277681719863" table:style-name="ce133">
            <text:p>57,5<text:s text:c="5"/></text:p>
          </table:table-cell>
          <table:table-cell office:value-type="float" office:value="94471" table:style-name="ce134">
            <text:p>94 471</text:p>
          </table:table-cell>
          <table:table-cell office:value-type="float" office:value="57.733464521215161" table:style-name="ce135">
            <text:p>57,7<text:s text:c="5"/></text:p>
          </table:table-cell>
          <table:table-cell office:value-type="float" office:value="97976" table:style-name="ce134">
            <text:p>97 976</text:p>
          </table:table-cell>
          <table:table-cell office:value-type="float" office:value="54.28333979721868" table:style-name="ce135">
            <text:p>54,3<text:s text:c="5"/></text:p>
          </table:table-cell>
          <table:table-cell office:value-type="float" office:value="-1667" table:style-name="ce120">
            <text:p><text:s/>-1 667</text:p>
          </table:table-cell>
          <table:table-cell office:value-type="float" office:value="-1.7645626700257222" table:style-name="ce121">
            <text:p>-1,8<text:s text:c="3"/></text:p>
          </table:table-cell>
          <table:table-cell office:value-type="float" office:value="-5172" table:style-name="ce120">
            <text:p><text:s/>-5 172</text:p>
          </table:table-cell>
          <table:table-cell office:value-type="float" office:value="-5.2788437984812608" table:style-name="ce121">
            <text:p>-5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8557" table:style-name="ce132">
            <text:p>68 557</text:p>
          </table:table-cell>
          <table:table-cell office:value-type="float" office:value="42.48672231828013" table:style-name="ce133">
            <text:p>42,5<text:s text:c="5"/></text:p>
          </table:table-cell>
          <table:table-cell office:value-type="float" office:value="69162" table:style-name="ce134">
            <text:p>69 162</text:p>
          </table:table-cell>
          <table:table-cell office:value-type="float" office:value="42.266535478784839" table:style-name="ce135">
            <text:p>42,3<text:s text:c="5"/></text:p>
          </table:table-cell>
          <table:table-cell office:value-type="float" office:value="82514" table:style-name="ce134">
            <text:p>82 514</text:p>
          </table:table-cell>
          <table:table-cell office:value-type="float" office:value="45.71666020278132" table:style-name="ce135">
            <text:p>45,7<text:s text:c="5"/></text:p>
          </table:table-cell>
          <table:table-cell office:value-type="float" office:value="-605" table:style-name="ce120">
            <text:p><text:s/>- 605</text:p>
          </table:table-cell>
          <table:table-cell office:value-type="float" office:value="-0.87475781498510752" table:style-name="ce121">
            <text:p>-0,9<text:s text:c="3"/></text:p>
          </table:table-cell>
          <table:table-cell office:value-type="float" office:value="-13957" table:style-name="ce120">
            <text:p><text:s/>-13 957</text:p>
          </table:table-cell>
          <table:table-cell office:value-type="float" office:value="-16.91470538332889" table:style-name="ce121">
            <text:p>-16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7995" table:style-name="ce132">
            <text:p>17 995</text:p>
          </table:table-cell>
          <table:table-cell office:value-type="float" office:value="11.152013187821098" table:style-name="ce133">
            <text:p>11,2<text:s text:c="5"/></text:p>
          </table:table-cell>
          <table:table-cell office:value-type="float" office:value="17039" table:style-name="ce134">
            <text:p>17 039</text:p>
          </table:table-cell>
          <table:table-cell office:value-type="float" office:value="10.412936265912133" table:style-name="ce135">
            <text:p>10,4<text:s text:c="5"/></text:p>
          </table:table-cell>
          <table:table-cell office:value-type="float" office:value="21171" table:style-name="ce134">
            <text:p>21 171</text:p>
          </table:table-cell>
          <table:table-cell office:value-type="float" office:value="11.72973571943044" table:style-name="ce135">
            <text:p>11,7<text:s text:c="5"/></text:p>
          </table:table-cell>
          <table:table-cell office:value-type="float" office:value="956" table:style-name="ce120">
            <text:p>+ 956</text:p>
          </table:table-cell>
          <table:table-cell office:value-type="float" office:value="5.6106579024590646" table:style-name="ce121">
            <text:p>+5,6<text:s text:c="3"/></text:p>
          </table:table-cell>
          <table:table-cell office:value-type="float" office:value="-3176" table:style-name="ce120">
            <text:p><text:s/>-3 176</text:p>
          </table:table-cell>
          <table:table-cell office:value-type="float" office:value="-15.0016532048557" table:style-name="ce121">
            <text:p>-15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43366" table:style-name="ce132">
            <text:p>143 366</text:p>
          </table:table-cell>
          <table:table-cell office:value-type="float" office:value="88.847986812178902" table:style-name="ce133">
            <text:p>88,8<text:s text:c="5"/></text:p>
          </table:table-cell>
          <table:table-cell office:value-type="float" office:value="146594" table:style-name="ce134">
            <text:p>146 594</text:p>
          </table:table-cell>
          <table:table-cell office:value-type="float" office:value="89.587063734087863" table:style-name="ce135">
            <text:p>89,6<text:s text:c="5"/></text:p>
          </table:table-cell>
          <table:table-cell office:value-type="float" office:value="159319" table:style-name="ce134">
            <text:p>159 319</text:p>
          </table:table-cell>
          <table:table-cell office:value-type="float" office:value="88.270264280569563" table:style-name="ce135">
            <text:p>88,3<text:s text:c="5"/></text:p>
          </table:table-cell>
          <table:table-cell office:value-type="float" office:value="-3228" table:style-name="ce120">
            <text:p><text:s/>-3 228</text:p>
          </table:table-cell>
          <table:table-cell office:value-type="float" office:value="-2.2020000818587389" table:style-name="ce121">
            <text:p>-2,2<text:s text:c="3"/></text:p>
          </table:table-cell>
          <table:table-cell office:value-type="float" office:value="-15953" table:style-name="ce120">
            <text:p><text:s/>-15 953</text:p>
          </table:table-cell>
          <table:table-cell office:value-type="float" office:value="-10.013243869218361" table:style-name="ce121">
            <text:p>-10,0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2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172" table:style-name="ce132">
            <text:p>11 172</text:p>
          </table:table-cell>
          <table:table-cell office:value-type="float" office:value="6.9236060758175775" table:style-name="ce133">
            <text:p>6,9<text:s text:c="5"/></text:p>
          </table:table-cell>
          <table:table-cell office:value-type="float" office:value="11350" table:style-name="ce134">
            <text:p>11 350</text:p>
          </table:table-cell>
          <table:table-cell office:value-type="float" office:value="6.9362536896591758" table:style-name="ce135">
            <text:p>6,9<text:s text:c="5"/></text:p>
          </table:table-cell>
          <table:table-cell office:value-type="float" office:value="12238" table:style-name="ce134">
            <text:p>12 238</text:p>
          </table:table-cell>
          <table:table-cell office:value-type="float" office:value="6.7804310488115682" table:style-name="ce135">
            <text:p>6,8<text:s text:c="5"/></text:p>
          </table:table-cell>
          <table:table-cell office:value-type="float" office:value="-178" table:style-name="ce120">
            <text:p><text:s/>- 178</text:p>
          </table:table-cell>
          <table:table-cell office:value-type="float" office:value="-1.5682819383259909" table:style-name="ce121">
            <text:p>-1,6<text:s text:c="3"/></text:p>
          </table:table-cell>
          <table:table-cell office:value-type="float" office:value="-1066" table:style-name="ce120">
            <text:p><text:s/>-1 066</text:p>
          </table:table-cell>
          <table:table-cell office:value-type="float" office:value="-8.7105736231410358" table:style-name="ce121">
            <text:p>-8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927" table:style-name="ce132">
            <text:p>24 927</text:p>
          </table:table-cell>
          <table:table-cell office:value-type="float" office:value="15.447970699239594" table:style-name="ce133">
            <text:p>15,4<text:s text:c="5"/></text:p>
          </table:table-cell>
          <table:table-cell office:value-type="float" office:value="25840" table:style-name="ce134">
            <text:p>25 840</text:p>
          </table:table-cell>
          <table:table-cell office:value-type="float" office:value="15.791435712845209" table:style-name="ce135">
            <text:p>15,8<text:s text:c="5"/></text:p>
          </table:table-cell>
          <table:table-cell office:value-type="float" office:value="29284" table:style-name="ce134">
            <text:p>29 284</text:p>
          </table:table-cell>
          <table:table-cell office:value-type="float" office:value="16.22472159122389" table:style-name="ce135">
            <text:p>16,2<text:s text:c="5"/></text:p>
          </table:table-cell>
          <table:table-cell office:value-type="float" office:value="-913" table:style-name="ce120">
            <text:p><text:s/>- 913</text:p>
          </table:table-cell>
          <table:table-cell office:value-type="float" office:value="-3.5332817337461297" table:style-name="ce121">
            <text:p>-3,5<text:s text:c="3"/></text:p>
          </table:table-cell>
          <table:table-cell office:value-type="float" office:value="-4357" table:style-name="ce120">
            <text:p><text:s/>-4 357</text:p>
          </table:table-cell>
          <table:table-cell office:value-type="float" office:value="-14.878431908209262" table:style-name="ce121">
            <text:p>-14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19970" table:style-name="ce132">
            <text:p>19 970</text:p>
          </table:table-cell>
          <table:table-cell office:value-type="float" office:value="12.375976846945669" table:style-name="ce133">
            <text:p>12,4<text:s text:c="5"/></text:p>
          </table:table-cell>
          <table:table-cell office:value-type="float" office:value="20937" table:style-name="ce134">
            <text:p>20 937</text:p>
          </table:table-cell>
          <table:table-cell office:value-type="float" office:value="12.795096343647064" table:style-name="ce135">
            <text:p>12,8<text:s text:c="5"/></text:p>
          </table:table-cell>
          <table:table-cell office:value-type="float" office:value="22460" table:style-name="ce134">
            <text:p>22 460</text:p>
          </table:table-cell>
          <table:table-cell office:value-type="float" office:value="12.443902709291374" table:style-name="ce135">
            <text:p>12,4<text:s text:c="5"/></text:p>
          </table:table-cell>
          <table:table-cell office:value-type="float" office:value="-967" table:style-name="ce120">
            <text:p><text:s/>- 967</text:p>
          </table:table-cell>
          <table:table-cell office:value-type="float" office:value="-4.618617758036013" table:style-name="ce121">
            <text:p>-4,6<text:s text:c="3"/></text:p>
          </table:table-cell>
          <table:table-cell office:value-type="float" office:value="-2490" table:style-name="ce120">
            <text:p><text:s/>-2 490</text:p>
          </table:table-cell>
          <table:table-cell office:value-type="float" office:value="-11.086375779162957" table:style-name="ce121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0100" table:style-name="ce132">
            <text:p>30 100</text:p>
          </table:table-cell>
          <table:table-cell office:value-type="float" office:value="18.653825893493472" table:style-name="ce133">
            <text:p>18,7<text:s text:c="5"/></text:p>
          </table:table-cell>
          <table:table-cell office:value-type="float" office:value="31280" table:style-name="ce134">
            <text:p>31 280</text:p>
          </table:table-cell>
          <table:table-cell office:value-type="float" office:value="19.115948494496831" table:style-name="ce135">
            <text:p>19,1<text:s text:c="5"/></text:p>
          </table:table-cell>
          <table:table-cell office:value-type="float" office:value="33929" table:style-name="ce134">
            <text:p>33 929</text:p>
          </table:table-cell>
          <table:table-cell office:value-type="float" office:value="18.798271372375201" table:style-name="ce135">
            <text:p>18,8<text:s text:c="5"/></text:p>
          </table:table-cell>
          <table:table-cell office:value-type="float" office:value="-1180" table:style-name="ce120">
            <text:p><text:s/>-1 180</text:p>
          </table:table-cell>
          <table:table-cell office:value-type="float" office:value="-3.7723785166240407" table:style-name="ce121">
            <text:p>-3,8<text:s text:c="3"/></text:p>
          </table:table-cell>
          <table:table-cell office:value-type="float" office:value="-3829" table:style-name="ce120">
            <text:p><text:s/>-3 829</text:p>
          </table:table-cell>
          <table:table-cell office:value-type="float" office:value="-11.285331132659376" table:style-name="ce121">
            <text:p>-1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45433" table:style-name="ce132">
            <text:p>45 433</text:p>
          </table:table-cell>
          <table:table-cell office:value-type="float" office:value="28.156121987345145" table:style-name="ce133">
            <text:p>28,2<text:s text:c="5"/></text:p>
          </table:table-cell>
          <table:table-cell office:value-type="float" office:value="45031" table:style-name="ce134">
            <text:p>45 031</text:p>
          </table:table-cell>
          <table:table-cell office:value-type="float" office:value="27.519510123263647" table:style-name="ce135">
            <text:p>27,5<text:s text:c="5"/></text:p>
          </table:table-cell>
          <table:table-cell office:value-type="float" office:value="48858" table:style-name="ce134">
            <text:p>48 858</text:p>
          </table:table-cell>
          <table:table-cell office:value-type="float" office:value="27.069643747576045" table:style-name="ce135">
            <text:p>27,1<text:s text:c="5"/></text:p>
          </table:table-cell>
          <table:table-cell office:value-type="float" office:value="402" table:style-name="ce120">
            <text:p>+ 402</text:p>
          </table:table-cell>
          <table:table-cell office:value-type="float" office:value="0.8927183495813994" table:style-name="ce121">
            <text:p>+0,9<text:s text:c="3"/></text:p>
          </table:table-cell>
          <table:table-cell office:value-type="float" office:value="-3425" table:style-name="ce120">
            <text:p><text:s/>-3 425</text:p>
          </table:table-cell>
          <table:table-cell office:value-type="float" office:value="-7.0101109337263088" table:style-name="ce121">
            <text:p>-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9759" table:style-name="ce132">
            <text:p>29 759</text:p>
          </table:table-cell>
          <table:table-cell office:value-type="float" office:value="18.442498497158546" table:style-name="ce133">
            <text:p>18,4<text:s text:c="5"/></text:p>
          </table:table-cell>
          <table:table-cell office:value-type="float" office:value="29195" table:style-name="ce134">
            <text:p>29 195</text:p>
          </table:table-cell>
          <table:table-cell office:value-type="float" office:value="17.841755636088074" table:style-name="ce135">
            <text:p>17,8<text:s text:c="5"/></text:p>
          </table:table-cell>
          <table:table-cell office:value-type="float" office:value="33721" table:style-name="ce134">
            <text:p>33 721</text:p>
          </table:table-cell>
          <table:table-cell office:value-type="float" office:value="18.683029530721925" table:style-name="ce135">
            <text:p>18,7<text:s text:c="5"/></text:p>
          </table:table-cell>
          <table:table-cell office:value-type="float" office:value="564" table:style-name="ce120">
            <text:p>+ 564</text:p>
          </table:table-cell>
          <table:table-cell office:value-type="float" office:value="1.9318376434320945" table:style-name="ce121">
            <text:p>+1,9<text:s text:c="3"/></text:p>
          </table:table-cell>
          <table:table-cell office:value-type="float" office:value="-3962" table:style-name="ce120">
            <text:p><text:s/>-3 962</text:p>
          </table:table-cell>
          <table:table-cell office:value-type="float" office:value="-11.749355001334481" table:style-name="ce121">
            <text:p>-11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58"/>
        <table:table-column table:style-name="co14" table:default-cell-style-name="ce58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993in" svg:y="0.24186in" svg:width="1.89615in" svg:height="0.52305in">
                <draw:text-box>
                  <text:p text:style-name="a37" text:class-names="" text:cond-style-name=""><text:span text:style-name="a35" text:class-names="">SETEMBRO 2019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292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60">
            <text:p>Quadro 3 - <text:s/>DESEMPREGO REGISTADO, <text:s text:c="2"/>POR <text:s/>REGIÕES<text:s text:c="3"/></text:p>
          </table:table-cell>
          <table:table-cell table:number-columns-repeated="8" table:style-name="ce160"/>
          <table:table-cell table:number-columns-spanned="2" table:number-rows-spanned="1" table:style-name="ce254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9">
            <text:p>SETEMBRO 2019</text:p>
          </table:table-cell>
          <table:table-cell office:value-type="string" table:style-name="ce92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56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6">
            <text:p>PORTUGAL</text:p>
          </table:table-cell>
          <table:table-cell office:value-type="float" office:value="301282" table:style-name="ce233">
            <text:p>301 282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04330" table:style-name="ce237">
            <text:p>304 330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38935" table:style-name="ce237">
            <text:p>338 935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-3048" table:style-name="ce113">
            <text:p><text:s/>-3 048</text:p>
          </table:table-cell>
          <table:table-cell office:value-type="float" office:value="-1.0015443761706042" table:style-name="ce114">
            <text:p>-1,0<text:s text:c="3"/></text:p>
          </table:table-cell>
          <table:table-cell office:value-type="float" office:value="-37653" table:style-name="ce113">
            <text:p><text:s/>-37 653</text:p>
          </table:table-cell>
          <table:table-cell office:value-type="float" office:value="-11.109209730479295" table:style-name="ce114">
            <text:p>-11,1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40">
            <text:p>CONTINENTE</text:p>
          </table:table-cell>
          <table:table-cell office:value-type="float" office:value="279388" table:style-name="ce233">
            <text:p>279 388</text:p>
          </table:table-cell>
          <table:table-cell office:value-type="float" office:value="92.733054082221969" table:style-name="ce215">
            <text:p>92,7<text:s text:c="5"/></text:p>
          </table:table-cell>
          <table:table-cell office:value-type="float" office:value="282365" table:style-name="ce237">
            <text:p>282 365</text:p>
          </table:table-cell>
          <table:table-cell office:value-type="float" office:value="92.782505832484475" table:style-name="ce216">
            <text:p>92,8<text:s text:c="5"/></text:p>
          </table:table-cell>
          <table:table-cell office:value-type="float" office:value="315406" table:style-name="ce237">
            <text:p>315 406</text:p>
          </table:table-cell>
          <table:table-cell office:value-type="float" office:value="93.057960965966927" table:style-name="ce217">
            <text:p>93,1<text:s text:c="5"/></text:p>
          </table:table-cell>
          <table:table-cell office:value-type="float" office:value="-2977" table:style-name="ce113">
            <text:p><text:s/>-2 977</text:p>
          </table:table-cell>
          <table:table-cell office:value-type="float" office:value="-1.054309138880527" table:style-name="ce114">
            <text:p>-1,1<text:s text:c="3"/></text:p>
          </table:table-cell>
          <table:table-cell office:value-type="float" office:value="-36018" table:style-name="ce113">
            <text:p><text:s/>-36 018</text:p>
          </table:table-cell>
          <table:table-cell office:value-type="float" office:value="-11.419567161055909" table:style-name="ce114">
            <text:p>-11,4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126215" table:style-name="ce234">
            <text:p>126 215</text:p>
          </table:table-cell>
          <table:table-cell office:value-type="float" office:value="41.892645428535388" table:style-name="ce218">
            <text:p>41,9<text:s text:c="5"/></text:p>
          </table:table-cell>
          <table:table-cell office:value-type="float" office:value="127281" table:style-name="ce238">
            <text:p>127 281</text:p>
          </table:table-cell>
          <table:table-cell office:value-type="float" office:value="41.823349653336841" table:style-name="ce219">
            <text:p>41,8<text:s text:c="5"/></text:p>
          </table:table-cell>
          <table:table-cell office:value-type="float" office:value="142866" table:style-name="ce238">
            <text:p>142 866</text:p>
          </table:table-cell>
          <table:table-cell office:value-type="float" office:value="42.151444967324117" table:style-name="ce220">
            <text:p>42,2<text:s text:c="5"/></text:p>
          </table:table-cell>
          <table:table-cell office:value-type="float" office:value="-1066" table:style-name="ce120">
            <text:p><text:s/>-1 066</text:p>
          </table:table-cell>
          <table:table-cell office:value-type="float" office:value="-0.83751698996708068" table:style-name="ce121">
            <text:p>-0,8<text:s text:c="3"/></text:p>
          </table:table-cell>
          <table:table-cell office:value-type="float" office:value="-16651" table:style-name="ce120">
            <text:p><text:s/>-16 651</text:p>
          </table:table-cell>
          <table:table-cell office:value-type="float" office:value="-11.654977391401733" table:style-name="ce121">
            <text:p>-11,7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1">
            <text:p>Centro</text:p>
          </table:table-cell>
          <table:table-cell office:value-type="float" office:value="42188" table:style-name="ce234">
            <text:p>42 188</text:p>
          </table:table-cell>
          <table:table-cell office:value-type="float" office:value="14.002827915374963" table:style-name="ce218">
            <text:p>14,0<text:s text:c="5"/></text:p>
          </table:table-cell>
          <table:table-cell office:value-type="float" office:value="42323" table:style-name="ce238">
            <text:p>42 323</text:p>
          </table:table-cell>
          <table:table-cell office:value-type="float" office:value="13.906943120954226" table:style-name="ce219">
            <text:p>13,9<text:s text:c="5"/></text:p>
          </table:table-cell>
          <table:table-cell office:value-type="float" office:value="46569" table:style-name="ce238">
            <text:p>46 569</text:p>
          </table:table-cell>
          <table:table-cell office:value-type="float" office:value="13.739802617020963" table:style-name="ce220">
            <text:p>13,7<text:s text:c="5"/></text:p>
          </table:table-cell>
          <table:table-cell office:value-type="float" office:value="-135" table:style-name="ce120">
            <text:p><text:s/>- 135</text:p>
          </table:table-cell>
          <table:table-cell office:value-type="float" office:value="-0.31897549795619401" table:style-name="ce121">
            <text:p>-0,3<text:s text:c="3"/></text:p>
          </table:table-cell>
          <table:table-cell office:value-type="float" office:value="-4381" table:style-name="ce120">
            <text:p><text:s/>-4 381</text:p>
          </table:table-cell>
          <table:table-cell office:value-type="float" office:value="-9.4075457922652408" table:style-name="ce121">
            <text:p>-9,4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Lisboa V. Tejo</text:p>
          </table:table-cell>
          <table:table-cell office:value-type="float" office:value="88445" table:style-name="ce234">
            <text:p>88 445</text:p>
          </table:table-cell>
          <table:table-cell office:value-type="float" office:value="29.356217762760473" table:style-name="ce218">
            <text:p>29,4<text:s text:c="5"/></text:p>
          </table:table-cell>
          <table:table-cell office:value-type="float" office:value="91140" table:style-name="ce238">
            <text:p>91 140</text:p>
          </table:table-cell>
          <table:table-cell office:value-type="float" office:value="29.947754082739131" table:style-name="ce219">
            <text:p>29,9<text:s text:c="5"/></text:p>
          </table:table-cell>
          <table:table-cell office:value-type="float" office:value="101659" table:style-name="ce238">
            <text:p>101 659</text:p>
          </table:table-cell>
          <table:table-cell office:value-type="float" office:value="29.993656600823165" table:style-name="ce220">
            <text:p>30,0<text:s text:c="5"/></text:p>
          </table:table-cell>
          <table:table-cell office:value-type="float" office:value="-2695" table:style-name="ce120">
            <text:p><text:s/>-2 695</text:p>
          </table:table-cell>
          <table:table-cell office:value-type="float" office:value="-2.956989247311828" table:style-name="ce121">
            <text:p>-3,0<text:s text:c="3"/></text:p>
          </table:table-cell>
          <table:table-cell office:value-type="float" office:value="-13214" table:style-name="ce120">
            <text:p><text:s/>-13 214</text:p>
          </table:table-cell>
          <table:table-cell office:value-type="float" office:value="-12.998357253169912" table:style-name="ce121">
            <text:p>-13,0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1">
            <text:p>Alentejo</text:p>
          </table:table-cell>
          <table:table-cell office:value-type="float" office:value="14264" table:style-name="ce234">
            <text:p>14 264</text:p>
          </table:table-cell>
          <table:table-cell office:value-type="float" office:value="4.7344348484144421" table:style-name="ce218">
            <text:p>4,7<text:s text:c="5"/></text:p>
          </table:table-cell>
          <table:table-cell office:value-type="float" office:value="14268" table:style-name="ce238">
            <text:p>14 268</text:p>
          </table:table-cell>
          <table:table-cell office:value-type="float" office:value="4.6883317451450726" table:style-name="ce219">
            <text:p>4,7<text:s text:c="5"/></text:p>
          </table:table-cell>
          <table:table-cell office:value-type="float" office:value="15650" table:style-name="ce238">
            <text:p>15 650</text:p>
          </table:table-cell>
          <table:table-cell office:value-type="float" office:value="4.6174045170902973" table:style-name="ce220">
            <text:p>4,6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2.8034763106251751E-2" table:style-name="ce121">
            <text:p>-0,0<text:s text:c="3"/></text:p>
          </table:table-cell>
          <table:table-cell office:value-type="float" office:value="-1386" table:style-name="ce120">
            <text:p><text:s/>-1 386</text:p>
          </table:table-cell>
          <table:table-cell office:value-type="float" office:value="-8.8562300319488827" table:style-name="ce121">
            <text:p>-8,9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Algarve</text:p>
          </table:table-cell>
          <table:table-cell office:value-type="float" office:value="8276" table:style-name="ce234">
            <text:p>8 276</text:p>
          </table:table-cell>
          <table:table-cell office:value-type="float" office:value="2.7469281271367025" table:style-name="ce218">
            <text:p>2,7<text:s text:c="5"/></text:p>
          </table:table-cell>
          <table:table-cell office:value-type="float" office:value="7353" table:style-name="ce238">
            <text:p>7 353</text:p>
          </table:table-cell>
          <table:table-cell office:value-type="float" office:value="2.4161272303092041" table:style-name="ce219">
            <text:p>2,4<text:s text:c="5"/></text:p>
          </table:table-cell>
          <table:table-cell office:value-type="float" office:value="8662" table:style-name="ce238">
            <text:p>8 662</text:p>
          </table:table-cell>
          <table:table-cell office:value-type="float" office:value="2.5556522637083807" table:style-name="ce220">
            <text:p>2,6<text:s text:c="5"/></text:p>
          </table:table-cell>
          <table:table-cell office:value-type="float" office:value="923" table:style-name="ce120">
            <text:p>+ 923</text:p>
          </table:table-cell>
          <table:table-cell office:value-type="float" office:value="12.552699578403374" table:style-name="ce121">
            <text:p>+12,6<text:s text:c="3"/></text:p>
          </table:table-cell>
          <table:table-cell office:value-type="float" office:value="-386" table:style-name="ce120">
            <text:p><text:s/>- 386</text:p>
          </table:table-cell>
          <table:table-cell office:value-type="float" office:value="-4.456245670745786" table:style-name="ce121">
            <text:p>-4,5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40">
            <text:p>REG.AUTÓNOMAS</text:p>
          </table:table-cell>
          <table:table-cell office:value-type="float" office:value="21894" table:style-name="ce233">
            <text:p>21 894</text:p>
          </table:table-cell>
          <table:table-cell office:value-type="float" office:value="7.2669459177780285" table:style-name="ce215">
            <text:p>7,3<text:s text:c="5"/></text:p>
          </table:table-cell>
          <table:table-cell office:value-type="float" office:value="21965" table:style-name="ce237">
            <text:p>21 965</text:p>
          </table:table-cell>
          <table:table-cell office:value-type="float" office:value="7.2174941675155253" table:style-name="ce216">
            <text:p>7,2<text:s text:c="5"/></text:p>
          </table:table-cell>
          <table:table-cell office:value-type="float" office:value="23529" table:style-name="ce237">
            <text:p>23 529</text:p>
          </table:table-cell>
          <table:table-cell office:value-type="float" office:value="6.9420390340330744" table:style-name="ce217">
            <text:p>6,9<text:s text:c="5"/></text:p>
          </table:table-cell>
          <table:table-cell office:value-type="float" office:value="-71" table:style-name="ce113">
            <text:p><text:s/>- 71</text:p>
          </table:table-cell>
          <table:table-cell office:value-type="float" office:value="-0.32324152060095607" table:style-name="ce114">
            <text:p>-0,3<text:s text:c="3"/></text:p>
          </table:table-cell>
          <table:table-cell office:value-type="float" office:value="-1635" table:style-name="ce113">
            <text:p><text:s/>-1 635</text:p>
          </table:table-cell>
          <table:table-cell office:value-type="float" office:value="-6.9488716052530917" table:style-name="ce114">
            <text:p>-6,9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7029" table:style-name="ce234">
            <text:p>7 029</text:p>
          </table:table-cell>
          <table:table-cell office:value-type="float" office:value="2.3330301843455632" table:style-name="ce218">
            <text:p>2,3<text:s text:c="5"/></text:p>
          </table:table-cell>
          <table:table-cell office:value-type="float" office:value="7040" table:style-name="ce238">
            <text:p>7 040</text:p>
          </table:table-cell>
          <table:table-cell office:value-type="float" office:value="2.3132783491604507" table:style-name="ce219">
            <text:p>2,3<text:s text:c="5"/></text:p>
          </table:table-cell>
          <table:table-cell office:value-type="float" office:value="7722" table:style-name="ce238">
            <text:p>7 722</text:p>
          </table:table-cell>
          <table:table-cell office:value-type="float" office:value="2.2783129508607844" table:style-name="ce220">
            <text:p>2,3<text:s text:c="5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0.15625" table:style-name="ce121">
            <text:p>-0,2<text:s text:c="3"/></text:p>
          </table:table-cell>
          <table:table-cell office:value-type="float" office:value="-693" table:style-name="ce120">
            <text:p><text:s/>- 693</text:p>
          </table:table-cell>
          <table:table-cell office:value-type="float" office:value="-8.9743589743589745" table:style-name="ce121">
            <text:p>-9,0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Madeira</text:p>
          </table:table-cell>
          <table:table-cell office:value-type="float" office:value="14865" table:style-name="ce234">
            <text:p>14 865</text:p>
          </table:table-cell>
          <table:table-cell office:value-type="float" office:value="4.9339157334324657" table:style-name="ce218">
            <text:p>4,9<text:s text:c="5"/></text:p>
          </table:table-cell>
          <table:table-cell office:value-type="float" office:value="14925" table:style-name="ce238">
            <text:p>14 925</text:p>
          </table:table-cell>
          <table:table-cell office:value-type="float" office:value="4.904215818355075" table:style-name="ce219">
            <text:p>4,9<text:s text:c="5"/></text:p>
          </table:table-cell>
          <table:table-cell office:value-type="float" office:value="15807" table:style-name="ce238">
            <text:p>15 807</text:p>
          </table:table-cell>
          <table:table-cell office:value-type="float" office:value="4.66372608317229" table:style-name="ce220">
            <text:p>4,7<text:s text:c="5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0.4020100502512563" table:style-name="ce121">
            <text:p>-0,4<text:s text:c="3"/></text:p>
          </table:table-cell>
          <table:table-cell office:value-type="float" office:value="-942" table:style-name="ce120">
            <text:p><text:s/>- 942</text:p>
          </table:table-cell>
          <table:table-cell office:value-type="float" office:value="-5.9593850825583603" table:style-name="ce121">
            <text:p>-6,0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4 - DESEMPREGO REGISTADO, <text:s text:c="2"/>POR <text:s/>GRUPOS <text:s/>DE <text:s/>PROFISSÕES<text:s/>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9"/>
          <table:table-cell table:style-name="ce100"/>
          <table:table-cell table:style-name="ce211"/>
          <table:table-cell table:style-name="ce59"/>
          <table:table-cell table:style-name="ce21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90">
            <text:p>Total</text:p>
          </table:table-cell>
          <table:table-cell office:value-type="float" office:value="279388" table:style-name="ce109">
            <text:p>279 388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282365" table:style-name="ce149">
            <text:p>282 365</text:p>
          </table:table-cell>
          <table:table-cell office:value-type="float" office:value="100.00000000000003" table:style-name="ce204">
            <text:p>100,0<text:s text:c="5"/></text:p>
          </table:table-cell>
          <table:table-cell office:value-type="float" office:value="315406" table:style-name="ce111">
            <text:p>315 406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-2977" table:style-name="ce113">
            <text:p><text:s/>-2 977</text:p>
          </table:table-cell>
          <table:table-cell office:value-type="float" office:value="-1.054309138880527" table:style-name="ce114">
            <text:p>-1,1<text:s text:c="3"/></text:p>
          </table:table-cell>
          <table:table-cell office:value-type="float" office:value="-36018" table:style-name="ce113">
            <text:p><text:s/>-36 018</text:p>
          </table:table-cell>
          <table:table-cell office:value-type="float" office:value="-11.419567161055909" table:style-name="ce114">
            <text:p>-11,4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9">
            <text:p>1- Repres. poder legisla., órgãos exec., dirig., dir. e gestores execu.</text:p>
          </table:table-cell>
          <table:table-cell office:value-type="float" office:value="6960" table:style-name="ce116">
            <text:p>6 960</text:p>
          </table:table-cell>
          <table:table-cell office:value-type="float" office:value="2.4911592480707836" table:style-name="ce202">
            <text:p>2,5<text:s text:c="5"/></text:p>
          </table:table-cell>
          <table:table-cell office:value-type="float" office:value="6965" table:style-name="ce151">
            <text:p>6 965</text:p>
          </table:table-cell>
          <table:table-cell office:value-type="float" office:value="2.4666654861615287" table:style-name="ce205">
            <text:p>2,5<text:s text:c="5"/></text:p>
          </table:table-cell>
          <table:table-cell office:value-type="float" office:value="7165" table:style-name="ce118">
            <text:p>7 165</text:p>
          </table:table-cell>
          <table:table-cell office:value-type="float" office:value="2.2716752376302289" table:style-name="ce208">
            <text:p>2,3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7.1787508973438621E-2" table:style-name="ce121">
            <text:p>-0,1<text:s text:c="3"/></text:p>
          </table:table-cell>
          <table:table-cell office:value-type="float" office:value="-205" table:style-name="ce120">
            <text:p><text:s/>- 205</text:p>
          </table:table-cell>
          <table:table-cell office:value-type="float" office:value="-2.8611304954640615" table:style-name="ce121">
            <text:p>-2,9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9">
            <text:p>2- Especialistas das atividades intelectuais e científicas</text:p>
          </table:table-cell>
          <table:table-cell office:value-type="float" office:value="36212" table:style-name="ce116">
            <text:p>36 212</text:p>
          </table:table-cell>
          <table:table-cell office:value-type="float" office:value="12.961186593554483" table:style-name="ce202">
            <text:p>13,0<text:s text:c="5"/></text:p>
          </table:table-cell>
          <table:table-cell office:value-type="float" office:value="35501" table:style-name="ce151">
            <text:p>35 501</text:p>
          </table:table-cell>
          <table:table-cell office:value-type="float" office:value="12.572733872824182" table:style-name="ce205">
            <text:p>12,6<text:s text:c="5"/></text:p>
          </table:table-cell>
          <table:table-cell office:value-type="float" office:value="41128" table:style-name="ce118">
            <text:p>41 128</text:p>
          </table:table-cell>
          <table:table-cell office:value-type="float" office:value="13.039701210503289" table:style-name="ce208">
            <text:p>13,0<text:s text:c="5"/></text:p>
          </table:table-cell>
          <table:table-cell office:value-type="float" office:value="711" table:style-name="ce120">
            <text:p>+ 711</text:p>
          </table:table-cell>
          <table:table-cell office:value-type="float" office:value="2.0027604856201231" table:style-name="ce121">
            <text:p>+2,0<text:s text:c="3"/></text:p>
          </table:table-cell>
          <table:table-cell office:value-type="float" office:value="-4916" table:style-name="ce120">
            <text:p><text:s/>-4 916</text:p>
          </table:table-cell>
          <table:table-cell office:value-type="float" office:value="-11.952927446022175" table:style-name="ce121">
            <text:p>-12,0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9">
            <text:p>3- Técnicos e profissões de nível intermédio</text:p>
          </table:table-cell>
          <table:table-cell office:value-type="float" office:value="26098" table:style-name="ce116">
            <text:p>26 098</text:p>
          </table:table-cell>
          <table:table-cell office:value-type="float" office:value="9.341131329906796" table:style-name="ce202">
            <text:p>9,3<text:s text:c="5"/></text:p>
          </table:table-cell>
          <table:table-cell office:value-type="float" office:value="26075" table:style-name="ce151">
            <text:p>26 075</text:p>
          </table:table-cell>
          <table:table-cell office:value-type="float" office:value="9.234501443167531" table:style-name="ce205">
            <text:p>9,2<text:s text:c="5"/></text:p>
          </table:table-cell>
          <table:table-cell office:value-type="float" office:value="29334" table:style-name="ce118">
            <text:p>29 334</text:p>
          </table:table-cell>
          <table:table-cell office:value-type="float" office:value="9.300393778177968" table:style-name="ce208">
            <text:p>9,3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8.8207094918504314E-2" table:style-name="ce121">
            <text:p>+0,1<text:s text:c="3"/></text:p>
          </table:table-cell>
          <table:table-cell office:value-type="float" office:value="-3236" table:style-name="ce120">
            <text:p><text:s/>-3 236</text:p>
          </table:table-cell>
          <table:table-cell office:value-type="float" office:value="-11.03156746437581" table:style-name="ce121">
            <text:p>-11,0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1">
            <text:p>4- Pessoal administrativo</text:p>
          </table:table-cell>
          <table:table-cell office:value-type="float" office:value="32782" table:style-name="ce116">
            <text:p>32 782</text:p>
          </table:table-cell>
          <table:table-cell office:value-type="float" office:value="11.733503228485118" table:style-name="ce202">
            <text:p>11,7<text:s text:c="5"/></text:p>
          </table:table-cell>
          <table:table-cell office:value-type="float" office:value="32467" table:style-name="ce151">
            <text:p>32 467</text:p>
          </table:table-cell>
          <table:table-cell office:value-type="float" office:value="11.498238096081312" table:style-name="ce205">
            <text:p>11,5<text:s text:c="5"/></text:p>
          </table:table-cell>
          <table:table-cell office:value-type="float" office:value="35975" table:style-name="ce118">
            <text:p>35 975</text:p>
          </table:table-cell>
          <table:table-cell office:value-type="float" office:value="11.405933939113396" table:style-name="ce208">
            <text:p>11,4<text:s text:c="5"/></text:p>
          </table:table-cell>
          <table:table-cell office:value-type="float" office:value="315" table:style-name="ce120">
            <text:p>+ 315</text:p>
          </table:table-cell>
          <table:table-cell office:value-type="float" office:value="0.97021591154094933" table:style-name="ce121">
            <text:p>+1,0<text:s text:c="3"/></text:p>
          </table:table-cell>
          <table:table-cell office:value-type="float" office:value="-3193" table:style-name="ce120">
            <text:p><text:s/>-3 193</text:p>
          </table:table-cell>
          <table:table-cell office:value-type="float" office:value="-8.8756080611535797" table:style-name="ce121">
            <text:p>-8,9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2">
            <text:p>5- Trab. serviços pessoais, de proteção e segurança e vendedores</text:p>
          </table:table-cell>
          <table:table-cell office:value-type="float" office:value="53504" table:style-name="ce116">
            <text:p>53 504</text:p>
          </table:table-cell>
          <table:table-cell office:value-type="float" office:value="19.150428794364828" table:style-name="ce202">
            <text:p>19,2<text:s text:c="5"/></text:p>
          </table:table-cell>
          <table:table-cell office:value-type="float" office:value="54008" table:style-name="ce151">
            <text:p>54 008</text:p>
          </table:table-cell>
          <table:table-cell office:value-type="float" office:value="19.127016450339099" table:style-name="ce205">
            <text:p>19,1<text:s text:c="5"/></text:p>
          </table:table-cell>
          <table:table-cell office:value-type="float" office:value="60223" table:style-name="ce118">
            <text:p>60 223</text:p>
          </table:table-cell>
          <table:table-cell office:value-type="float" office:value="19.093802907997944" table:style-name="ce208">
            <text:p>19,1<text:s text:c="5"/></text:p>
          </table:table-cell>
          <table:table-cell office:value-type="float" office:value="-504" table:style-name="ce120">
            <text:p><text:s/>- 504</text:p>
          </table:table-cell>
          <table:table-cell office:value-type="float" office:value="-0.93319508221004299" table:style-name="ce121">
            <text:p>-0,9<text:s text:c="3"/></text:p>
          </table:table-cell>
          <table:table-cell office:value-type="float" office:value="-6719" table:style-name="ce120">
            <text:p><text:s/>-6 719</text:p>
          </table:table-cell>
          <table:table-cell office:value-type="float" office:value="-11.15686697773276" table:style-name="ce121">
            <text:p>-11,2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9">
            <text:p>6- Agricultores e trab. qualificados da agric., <text:s/>pesca e floresta</text:p>
          </table:table-cell>
          <table:table-cell office:value-type="float" office:value="8711" table:style-name="ce116">
            <text:p>8 711</text:p>
          </table:table-cell>
          <table:table-cell office:value-type="float" office:value="3.117886237061005" table:style-name="ce202">
            <text:p>3,1<text:s text:c="5"/></text:p>
          </table:table-cell>
          <table:table-cell office:value-type="float" office:value="8887" table:style-name="ce151">
            <text:p>8 887</text:p>
          </table:table-cell>
          <table:table-cell office:value-type="float" office:value="3.1473447488180191" table:style-name="ce205">
            <text:p>3,1<text:s text:c="5"/></text:p>
          </table:table-cell>
          <table:table-cell office:value-type="float" office:value="9578" table:style-name="ce118">
            <text:p>9 578</text:p>
          </table:table-cell>
          <table:table-cell office:value-type="float" office:value="3.0367209247763203" table:style-name="ce208">
            <text:p>3,0<text:s text:c="5"/></text:p>
          </table:table-cell>
          <table:table-cell office:value-type="float" office:value="-176" table:style-name="ce120">
            <text:p><text:s/>- 176</text:p>
          </table:table-cell>
          <table:table-cell office:value-type="float" office:value="-1.9804208394283787" table:style-name="ce121">
            <text:p>-2,0<text:s text:c="3"/></text:p>
          </table:table-cell>
          <table:table-cell office:value-type="float" office:value="-867" table:style-name="ce120">
            <text:p><text:s/>- 867</text:p>
          </table:table-cell>
          <table:table-cell office:value-type="float" office:value="-9.0519941532679056" table:style-name="ce121">
            <text:p>-9,1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9">
            <text:p>7- Trabalhadores qualificados da indústria, construção e artífices</text:p>
          </table:table-cell>
          <table:table-cell office:value-type="float" office:value="29714" table:style-name="ce116">
            <text:p>29 714</text:p>
          </table:table-cell>
          <table:table-cell office:value-type="float" office:value="10.635388778329778" table:style-name="ce202">
            <text:p>10,6<text:s text:c="5"/></text:p>
          </table:table-cell>
          <table:table-cell office:value-type="float" office:value="30382" table:style-name="ce151">
            <text:p>30 382</text:p>
          </table:table-cell>
          <table:table-cell office:value-type="float" office:value="10.759832132169356" table:style-name="ce205">
            <text:p>10,8<text:s text:c="5"/></text:p>
          </table:table-cell>
          <table:table-cell office:value-type="float" office:value="35415" table:style-name="ce118">
            <text:p>35 415</text:p>
          </table:table-cell>
          <table:table-cell office:value-type="float" office:value="11.228385002187656" table:style-name="ce208">
            <text:p>11,2<text:s text:c="5"/></text:p>
          </table:table-cell>
          <table:table-cell office:value-type="float" office:value="-668" table:style-name="ce120">
            <text:p><text:s/>- 668</text:p>
          </table:table-cell>
          <table:table-cell office:value-type="float" office:value="-2.1986702652886581" table:style-name="ce121">
            <text:p>-2,2<text:s text:c="3"/></text:p>
          </table:table-cell>
          <table:table-cell office:value-type="float" office:value="-5701" table:style-name="ce120">
            <text:p><text:s/>-5 701</text:p>
          </table:table-cell>
          <table:table-cell office:value-type="float" office:value="-16.097698715233658" table:style-name="ce121">
            <text:p>-16,1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3">
            <text:p>8- Operadores de instalações e máquinas e trab. da montagem</text:p>
          </table:table-cell>
          <table:table-cell office:value-type="float" office:value="15703" table:style-name="ce116">
            <text:p>15 703</text:p>
          </table:table-cell>
          <table:table-cell office:value-type="float" office:value="5.6204990908700445" table:style-name="ce202">
            <text:p>5,6<text:s text:c="5"/></text:p>
          </table:table-cell>
          <table:table-cell office:value-type="float" office:value="15860" table:style-name="ce151">
            <text:p>15 860</text:p>
          </table:table-cell>
          <table:table-cell office:value-type="float" office:value="5.6168434473111049" table:style-name="ce205">
            <text:p>5,6<text:s text:c="5"/></text:p>
          </table:table-cell>
          <table:table-cell office:value-type="float" office:value="17421" table:style-name="ce118">
            <text:p>17 421</text:p>
          </table:table-cell>
          <table:table-cell office:value-type="float" office:value="5.523357196755927" table:style-name="ce208">
            <text:p>5,5<text:s text:c="5"/></text:p>
          </table:table-cell>
          <table:table-cell office:value-type="float" office:value="-157" table:style-name="ce120">
            <text:p><text:s/>- 157</text:p>
          </table:table-cell>
          <table:table-cell office:value-type="float" office:value="-0.9899117276166457" table:style-name="ce121">
            <text:p>-1,0<text:s text:c="3"/></text:p>
          </table:table-cell>
          <table:table-cell office:value-type="float" office:value="-1718" table:style-name="ce120">
            <text:p><text:s/>-1 718</text:p>
          </table:table-cell>
          <table:table-cell office:value-type="float" office:value="-9.8616612134779853" table:style-name="ce121">
            <text:p>-9,9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2">
            <text:p>9- Trabalhadores não qualificados</text:p>
          </table:table-cell>
          <table:table-cell office:value-type="float" office:value="69512" table:style-name="ce116">
            <text:p>69 512</text:p>
          </table:table-cell>
          <table:table-cell office:value-type="float" office:value="24.880095064927627" table:style-name="ce202">
            <text:p>24,9<text:s text:c="5"/></text:p>
          </table:table-cell>
          <table:table-cell office:value-type="float" office:value="72027" table:style-name="ce151">
            <text:p>72 027</text:p>
          </table:table-cell>
          <table:table-cell office:value-type="float" office:value="25.508473075629063" table:style-name="ce205">
            <text:p>25,5<text:s text:c="5"/></text:p>
          </table:table-cell>
          <table:table-cell office:value-type="float" office:value="78909" table:style-name="ce118">
            <text:p>78 909</text:p>
          </table:table-cell>
          <table:table-cell office:value-type="float" office:value="25.018230471202195" table:style-name="ce208">
            <text:p>25,0<text:s text:c="5"/></text:p>
          </table:table-cell>
          <table:table-cell office:value-type="float" office:value="-2515" table:style-name="ce120">
            <text:p><text:s/>-2 515</text:p>
          </table:table-cell>
          <table:table-cell office:value-type="float" office:value="-3.4917461507490248" table:style-name="ce121">
            <text:p>-3,5<text:s text:c="3"/></text:p>
          </table:table-cell>
          <table:table-cell office:value-type="float" office:value="-9397" table:style-name="ce120">
            <text:p><text:s/>-9 397</text:p>
          </table:table-cell>
          <table:table-cell office:value-type="float" office:value="-11.908654272643171" table:style-name="ce121">
            <text:p>-11,9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0- Profissões das Forças Armadas</text:p>
          </table:table-cell>
          <table:table-cell office:value-type="float" office:value="175" table:style-name="ce116">
            <text:p><text:s/>175</text:p>
          </table:table-cell>
          <table:table-cell office:value-type="float" office:value="6.2636906381090096E-2" table:style-name="ce202">
            <text:p>0,1<text:s text:c="5"/></text:p>
          </table:table-cell>
          <table:table-cell office:value-type="float" office:value="175" table:style-name="ce151">
            <text:p><text:s/>175</text:p>
          </table:table-cell>
          <table:table-cell office:value-type="float" office:value="6.1976519752802224E-2" table:style-name="ce205">
            <text:p>0,1<text:s text:c="5"/></text:p>
          </table:table-cell>
          <table:table-cell office:value-type="float" office:value="203" table:style-name="ce118">
            <text:p><text:s/>203</text:p>
          </table:table-cell>
          <table:table-cell office:value-type="float" office:value="6.4361489635580804E-2" table:style-name="ce208">
            <text:p>0,1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28" table:style-name="ce120">
            <text:p><text:s/>- 28</text:p>
          </table:table-cell>
          <table:table-cell office:value-type="float" office:value="-13.793103448275861" table:style-name="ce121">
            <text:p>-13,8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2">
            <text:p><text:s text:c="5"/>Outros</text:p>
          </table:table-cell>
          <table:table-cell office:value-type="float" office:value="17" table:style-name="ce116">
            <text:p><text:s/>17</text:p>
          </table:table-cell>
          <table:table-cell office:value-type="float" office:value="6.084728048448753E-3" table:style-name="ce202">
            <text:p>0,0<text:s text:c="5"/></text:p>
          </table:table-cell>
          <table:table-cell office:value-type="float" office:value="18" table:style-name="ce151">
            <text:p><text:s/>18</text:p>
          </table:table-cell>
          <table:table-cell office:value-type="float" office:value="6.3747277460025143E-3" table:style-name="ce205">
            <text:p>0,0<text:s text:c="5"/></text:p>
          </table:table-cell>
          <table:table-cell office:value-type="float" office:value="55" table:style-name="ce118">
            <text:p><text:s/>55</text:p>
          </table:table-cell>
          <table:table-cell office:value-type="float" office:value="1.7437842019492337E-2" table:style-name="ce208">
            <text:p>0,0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5.5555555555555554" table:style-name="ce121">
            <text:p>-5,6<text:s text:c="3"/></text:p>
          </table:table-cell>
          <table:table-cell office:value-type="float" office:value="-38" table:style-name="ce120">
            <text:p><text:s/>- 38</text:p>
          </table:table-cell>
          <table:table-cell office:value-type="float" office:value="-69.090909090909093" table:style-name="ce121">
            <text:p>-69,1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80"/>
          <table:table-cell table:style-name="ce157"/>
          <table:table-cell table:style-name="ce210"/>
          <table:table-cell table:style-name="ce158"/>
          <table:table-cell table:style-name="ce212"/>
          <table:table-cell table:style-name="ce159"/>
          <table:table-cell table:style-name="ce214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674in" svg:y="0.26451in" svg:width="1.90411in" svg:height="0.53304in">
                <draw:text-box>
                  <text:p text:style-name="a52" text:class-names="" text:cond-style-name=""><text:span text:style-name="a50" text:class-names="">SETEMBRO 2019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3" draw:style-name="a45" draw:name="Text Box 122" svg:x="0in" svg:y="0in" svg:width="0.97917in" svg:height="0.32717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9267in" svg:height="0.30877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6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1">
            <text:p><text:s text:c="2"/>Total</text:p>
          </table:table-cell>
          <table:table-cell office:value-type="float" office:value="250003" table:style-name="ce109">
            <text:p>250 00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54525" table:style-name="ce111">
            <text:p>254 525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80572" table:style-name="ce111">
            <text:p>280 57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4522" table:style-name="ce113">
            <text:p><text:s/>-4 522</text:p>
          </table:table-cell>
          <table:table-cell office:value-type="float" office:value="-1.7766427659365485" table:style-name="ce114">
            <text:p>-1,8<text:s text:c="3"/></text:p>
          </table:table-cell>
          <table:table-cell office:value-type="float" office:value="-30569" table:style-name="ce113">
            <text:p><text:s/>-30 569</text:p>
          </table:table-cell>
          <table:table-cell office:value-type="float" office:value="-10.895242575880701" table:style-name="ce114">
            <text:p>-10,9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4"/>
          <table:table-cell office:value-type="string" table:style-name="ce182">
            <text:p>Agricultura, produção animal, caça, floresta e pesca</text:p>
          </table:table-cell>
          <table:table-cell office:value-type="float" office:value="11586" table:style-name="ce109">
            <text:p>11 586</text:p>
          </table:table-cell>
          <table:table-cell office:value-type="float" office:value="4.6343443878673458" table:style-name="ce110">
            <text:p>4,6<text:s text:c="5"/></text:p>
          </table:table-cell>
          <table:table-cell office:value-type="float" office:value="11782" table:style-name="ce111">
            <text:p>11 782</text:p>
          </table:table-cell>
          <table:table-cell office:value-type="float" office:value="4.6290148315489636" table:style-name="ce112">
            <text:p>4,6<text:s text:c="5"/></text:p>
          </table:table-cell>
          <table:table-cell office:value-type="float" office:value="12687" table:style-name="ce111">
            <text:p>12 687</text:p>
          </table:table-cell>
          <table:table-cell office:value-type="float" office:value="4.5218339677515926" table:style-name="ce112">
            <text:p>4,5<text:s text:c="5"/></text:p>
          </table:table-cell>
          <table:table-cell office:value-type="float" office:value="-196" table:style-name="ce113">
            <text:p><text:s/>- 196</text:p>
          </table:table-cell>
          <table:table-cell office:value-type="float" office:value="-1.6635545747750808" table:style-name="ce114">
            <text:p>-1,7<text:s text:c="3"/></text:p>
          </table:table-cell>
          <table:table-cell office:value-type="float" office:value="-1101" table:style-name="ce113">
            <text:p><text:s/>-1 101</text:p>
          </table:table-cell>
          <table:table-cell office:value-type="float" office:value="-8.6781745093402698" table:style-name="ce114">
            <text:p>-8,7<text:s text:c="3"/></text:p>
          </table:table-cell>
          <table:table-cell table:style-name="ce156"/>
          <table:table-cell table:number-columns-repeated="16371" table:style-name="ce194"/>
        </table:table-row>
        <table:table-row table:style-name="ro22">
          <table:table-cell table:style-name="ce194"/>
          <table:table-cell office:value-type="string" table:style-name="ce183">
            <text:p>Indústria, energia e água e construção</text:p>
          </table:table-cell>
          <table:table-cell office:value-type="float" office:value="58141" table:style-name="ce127">
            <text:p>58 141</text:p>
          </table:table-cell>
          <table:table-cell office:value-type="float" office:value="23.256120926548881" table:style-name="ce128">
            <text:p>23,3<text:s text:c="5"/></text:p>
          </table:table-cell>
          <table:table-cell office:value-type="float" office:value="59096" table:style-name="ce111">
            <text:p>59 096</text:p>
          </table:table-cell>
          <table:table-cell office:value-type="float" office:value="23.218151458599351" table:style-name="ce112">
            <text:p>23,2<text:s text:c="5"/></text:p>
          </table:table-cell>
          <table:table-cell office:value-type="float" office:value="65796" table:style-name="ce111">
            <text:p>65 796</text:p>
          </table:table-cell>
          <table:table-cell office:value-type="float" office:value="23.450665069928576" table:style-name="ce112">
            <text:p>23,5<text:s text:c="5"/></text:p>
          </table:table-cell>
          <table:table-cell office:value-type="float" office:value="-955" table:style-name="ce113">
            <text:p><text:s/>- 955</text:p>
          </table:table-cell>
          <table:table-cell office:value-type="float" office:value="-1.6160146202788681" table:style-name="ce114">
            <text:p>-1,6<text:s text:c="3"/></text:p>
          </table:table-cell>
          <table:table-cell office:value-type="float" office:value="-7655" table:style-name="ce113">
            <text:p><text:s/>-7 655</text:p>
          </table:table-cell>
          <table:table-cell office:value-type="float" office:value="-11.634445862970393" table:style-name="ce114">
            <text:p>-11,6<text:s text:c="3"/></text:p>
          </table:table-cell>
          <table:table-cell table:style-name="ce156"/>
          <table:table-cell table:number-columns-repeated="16371" table:style-name="ce194"/>
        </table:table-row>
        <table:table-row table:style-name="ro23">
          <table:table-cell/>
          <table:table-cell office:value-type="string" table:style-name="ce184">
            <text:p>Indústrias extrativas</text:p>
          </table:table-cell>
          <table:table-cell office:value-type="float" office:value="1588" table:style-name="ce116">
            <text:p>1 588</text:p>
          </table:table-cell>
          <table:table-cell office:value-type="float" office:value="0.63519237769146775" table:style-name="ce117">
            <text:p>0,6<text:s text:c="5"/></text:p>
          </table:table-cell>
          <table:table-cell office:value-type="float" office:value="1591" table:style-name="ce118">
            <text:p>1 591</text:p>
          </table:table-cell>
          <table:table-cell office:value-type="float" office:value="0.62508594440624687" table:style-name="ce119">
            <text:p>0,6<text:s text:c="5"/></text:p>
          </table:table-cell>
          <table:table-cell office:value-type="float" office:value="1485" table:style-name="ce118">
            <text:p>1 485</text:p>
          </table:table-cell>
          <table:table-cell office:value-type="float" office:value="0.52927590778837519" table:style-name="ce119">
            <text:p>0,5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0.18856065367693275" table:style-name="ce121">
            <text:p>-0,2<text:s text:c="3"/></text:p>
          </table:table-cell>
          <table:table-cell office:value-type="float" office:value="103" table:style-name="ce120">
            <text:p>+ 103</text:p>
          </table:table-cell>
          <table:table-cell office:value-type="float" office:value="6.936026936026936" table:style-name="ce121">
            <text:p>+6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5704" table:style-name="ce116">
            <text:p>5 704</text:p>
          </table:table-cell>
          <table:table-cell office:value-type="float" office:value="2.2815726211285465" table:style-name="ce117">
            <text:p>2,3<text:s text:c="5"/></text:p>
          </table:table-cell>
          <table:table-cell office:value-type="float" office:value="5823" table:style-name="ce118">
            <text:p>5 823</text:p>
          </table:table-cell>
          <table:table-cell office:value-type="float" office:value="2.2877909832040073" table:style-name="ce119">
            <text:p>2,3<text:s text:c="5"/></text:p>
          </table:table-cell>
          <table:table-cell office:value-type="float" office:value="6442" table:style-name="ce118">
            <text:p>6 442</text:p>
          </table:table-cell>
          <table:table-cell office:value-type="float" office:value="2.2960238370186619" table:style-name="ce119">
            <text:p>2,3<text:s text:c="5"/></text:p>
          </table:table-cell>
          <table:table-cell office:value-type="float" office:value="-119" table:style-name="ce120">
            <text:p><text:s/>- 119</text:p>
          </table:table-cell>
          <table:table-cell office:value-type="float" office:value="-2.04362012708226" table:style-name="ce121">
            <text:p>-2,0<text:s text:c="3"/></text:p>
          </table:table-cell>
          <table:table-cell office:value-type="float" office:value="-738" table:style-name="ce120">
            <text:p><text:s/>- 738</text:p>
          </table:table-cell>
          <table:table-cell office:value-type="float" office:value="-11.456069543619995" table:style-name="ce121">
            <text:p>-11,5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5">
            <text:p>Fabricação de têxteis</text:p>
          </table:table-cell>
          <table:table-cell office:value-type="float" office:value="2805" table:style-name="ce116">
            <text:p>2 805</text:p>
          </table:table-cell>
          <table:table-cell office:value-type="float" office:value="1.121986536161566" table:style-name="ce153">
            <text:p>1,1<text:s text:c="5"/></text:p>
          </table:table-cell>
          <table:table-cell office:value-type="float" office:value="2775" table:style-name="ce154">
            <text:p>2 775</text:p>
          </table:table-cell>
          <table:table-cell office:value-type="float" office:value="1.090266182103919" table:style-name="ce155">
            <text:p>1,1<text:s text:c="5"/></text:p>
          </table:table-cell>
          <table:table-cell office:value-type="float" office:value="2960" table:style-name="ce118">
            <text:p>2 960</text:p>
          </table:table-cell>
          <table:table-cell office:value-type="float" office:value="1.0549876680495558" table:style-name="ce155">
            <text:p>1,1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1.0810810810810811" table:style-name="ce121">
            <text:p>+1,1<text:s text:c="3"/></text:p>
          </table:table-cell>
          <table:table-cell office:value-type="float" office:value="-155" table:style-name="ce120">
            <text:p><text:s/>- 155</text:p>
          </table:table-cell>
          <table:table-cell office:value-type="float" office:value="-5.2364864864864868" table:style-name="ce121">
            <text:p>-5,2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o vestuário</text:p>
          </table:table-cell>
          <table:table-cell office:value-type="float" office:value="7696" table:style-name="ce116">
            <text:p>7 696</text:p>
          </table:table-cell>
          <table:table-cell office:value-type="float" office:value="3.0783630596432845" table:style-name="ce133">
            <text:p>3,1<text:s text:c="5"/></text:p>
          </table:table-cell>
          <table:table-cell office:value-type="float" office:value="7732" table:style-name="ce134">
            <text:p>7 732</text:p>
          </table:table-cell>
          <table:table-cell office:value-type="float" office:value="3.0378155387486494" table:style-name="ce135">
            <text:p>3,0<text:s text:c="5"/></text:p>
          </table:table-cell>
          <table:table-cell office:value-type="float" office:value="8334" table:style-name="ce118">
            <text:p>8 334</text:p>
          </table:table-cell>
          <table:table-cell office:value-type="float" office:value="2.9703605491638507" table:style-name="ce135">
            <text:p>3,0<text:s text:c="5"/></text:p>
          </table:table-cell>
          <table:table-cell office:value-type="float" office:value="-36" table:style-name="ce120">
            <text:p><text:s/>- 36</text:p>
          </table:table-cell>
          <table:table-cell office:value-type="float" office:value="-0.46559751681324363" table:style-name="ce121">
            <text:p>-0,5<text:s text:c="3"/></text:p>
          </table:table-cell>
          <table:table-cell office:value-type="float" office:value="-638" table:style-name="ce120">
            <text:p><text:s/>- 638</text:p>
          </table:table-cell>
          <table:table-cell office:value-type="float" office:value="-7.6553875689944801" table:style-name="ce121">
            <text:p>-7,7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3043" table:style-name="ce116">
            <text:p>3 043</text:p>
          </table:table-cell>
          <table:table-cell office:value-type="float" office:value="1.2171853937752748" table:style-name="ce133">
            <text:p>1,2<text:s text:c="5"/></text:p>
          </table:table-cell>
          <table:table-cell office:value-type="float" office:value="2952" table:style-name="ce134">
            <text:p>2 952</text:p>
          </table:table-cell>
          <table:table-cell office:value-type="float" office:value="1.159807484530007" table:style-name="ce135">
            <text:p>1,2<text:s text:c="5"/></text:p>
          </table:table-cell>
          <table:table-cell office:value-type="float" office:value="3069" table:style-name="ce118">
            <text:p>3 069</text:p>
          </table:table-cell>
          <table:table-cell office:value-type="float" office:value="1.0938368760959754" table:style-name="ce135">
            <text:p>1,1<text:s text:c="5"/></text:p>
          </table:table-cell>
          <table:table-cell office:value-type="float" office:value="91" table:style-name="ce120">
            <text:p>+ 91</text:p>
          </table:table-cell>
          <table:table-cell office:value-type="float" office:value="3.0826558265582658" table:style-name="ce121">
            <text:p>+3,1<text:s text:c="3"/></text:p>
          </table:table-cell>
          <table:table-cell office:value-type="float" office:value="-26" table:style-name="ce120">
            <text:p><text:s/>- 26</text:p>
          </table:table-cell>
          <table:table-cell office:value-type="float" office:value="-0.84718149234278262" table:style-name="ce121">
            <text:p>-0,8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 da madeira e da cortiça</text:p>
          </table:table-cell>
          <table:table-cell office:value-type="float" office:value="1894" table:style-name="ce116">
            <text:p>1 894</text:p>
          </table:table-cell>
          <table:table-cell office:value-type="float" office:value="0.75759090890909309" table:style-name="ce133">
            <text:p>0,8<text:s text:c="5"/></text:p>
          </table:table-cell>
          <table:table-cell office:value-type="float" office:value="1887" table:style-name="ce134">
            <text:p>1 887</text:p>
          </table:table-cell>
          <table:table-cell office:value-type="float" office:value="0.74138100383066496" table:style-name="ce135">
            <text:p>0,7<text:s text:c="5"/></text:p>
          </table:table-cell>
          <table:table-cell office:value-type="float" office:value="2089" table:style-name="ce118">
            <text:p>2 089</text:p>
          </table:table-cell>
          <table:table-cell office:value-type="float" office:value="0.74455041843091962" table:style-name="ce135">
            <text:p>0,7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0.37095919448860626" table:style-name="ce121">
            <text:p>+0,4<text:s text:c="3"/></text:p>
          </table:table-cell>
          <table:table-cell office:value-type="float" office:value="-195" table:style-name="ce120">
            <text:p><text:s/>- 195</text:p>
          </table:table-cell>
          <table:table-cell office:value-type="float" office:value="-9.3346098611775972" table:style-name="ce121">
            <text:p>-9,3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1194" table:style-name="ce116">
            <text:p>1 194</text:p>
          </table:table-cell>
          <table:table-cell office:value-type="float" office:value="0.47759426886877354" table:style-name="ce133">
            <text:p>0,5<text:s text:c="5"/></text:p>
          </table:table-cell>
          <table:table-cell office:value-type="float" office:value="1250" table:style-name="ce134">
            <text:p>1 250</text:p>
          </table:table-cell>
          <table:table-cell office:value-type="float" office:value="0.49111089283960319" table:style-name="ce135">
            <text:p>0,5<text:s text:c="5"/></text:p>
          </table:table-cell>
          <table:table-cell office:value-type="float" office:value="1380" table:style-name="ce118">
            <text:p>1 380</text:p>
          </table:table-cell>
          <table:table-cell office:value-type="float" office:value="0.49185235875283351" table:style-name="ce135">
            <text:p>0,5<text:s text:c="5"/></text:p>
          </table:table-cell>
          <table:table-cell office:value-type="float" office:value="-56" table:style-name="ce120">
            <text:p><text:s/>- 56</text:p>
          </table:table-cell>
          <table:table-cell office:value-type="float" office:value="-4.4799999999999995" table:style-name="ce121">
            <text:p>-4,5<text:s text:c="3"/></text:p>
          </table:table-cell>
          <table:table-cell office:value-type="float" office:value="-186" table:style-name="ce120">
            <text:p><text:s/>- 186</text:p>
          </table:table-cell>
          <table:table-cell office:value-type="float" office:value="-13.478260869565217" table:style-name="ce121">
            <text:p>-13,5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1944" table:style-name="ce116">
            <text:p>1 944</text:p>
          </table:table-cell>
          <table:table-cell office:value-type="float" office:value="0.77759066891197304" table:style-name="ce133">
            <text:p>0,8<text:s text:c="5"/></text:p>
          </table:table-cell>
          <table:table-cell office:value-type="float" office:value="1985" table:style-name="ce134">
            <text:p>1 985</text:p>
          </table:table-cell>
          <table:table-cell office:value-type="float" office:value="0.7798840978292898" table:style-name="ce135">
            <text:p>0,8<text:s text:c="5"/></text:p>
          </table:table-cell>
          <table:table-cell office:value-type="float" office:value="1981" table:style-name="ce118">
            <text:p>1 981</text:p>
          </table:table-cell>
          <table:table-cell office:value-type="float" office:value="0.7060576251372197" table:style-name="ce135">
            <text:p>0,7<text:s text:c="5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2.065491183879093" table:style-name="ce121">
            <text:p>-2,1<text:s text:c="3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1.867743563856638" table:style-name="ce121">
            <text:p>-1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1573" table:style-name="ce116">
            <text:p>1 573</text:p>
          </table:table-cell>
          <table:table-cell office:value-type="float" office:value="0.62919244969060373" table:style-name="ce133">
            <text:p>0,6<text:s text:c="5"/></text:p>
          </table:table-cell>
          <table:table-cell office:value-type="float" office:value="1646" table:style-name="ce134">
            <text:p>1 646</text:p>
          </table:table-cell>
          <table:table-cell office:value-type="float" office:value="0.64669482369118947" table:style-name="ce135">
            <text:p>0,6<text:s text:c="5"/></text:p>
          </table:table-cell>
          <table:table-cell office:value-type="float" office:value="1817" table:style-name="ce118">
            <text:p>1 817</text:p>
          </table:table-cell>
          <table:table-cell office:value-type="float" office:value="0.64760560569123071" table:style-name="ce135">
            <text:p>0,6<text:s text:c="5"/></text:p>
          </table:table-cell>
          <table:table-cell office:value-type="float" office:value="-73" table:style-name="ce120">
            <text:p><text:s/>- 73</text:p>
          </table:table-cell>
          <table:table-cell office:value-type="float" office:value="-4.4349939246658563" table:style-name="ce121">
            <text:p>-4,4<text:s text:c="3"/></text:p>
          </table:table-cell>
          <table:table-cell office:value-type="float" office:value="-244" table:style-name="ce120">
            <text:p><text:s/>- 244</text:p>
          </table:table-cell>
          <table:table-cell office:value-type="float" office:value="-13.428728673637865" table:style-name="ce121">
            <text:p>-13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3281" table:style-name="ce116">
            <text:p>3 281</text:p>
          </table:table-cell>
          <table:table-cell office:value-type="float" office:value="1.3123842513889834" table:style-name="ce133">
            <text:p>1,3<text:s text:c="5"/></text:p>
          </table:table-cell>
          <table:table-cell office:value-type="float" office:value="3351" table:style-name="ce134">
            <text:p>3 351</text:p>
          </table:table-cell>
          <table:table-cell office:value-type="float" office:value="1.3165700815244084" table:style-name="ce135">
            <text:p>1,3<text:s text:c="5"/></text:p>
          </table:table-cell>
          <table:table-cell office:value-type="float" office:value="3439" table:style-name="ce118">
            <text:p>3 439</text:p>
          </table:table-cell>
          <table:table-cell office:value-type="float" office:value="1.2257103346021698" table:style-name="ce135">
            <text:p>1,2<text:s text:c="5"/></text:p>
          </table:table-cell>
          <table:table-cell office:value-type="float" office:value="-70" table:style-name="ce120">
            <text:p><text:s/>- 70</text:p>
          </table:table-cell>
          <table:table-cell office:value-type="float" office:value="-2.0889286780065652" table:style-name="ce121">
            <text:p>-2,1<text:s text:c="3"/></text:p>
          </table:table-cell>
          <table:table-cell office:value-type="float" office:value="-158" table:style-name="ce120">
            <text:p><text:s/>- 158</text:p>
          </table:table-cell>
          <table:table-cell office:value-type="float" office:value="-4.5943588252398957" table:style-name="ce121">
            <text:p>-4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2235" table:style-name="ce116">
            <text:p>2 235</text:p>
          </table:table-cell>
          <table:table-cell office:value-type="float" office:value="0.89398927212873436" table:style-name="ce133">
            <text:p>0,9<text:s text:c="5"/></text:p>
          </table:table-cell>
          <table:table-cell office:value-type="float" office:value="2229" table:style-name="ce134">
            <text:p>2 229</text:p>
          </table:table-cell>
          <table:table-cell office:value-type="float" office:value="0.87574894411158044" table:style-name="ce135">
            <text:p>0,9<text:s text:c="5"/></text:p>
          </table:table-cell>
          <table:table-cell office:value-type="float" office:value="2212" table:style-name="ce118">
            <text:p>2 212</text:p>
          </table:table-cell>
          <table:table-cell office:value-type="float" office:value="0.78838943301541131" table:style-name="ce135">
            <text:p>0,8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0.26917900403768508" table:style-name="ce121">
            <text:p>+0,3<text:s text:c="3"/></text:p>
          </table:table-cell>
          <table:table-cell office:value-type="float" office:value="23" table:style-name="ce120">
            <text:p>+ 23</text:p>
          </table:table-cell>
          <table:table-cell office:value-type="float" office:value="1.0397830018083183" table:style-name="ce121">
            <text:p>+1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1801" table:style-name="ce116">
            <text:p>1 801</text:p>
          </table:table-cell>
          <table:table-cell office:value-type="float" office:value="0.72039135530373632" table:style-name="ce133">
            <text:p>0,7<text:s text:c="5"/></text:p>
          </table:table-cell>
          <table:table-cell office:value-type="float" office:value="1874" table:style-name="ce134">
            <text:p>1 874</text:p>
          </table:table-cell>
          <table:table-cell office:value-type="float" office:value="0.73627345054513316" table:style-name="ce135">
            <text:p>0,7<text:s text:c="5"/></text:p>
          </table:table-cell>
          <table:table-cell office:value-type="float" office:value="1753" table:style-name="ce118">
            <text:p>1 753</text:p>
          </table:table-cell>
          <table:table-cell office:value-type="float" office:value="0.62479506151718633" table:style-name="ce135">
            <text:p>0,6<text:s text:c="5"/></text:p>
          </table:table-cell>
          <table:table-cell office:value-type="float" office:value="-73" table:style-name="ce120">
            <text:p><text:s/>- 73</text:p>
          </table:table-cell>
          <table:table-cell office:value-type="float" office:value="-3.8954108858057634" table:style-name="ce121">
            <text:p>-3,9<text:s text:c="3"/></text:p>
          </table:table-cell>
          <table:table-cell office:value-type="float" office:value="48" table:style-name="ce120">
            <text:p>+ 48</text:p>
          </table:table-cell>
          <table:table-cell office:value-type="float" office:value="2.7381631488876215" table:style-name="ce121">
            <text:p>+2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3541" table:style-name="ce116">
            <text:p>3 541</text:p>
          </table:table-cell>
          <table:table-cell office:value-type="float" office:value="1.4163830034039591" table:style-name="ce133">
            <text:p>1,4<text:s text:c="5"/></text:p>
          </table:table-cell>
          <table:table-cell office:value-type="float" office:value="3592" table:style-name="ce134">
            <text:p>3 592</text:p>
          </table:table-cell>
          <table:table-cell office:value-type="float" office:value="1.4112562616638837" table:style-name="ce135">
            <text:p>1,4<text:s text:c="5"/></text:p>
          </table:table-cell>
          <table:table-cell office:value-type="float" office:value="3993" table:style-name="ce118">
            <text:p>3 993</text:p>
          </table:table-cell>
          <table:table-cell office:value-type="float" office:value="1.423164107608742" table:style-name="ce135">
            <text:p>1,4<text:s text:c="5"/></text:p>
          </table:table-cell>
          <table:table-cell office:value-type="float" office:value="-51" table:style-name="ce120">
            <text:p><text:s/>- 51</text:p>
          </table:table-cell>
          <table:table-cell office:value-type="float" office:value="-1.4198218262806235" table:style-name="ce121">
            <text:p>-1,4<text:s text:c="3"/></text:p>
          </table:table-cell>
          <table:table-cell office:value-type="float" office:value="-452" table:style-name="ce120">
            <text:p><text:s/>- 452</text:p>
          </table:table-cell>
          <table:table-cell office:value-type="float" office:value="-11.319809666917106" table:style-name="ce121">
            <text:p>-11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1036" table:style-name="ce116">
            <text:p>1 036</text:p>
          </table:table-cell>
          <table:table-cell office:value-type="float" office:value="0.41439502725967287" table:style-name="ce133">
            <text:p>0,4<text:s text:c="5"/></text:p>
          </table:table-cell>
          <table:table-cell office:value-type="float" office:value="1030" table:style-name="ce134">
            <text:p>1 030</text:p>
          </table:table-cell>
          <table:table-cell office:value-type="float" office:value="0.40467537569983303" table:style-name="ce135">
            <text:p>0,4<text:s text:c="5"/></text:p>
          </table:table-cell>
          <table:table-cell office:value-type="float" office:value="1144" table:style-name="ce118">
            <text:p>1 144</text:p>
          </table:table-cell>
          <table:table-cell office:value-type="float" office:value="0.40773847711104461" table:style-name="ce135">
            <text:p>0,4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0.58252427184466016" table:style-name="ce121">
            <text:p>+0,6<text:s text:c="3"/></text:p>
          </table:table-cell>
          <table:table-cell office:value-type="float" office:value="-108" table:style-name="ce120">
            <text:p><text:s/>- 108</text:p>
          </table:table-cell>
          <table:table-cell office:value-type="float" office:value="-9.44055944055944" table:style-name="ce121">
            <text:p>-9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Construção</text:p>
          </table:table-cell>
          <table:table-cell office:value-type="float" office:value="18806" table:style-name="ce116">
            <text:p>18 806</text:p>
          </table:table-cell>
          <table:table-cell office:value-type="float" office:value="7.5223097322832126" table:style-name="ce133">
            <text:p>7,5<text:s text:c="5"/></text:p>
          </table:table-cell>
          <table:table-cell office:value-type="float" office:value="19379" table:style-name="ce134">
            <text:p>19 379</text:p>
          </table:table-cell>
          <table:table-cell office:value-type="float" office:value="7.6137903938709366" table:style-name="ce135">
            <text:p>7,6<text:s text:c="5"/></text:p>
          </table:table-cell>
          <table:table-cell office:value-type="float" office:value="23698" table:style-name="ce118">
            <text:p>23 698</text:p>
          </table:table-cell>
          <table:table-cell office:value-type="float" office:value="8.4463168099453974" table:style-name="ce135">
            <text:p>8,4<text:s text:c="5"/></text:p>
          </table:table-cell>
          <table:table-cell office:value-type="float" office:value="-573" table:style-name="ce120">
            <text:p><text:s/>- 573</text:p>
          </table:table-cell>
          <table:table-cell office:value-type="float" office:value="-2.9568089168687752" table:style-name="ce121">
            <text:p>-3,0<text:s text:c="3"/></text:p>
          </table:table-cell>
          <table:table-cell office:value-type="float" office:value="-4892" table:style-name="ce120">
            <text:p><text:s/>-4 892</text:p>
          </table:table-cell>
          <table:table-cell office:value-type="float" office:value="-20.64309224407123" table:style-name="ce121">
            <text:p>-20,6<text:s text:c="3"/></text:p>
          </table:table-cell>
          <table:table-cell table:number-columns-repeated="16372" table:style-name="ce1"/>
        </table:table-row>
        <table:table-row table:style-name="ro15">
          <table:table-cell table:style-name="ce194"/>
          <table:table-cell office:value-type="string" table:style-name="ce183">
            <text:p>Serviços</text:p>
          </table:table-cell>
          <table:table-cell office:value-type="float" office:value="177395" table:style-name="ce127">
            <text:p>177 395</text:p>
          </table:table-cell>
          <table:table-cell office:value-type="float" office:value="70.95714851421782" table:style-name="ce128">
            <text:p>71,0<text:s text:c="5"/></text:p>
          </table:table-cell>
          <table:table-cell office:value-type="float" office:value="180892" table:style-name="ce129">
            <text:p>180 892</text:p>
          </table:table-cell>
          <table:table-cell office:value-type="float" office:value="71.0704253020332" table:style-name="ce130">
            <text:p>71,1<text:s text:c="5"/></text:p>
          </table:table-cell>
          <table:table-cell office:value-type="float" office:value="199140" table:style-name="ce129">
            <text:p>199 140</text:p>
          </table:table-cell>
          <table:table-cell office:value-type="float" office:value="70.976433856550187" table:style-name="ce130">
            <text:p>71,0<text:s text:c="5"/></text:p>
          </table:table-cell>
          <table:table-cell office:value-type="float" office:value="-3497" table:style-name="ce113">
            <text:p><text:s/>-3 497</text:p>
          </table:table-cell>
          <table:table-cell office:value-type="float" office:value="-1.9331977091303096" table:style-name="ce114">
            <text:p>-1,9<text:s text:c="3"/></text:p>
          </table:table-cell>
          <table:table-cell office:value-type="float" office:value="-21745" table:style-name="ce113">
            <text:p><text:s/>-21 745</text:p>
          </table:table-cell>
          <table:table-cell office:value-type="float" office:value="-10.919453650698001" table:style-name="ce114">
            <text:p>-10,9<text:s text:c="3"/></text:p>
          </table:table-cell>
          <table:table-cell table:number-columns-repeated="16372" table:style-name="ce194"/>
        </table:table-row>
        <table:table-row table:style-name="ro23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3470" table:style-name="ce116">
            <text:p>3 470</text:p>
          </table:table-cell>
          <table:table-cell office:value-type="float" office:value="1.3879833441998697" table:style-name="ce133">
            <text:p>1,4<text:s text:c="5"/></text:p>
          </table:table-cell>
          <table:table-cell office:value-type="float" office:value="3463" table:style-name="ce134">
            <text:p>3 463</text:p>
          </table:table-cell>
          <table:table-cell office:value-type="float" office:value="1.3605736175228367" table:style-name="ce135">
            <text:p>1,4<text:s text:c="5"/></text:p>
          </table:table-cell>
          <table:table-cell office:value-type="float" office:value="3820" table:style-name="ce134">
            <text:p>3 820</text:p>
          </table:table-cell>
          <table:table-cell office:value-type="float" office:value="1.3615043553882782" table:style-name="ce135">
            <text:p>1,4<text:s text:c="5"/></text:p>
          </table:table-cell>
          <table:table-cell office:value-type="float" office:value="7" table:style-name="ce120">
            <text:p>+ 7</text:p>
          </table:table-cell>
          <table:table-cell office:value-type="float" office:value="0.20213687554143808" table:style-name="ce121">
            <text:p>+0,2<text:s text:c="3"/></text:p>
          </table:table-cell>
          <table:table-cell office:value-type="float" office:value="-350" table:style-name="ce120">
            <text:p><text:s/>- 350</text:p>
          </table:table-cell>
          <table:table-cell office:value-type="float" office:value="-9.1623036649214651" table:style-name="ce121">
            <text:p>-9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Comércio por grosso e a retalho</text:p>
          </table:table-cell>
          <table:table-cell office:value-type="float" office:value="28828" table:style-name="ce116">
            <text:p>28 828</text:p>
          </table:table-cell>
          <table:table-cell office:value-type="float" office:value="11.531061627260474" table:style-name="ce133">
            <text:p>11,5<text:s text:c="5"/></text:p>
          </table:table-cell>
          <table:table-cell office:value-type="float" office:value="28747" table:style-name="ce134">
            <text:p>28 747</text:p>
          </table:table-cell>
          <table:table-cell office:value-type="float" office:value="11.294371869168058" table:style-name="ce135">
            <text:p>11,3<text:s text:c="5"/></text:p>
          </table:table-cell>
          <table:table-cell office:value-type="float" office:value="32473" table:style-name="ce134">
            <text:p>32 473</text:p>
          </table:table-cell>
          <table:table-cell office:value-type="float" office:value="11.573856265058522" table:style-name="ce135">
            <text:p>11,6<text:s text:c="5"/></text:p>
          </table:table-cell>
          <table:table-cell office:value-type="float" office:value="81" table:style-name="ce120">
            <text:p>+ 81</text:p>
          </table:table-cell>
          <table:table-cell office:value-type="float" office:value="0.281768532368595" table:style-name="ce121">
            <text:p>+0,3<text:s text:c="3"/></text:p>
          </table:table-cell>
          <table:table-cell office:value-type="float" office:value="-3645" table:style-name="ce120">
            <text:p><text:s/>-3 645</text:p>
          </table:table-cell>
          <table:table-cell office:value-type="float" office:value="-11.224709758876605" table:style-name="ce121">
            <text:p>-11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Transportes e armazenagem</text:p>
          </table:table-cell>
          <table:table-cell office:value-type="float" office:value="4077" table:style-name="ce116">
            <text:p>4 077</text:p>
          </table:table-cell>
          <table:table-cell office:value-type="float" office:value="1.6307804306348324" table:style-name="ce153">
            <text:p>1,6<text:s text:c="5"/></text:p>
          </table:table-cell>
          <table:table-cell office:value-type="float" office:value="4148" table:style-name="ce134">
            <text:p>4 148</text:p>
          </table:table-cell>
          <table:table-cell office:value-type="float" office:value="1.6297023867989393" table:style-name="ce155">
            <text:p>1,6<text:s text:c="5"/></text:p>
          </table:table-cell>
          <table:table-cell office:value-type="float" office:value="4407" table:style-name="ce134">
            <text:p>4 407</text:p>
          </table:table-cell>
          <table:table-cell office:value-type="float" office:value="1.5707198152345923" table:style-name="ce155">
            <text:p>1,6<text:s text:c="5"/></text:p>
          </table:table-cell>
          <table:table-cell office:value-type="float" office:value="-71" table:style-name="ce120">
            <text:p><text:s/>- 71</text:p>
          </table:table-cell>
          <table:table-cell office:value-type="float" office:value="-1.7116682738669238" table:style-name="ce121">
            <text:p>-1,7<text:s text:c="3"/></text:p>
          </table:table-cell>
          <table:table-cell office:value-type="float" office:value="-330" table:style-name="ce120">
            <text:p><text:s/>- 330</text:p>
          </table:table-cell>
          <table:table-cell office:value-type="float" office:value="-7.4880871341048332" table:style-name="ce121">
            <text:p>-7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lojamento, restauração e similares</text:p>
          </table:table-cell>
          <table:table-cell office:value-type="float" office:value="20557" table:style-name="ce116">
            <text:p>20 557</text:p>
          </table:table-cell>
          <table:table-cell office:value-type="float" office:value="8.222701327584069" table:style-name="ce133">
            <text:p>8,2<text:s text:c="5"/></text:p>
          </table:table-cell>
          <table:table-cell office:value-type="float" office:value="21573" table:style-name="ce134">
            <text:p>21 573</text:p>
          </table:table-cell>
          <table:table-cell office:value-type="float" office:value="8.4757882329830068" table:style-name="ce135">
            <text:p>8,5<text:s text:c="5"/></text:p>
          </table:table-cell>
          <table:table-cell office:value-type="float" office:value="22795" table:style-name="ce134">
            <text:p>22 795</text:p>
          </table:table-cell>
          <table:table-cell office:value-type="float" office:value="8.1244742882397389" table:style-name="ce135">
            <text:p>8,1<text:s text:c="5"/></text:p>
          </table:table-cell>
          <table:table-cell office:value-type="float" office:value="-1016" table:style-name="ce120">
            <text:p><text:s/>-1 016</text:p>
          </table:table-cell>
          <table:table-cell office:value-type="float" office:value="-4.7095906920687893" table:style-name="ce121">
            <text:p>-4,7<text:s text:c="3"/></text:p>
          </table:table-cell>
          <table:table-cell office:value-type="float" office:value="-2238" table:style-name="ce120">
            <text:p><text:s/>-2 238</text:p>
          </table:table-cell>
          <table:table-cell office:value-type="float" office:value="-9.817942531256854" table:style-name="ce121">
            <text:p>-9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3745" table:style-name="ce116">
            <text:p>3 745</text:p>
          </table:table-cell>
          <table:table-cell office:value-type="float" office:value="1.4979820242157094" table:style-name="ce133">
            <text:p>1,5<text:s text:c="5"/></text:p>
          </table:table-cell>
          <table:table-cell office:value-type="float" office:value="3747" table:style-name="ce134">
            <text:p>3 747</text:p>
          </table:table-cell>
          <table:table-cell office:value-type="float" office:value="1.4721540123759944" table:style-name="ce135">
            <text:p>1,5<text:s text:c="5"/></text:p>
          </table:table-cell>
          <table:table-cell office:value-type="float" office:value="4161" table:style-name="ce134">
            <text:p>4 161</text:p>
          </table:table-cell>
          <table:table-cell office:value-type="float" office:value="1.4830417860656089" table:style-name="ce135">
            <text:p>1,5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5.3376034160661862E-2" table:style-name="ce121">
            <text:p>-0,1<text:s text:c="3"/></text:p>
          </table:table-cell>
          <table:table-cell office:value-type="float" office:value="-416" table:style-name="ce120">
            <text:p><text:s/>- 416</text:p>
          </table:table-cell>
          <table:table-cell office:value-type="float" office:value="-9.9975967315549141" table:style-name="ce121">
            <text:p>-10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financeiras e de seguros</text:p>
          </table:table-cell>
          <table:table-cell office:value-type="float" office:value="2538" table:style-name="ce116">
            <text:p>2 538</text:p>
          </table:table-cell>
          <table:table-cell office:value-type="float" office:value="1.015187817746187" table:style-name="ce133">
            <text:p>1,0<text:s text:c="5"/></text:p>
          </table:table-cell>
          <table:table-cell office:value-type="float" office:value="2644" table:style-name="ce134">
            <text:p>2 644</text:p>
          </table:table-cell>
          <table:table-cell office:value-type="float" office:value="1.0387977605343288" table:style-name="ce135">
            <text:p>1,0<text:s text:c="5"/></text:p>
          </table:table-cell>
          <table:table-cell office:value-type="float" office:value="3072" table:style-name="ce134">
            <text:p>3 072</text:p>
          </table:table-cell>
          <table:table-cell office:value-type="float" office:value="1.0949061203541337" table:style-name="ce135">
            <text:p>1,1<text:s text:c="5"/></text:p>
          </table:table-cell>
          <table:table-cell office:value-type="float" office:value="-106" table:style-name="ce120">
            <text:p><text:s/>- 106</text:p>
          </table:table-cell>
          <table:table-cell office:value-type="float" office:value="-4.0090771558245084" table:style-name="ce121">
            <text:p>-4,0<text:s text:c="3"/></text:p>
          </table:table-cell>
          <table:table-cell office:value-type="float" office:value="-534" table:style-name="ce120">
            <text:p><text:s/>- 534</text:p>
          </table:table-cell>
          <table:table-cell office:value-type="float" office:value="-17.3828125" table:style-name="ce121">
            <text:p>-17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66534" table:style-name="ce116">
            <text:p>66 534</text:p>
          </table:table-cell>
          <table:table-cell office:value-type="float" office:value="26.613280640632315" table:style-name="ce133">
            <text:p>26,6<text:s text:c="5"/></text:p>
          </table:table-cell>
          <table:table-cell office:value-type="float" office:value="68410" table:style-name="ce134">
            <text:p>68 410</text:p>
          </table:table-cell>
          <table:table-cell office:value-type="float" office:value="26.877516943325801" table:style-name="ce135">
            <text:p>26,9<text:s text:c="5"/></text:p>
          </table:table-cell>
          <table:table-cell office:value-type="float" office:value="73622" table:style-name="ce134">
            <text:p>73 622</text:p>
          </table:table-cell>
          <table:table-cell office:value-type="float" office:value="26.239966924710949" table:style-name="ce135">
            <text:p>26,2<text:s text:c="5"/></text:p>
          </table:table-cell>
          <table:table-cell office:value-type="float" office:value="-1876" table:style-name="ce120">
            <text:p><text:s/>-1 876</text:p>
          </table:table-cell>
          <table:table-cell office:value-type="float" office:value="-2.7422891390147637" table:style-name="ce121">
            <text:p>-2,7<text:s text:c="3"/></text:p>
          </table:table-cell>
          <table:table-cell office:value-type="float" office:value="-7088" table:style-name="ce120">
            <text:p><text:s/>-7 088</text:p>
          </table:table-cell>
          <table:table-cell office:value-type="float" office:value="-9.6275569802504695" table:style-name="ce121">
            <text:p>-9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5428" table:style-name="ce116">
            <text:p>5 428</text:p>
          </table:table-cell>
          <table:table-cell office:value-type="float" office:value="2.1711739459126491" table:style-name="ce133">
            <text:p>2,2<text:s text:c="5"/></text:p>
          </table:table-cell>
          <table:table-cell office:value-type="float" office:value="5557" table:style-name="ce134">
            <text:p>5 557</text:p>
          </table:table-cell>
          <table:table-cell office:value-type="float" office:value="2.1832825852077398" table:style-name="ce135">
            <text:p>2,2<text:s text:c="5"/></text:p>
          </table:table-cell>
          <table:table-cell office:value-type="float" office:value="5998" table:style-name="ce134">
            <text:p>5 998</text:p>
          </table:table-cell>
          <table:table-cell office:value-type="float" office:value="2.1377756868112283" table:style-name="ce135">
            <text:p>2,1<text:s text:c="5"/></text:p>
          </table:table-cell>
          <table:table-cell office:value-type="float" office:value="-129" table:style-name="ce120">
            <text:p><text:s/>- 129</text:p>
          </table:table-cell>
          <table:table-cell office:value-type="float" office:value="-2.3213964369263991" table:style-name="ce121">
            <text:p>-2,3<text:s text:c="3"/></text:p>
          </table:table-cell>
          <table:table-cell office:value-type="float" office:value="-570" table:style-name="ce120">
            <text:p><text:s/>- 570</text:p>
          </table:table-cell>
          <table:table-cell office:value-type="float" office:value="-9.503167722574192" table:style-name="ce121">
            <text:p>-9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24870" table:style-name="ce116">
            <text:p>24 870</text:p>
          </table:table-cell>
          <table:table-cell office:value-type="float" office:value="9.9478806254324947" table:style-name="ce133">
            <text:p>9,9<text:s text:c="5"/></text:p>
          </table:table-cell>
          <table:table-cell office:value-type="float" office:value="25253" table:style-name="ce134">
            <text:p>25 253</text:p>
          </table:table-cell>
          <table:table-cell office:value-type="float" office:value="9.9216187015027995" table:style-name="ce135">
            <text:p>9,9<text:s text:c="5"/></text:p>
          </table:table-cell>
          <table:table-cell office:value-type="float" office:value="29307" table:style-name="ce134">
            <text:p>29 307</text:p>
          </table:table-cell>
          <table:table-cell office:value-type="float" office:value="10.445447157948761" table:style-name="ce135">
            <text:p>10,4<text:s text:c="5"/></text:p>
          </table:table-cell>
          <table:table-cell office:value-type="float" office:value="-383" table:style-name="ce120">
            <text:p><text:s/>- 383</text:p>
          </table:table-cell>
          <table:table-cell office:value-type="float" office:value="-1.5166514869520453" table:style-name="ce121">
            <text:p>-1,5<text:s text:c="3"/></text:p>
          </table:table-cell>
          <table:table-cell office:value-type="float" office:value="-4437" table:style-name="ce120">
            <text:p><text:s/>-4 437</text:p>
          </table:table-cell>
          <table:table-cell office:value-type="float" office:value="-15.139727710103386" table:style-name="ce121">
            <text:p>-15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Outras atividades de serviços</text:p>
          </table:table-cell>
          <table:table-cell office:value-type="float" office:value="17348" table:style-name="ce116">
            <text:p>17 348</text:p>
          </table:table-cell>
          <table:table-cell office:value-type="float" office:value="6.939116730599233" table:style-name="ce133">
            <text:p>6,9<text:s text:c="5"/></text:p>
          </table:table-cell>
          <table:table-cell office:value-type="float" office:value="17350" table:style-name="ce134">
            <text:p>17 350</text:p>
          </table:table-cell>
          <table:table-cell office:value-type="float" office:value="6.8166191926136914" table:style-name="ce135">
            <text:p>6,8<text:s text:c="5"/></text:p>
          </table:table-cell>
          <table:table-cell office:value-type="float" office:value="19485" table:style-name="ce134">
            <text:p>19 485</text:p>
          </table:table-cell>
          <table:table-cell office:value-type="float" office:value="6.9447414567383774" table:style-name="ce135">
            <text:p>6,9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1.1527377521613834E-2" table:style-name="ce121">
            <text:p>-0,0<text:s text:c="3"/></text:p>
          </table:table-cell>
          <table:table-cell office:value-type="float" office:value="-2137" table:style-name="ce120">
            <text:p><text:s/>-2 137</text:p>
          </table:table-cell>
          <table:table-cell office:value-type="float" office:value="-10.9674108288427" table:style-name="ce121">
            <text:p>-11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Sem classificação</text:p>
          </table:table-cell>
          <table:table-cell office:value-type="float" office:value="2881" table:style-name="ce116">
            <text:p>2 881</text:p>
          </table:table-cell>
          <table:table-cell office:value-type="float" office:value="1.1523861713659438" table:style-name="ce133">
            <text:p>1,2<text:s text:c="5"/></text:p>
          </table:table-cell>
          <table:table-cell office:value-type="float" office:value="2755" table:style-name="ce134">
            <text:p>2 755</text:p>
          </table:table-cell>
          <table:table-cell office:value-type="float" office:value="1.0824084078184855" table:style-name="ce135">
            <text:p>1,1<text:s text:c="5"/></text:p>
          </table:table-cell>
          <table:table-cell office:value-type="float" office:value="2949" table:style-name="ce134">
            <text:p>2 949</text:p>
          </table:table-cell>
          <table:table-cell office:value-type="float" office:value="1.0510671057696419" table:style-name="ce135">
            <text:p>1,1<text:s text:c="5"/></text:p>
          </table:table-cell>
          <table:table-cell office:value-type="float" office:value="126" table:style-name="ce120">
            <text:p>+ 126</text:p>
          </table:table-cell>
          <table:table-cell office:value-type="float" office:value="4.5735027223230489" table:style-name="ce121">
            <text:p>+4,6<text:s text:c="3"/></text:p>
          </table:table-cell>
          <table:table-cell office:value-type="float" office:value="-68" table:style-name="ce120">
            <text:p><text:s/>- 68</text:p>
          </table:table-cell>
          <table:table-cell office:value-type="float" office:value="-2.305866395388267" table:style-name="ce121">
            <text:p>-2,3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58"/>
        <table:table-column table:style-name="co22" table:default-cell-style-name="ce58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5425in" svg:y="0.25024in" svg:width="1.90522in" svg:height="0.53255in">
                <draw:text-box>
                  <text:p text:style-name="a64" text:class-names="" text:cond-style-name=""><text:span text:style-name="a62" text:class-names="">SETEMBRO 2019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60" draw:name="Text Box 122" svg:x="0.0336in" svg:y="0in" svg:width="0.94556in" svg:height="0.29794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/>
        </table:table-row>
        <table:table-row table:style-name="ro22">
          <table:table-cell/>
          <table:table-cell office:value-type="string" table:style-name="ce226">
            <text:p>PORTUGAL</text:p>
          </table:table-cell>
          <table:table-cell office:value-type="float" office:value="18926" table:style-name="ce233">
            <text:p>18 926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18973" table:style-name="ce237">
            <text:p>18 973</text:p>
          </table:table-cell>
          <table:table-cell office:value-type="float" office:value="50.226340172071474" table:style-name="ce216">
            <text:p>50,2<text:s text:c="5"/></text:p>
          </table:table-cell>
          <table:table-cell office:value-type="float" office:value="19335" table:style-name="ce237">
            <text:p>19 335</text:p>
          </table:table-cell>
          <table:table-cell office:value-type="float" office:value="35.884634657857127" table:style-name="ce217">
            <text:p>35,9<text:s text:c="5"/></text:p>
          </table:table-cell>
          <table:table-cell office:value-type="float" office:value="-47" table:style-name="ce113">
            <text:p><text:s/>- 47</text:p>
          </table:table-cell>
          <table:table-cell office:value-type="float" office:value="-0.24772044484267117" table:style-name="ce114">
            <text:p>-0,2<text:s text:c="3"/></text:p>
          </table:table-cell>
          <table:table-cell office:value-type="float" office:value="-409" table:style-name="ce113">
            <text:p><text:s/>- 409</text:p>
          </table:table-cell>
          <table:table-cell office:value-type="float" office:value="-2.1153348849237132" table:style-name="ce114">
            <text:p>-2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40">
            <text:p>CONTINENTE</text:p>
          </table:table-cell>
          <table:table-cell office:value-type="float" office:value="18534" table:style-name="ce233">
            <text:p>18 534</text:p>
          </table:table-cell>
          <table:table-cell office:value-type="float" office:value="97.928775229842543" table:style-name="ce215">
            <text:p>97,9<text:s text:c="5"/></text:p>
          </table:table-cell>
          <table:table-cell office:value-type="float" office:value="18579" table:style-name="ce237">
            <text:p>18 579</text:p>
          </table:table-cell>
          <table:table-cell office:value-type="float" office:value="49.183322303110522" table:style-name="ce216">
            <text:p>49,2<text:s text:c="5"/></text:p>
          </table:table-cell>
          <table:table-cell office:value-type="float" office:value="18901" table:style-name="ce237">
            <text:p>18 901</text:p>
          </table:table-cell>
          <table:table-cell office:value-type="float" office:value="35.079155917670427" table:style-name="ce217">
            <text:p>35,1<text:s text:c="5"/></text:p>
          </table:table-cell>
          <table:table-cell office:value-type="float" office:value="-45" table:style-name="ce113">
            <text:p><text:s/>- 45</text:p>
          </table:table-cell>
          <table:table-cell office:value-type="float" office:value="-0.24220894558372358" table:style-name="ce114">
            <text:p>-0,2<text:s text:c="3"/></text:p>
          </table:table-cell>
          <table:table-cell office:value-type="float" office:value="-367" table:style-name="ce113">
            <text:p><text:s/>- 367</text:p>
          </table:table-cell>
          <table:table-cell office:value-type="float" office:value="-1.9416962065499179" table:style-name="ce114">
            <text:p>-1,9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3333" table:style-name="ce234">
            <text:p>3 333</text:p>
          </table:table-cell>
          <table:table-cell office:value-type="float" office:value="17.610694282996935" table:style-name="ce218">
            <text:p>17,6<text:s text:c="5"/></text:p>
          </table:table-cell>
          <table:table-cell office:value-type="float" office:value="3305" table:style-name="ce238">
            <text:p>3 305</text:p>
          </table:table-cell>
          <table:table-cell office:value-type="float" office:value="8.7491727332892122" table:style-name="ce219">
            <text:p>8,7<text:s text:c="5"/></text:p>
          </table:table-cell>
          <table:table-cell office:value-type="float" office:value="3014" table:style-name="ce238">
            <text:p>3 014</text:p>
          </table:table-cell>
          <table:table-cell office:value-type="float" office:value="5.5938085781629887" table:style-name="ce220">
            <text:p>5,6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0.84720121028744322" table:style-name="ce121">
            <text:p>+0,8<text:s text:c="3"/></text:p>
          </table:table-cell>
          <table:table-cell office:value-type="float" office:value="319" table:style-name="ce120">
            <text:p>+ 319</text:p>
          </table:table-cell>
          <table:table-cell office:value-type="float" office:value="10.583941605839415" table:style-name="ce121">
            <text:p>+1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5193" table:style-name="ce234">
            <text:p>5 193</text:p>
          </table:table-cell>
          <table:table-cell office:value-type="float" office:value="27.43844446792772" table:style-name="ce218">
            <text:p>27,4<text:s text:c="5"/></text:p>
          </table:table-cell>
          <table:table-cell office:value-type="float" office:value="5215" table:style-name="ce238">
            <text:p>5 215</text:p>
          </table:table-cell>
          <table:table-cell office:value-type="float" office:value="13.805426869622767" table:style-name="ce219">
            <text:p>13,8<text:s text:c="5"/></text:p>
          </table:table-cell>
          <table:table-cell office:value-type="float" office:value="5645" table:style-name="ce238">
            <text:p>5 645</text:p>
          </table:table-cell>
          <table:table-cell office:value-type="float" office:value="10.476791447820197" table:style-name="ce220">
            <text:p>10,5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0.42186001917545546" table:style-name="ce121">
            <text:p>-0,4<text:s text:c="3"/></text:p>
          </table:table-cell>
          <table:table-cell office:value-type="float" office:value="-452" table:style-name="ce120">
            <text:p><text:s/>- 452</text:p>
          </table:table-cell>
          <table:table-cell office:value-type="float" office:value="-8.0070859167404773" table:style-name="ce121">
            <text:p>-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7142" table:style-name="ce234">
            <text:p>7 142</text:p>
          </table:table-cell>
          <table:table-cell office:value-type="float" office:value="37.736447215470783" table:style-name="ce218">
            <text:p>37,7<text:s text:c="5"/></text:p>
          </table:table-cell>
          <table:table-cell office:value-type="float" office:value="7055" table:style-name="ce238">
            <text:p>7 055</text:p>
          </table:table-cell>
          <table:table-cell office:value-type="float" office:value="18.676373262739908" table:style-name="ce219">
            <text:p>18,7<text:s text:c="5"/></text:p>
          </table:table-cell>
          <table:table-cell office:value-type="float" office:value="6793" table:style-name="ce238">
            <text:p>6 793</text:p>
          </table:table-cell>
          <table:table-cell office:value-type="float" office:value="12.607412631539875" table:style-name="ce220">
            <text:p>12,6<text:s text:c="5"/></text:p>
          </table:table-cell>
          <table:table-cell office:value-type="float" office:value="87" table:style-name="ce120">
            <text:p>+ 87</text:p>
          </table:table-cell>
          <table:table-cell office:value-type="float" office:value="1.2331679659815733" table:style-name="ce121">
            <text:p>+1,2<text:s text:c="3"/></text:p>
          </table:table-cell>
          <table:table-cell office:value-type="float" office:value="349" table:style-name="ce120">
            <text:p>+ 349</text:p>
          </table:table-cell>
          <table:table-cell office:value-type="float" office:value="5.1376416899749744" table:style-name="ce121">
            <text:p>+5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2383" table:style-name="ce234">
            <text:p>2 383</text:p>
          </table:table-cell>
          <table:table-cell office:value-type="float" office:value="12.591144457360246" table:style-name="ce218">
            <text:p>12,6<text:s text:c="5"/></text:p>
          </table:table-cell>
          <table:table-cell office:value-type="float" office:value="2494" table:style-name="ce238">
            <text:p>2 494</text:p>
          </table:table-cell>
          <table:table-cell office:value-type="float" office:value="6.6022501654533423" table:style-name="ce219">
            <text:p>6,6<text:s text:c="5"/></text:p>
          </table:table-cell>
          <table:table-cell office:value-type="float" office:value="2349" table:style-name="ce238">
            <text:p>2 349</text:p>
          </table:table-cell>
          <table:table-cell office:value-type="float" office:value="4.359607282715614" table:style-name="ce220">
            <text:p>4,4<text:s text:c="5"/></text:p>
          </table:table-cell>
          <table:table-cell office:value-type="float" office:value="-111" table:style-name="ce120">
            <text:p><text:s/>- 111</text:p>
          </table:table-cell>
          <table:table-cell office:value-type="float" office:value="-4.4506816359262231" table:style-name="ce121">
            <text:p>-4,5<text:s text:c="3"/></text:p>
          </table:table-cell>
          <table:table-cell office:value-type="float" office:value="34" table:style-name="ce120">
            <text:p>+ 34</text:p>
          </table:table-cell>
          <table:table-cell office:value-type="float" office:value="1.4474244359301831" table:style-name="ce121">
            <text:p>+1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483" table:style-name="ce234">
            <text:p><text:s/>483</text:p>
          </table:table-cell>
          <table:table-cell office:value-type="float" office:value="2.5520448060868643" table:style-name="ce218">
            <text:p>2,6<text:s text:c="5"/></text:p>
          </table:table-cell>
          <table:table-cell office:value-type="float" office:value="510" table:style-name="ce238">
            <text:p><text:s/>510</text:p>
          </table:table-cell>
          <table:table-cell office:value-type="float" office:value="1.3500992720052944" table:style-name="ce219">
            <text:p>1,4<text:s text:c="5"/></text:p>
          </table:table-cell>
          <table:table-cell office:value-type="float" office:value="1100" table:style-name="ce238">
            <text:p>1 100</text:p>
          </table:table-cell>
          <table:table-cell office:value-type="float" office:value="2.0415359774317476" table:style-name="ce220">
            <text:p>2,0<text:s text:c="5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5.2941176470588234" table:style-name="ce121">
            <text:p>-5,3<text:s text:c="3"/></text:p>
          </table:table-cell>
          <table:table-cell office:value-type="float" office:value="-617" table:style-name="ce120">
            <text:p><text:s/>- 617</text:p>
          </table:table-cell>
          <table:table-cell office:value-type="float" office:value="-56.090909090909093" table:style-name="ce121">
            <text:p>-56,1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40">
            <text:p>REG.AUTÓNOMAS</text:p>
          </table:table-cell>
          <table:table-cell office:value-type="float" office:value="392" table:style-name="ce233">
            <text:p><text:s/>392</text:p>
          </table:table-cell>
          <table:table-cell office:value-type="float" office:value="2.0712247701574555" table:style-name="ce215">
            <text:p>2,1<text:s text:c="5"/></text:p>
          </table:table-cell>
          <table:table-cell office:value-type="float" office:value="394" table:style-name="ce237">
            <text:p><text:s/>394</text:p>
          </table:table-cell>
          <table:table-cell office:value-type="float" office:value="1.0430178689609531" table:style-name="ce216">
            <text:p>1,0<text:s text:c="5"/></text:p>
          </table:table-cell>
          <table:table-cell office:value-type="float" office:value="434" table:style-name="ce237">
            <text:p><text:s/>434</text:p>
          </table:table-cell>
          <table:table-cell office:value-type="float" office:value="0.80547874018670773" table:style-name="ce217">
            <text:p>0,8<text:s text:c="5"/></text:p>
          </table:table-cell>
          <table:table-cell office:value-type="float" office:value="-2" table:style-name="ce113">
            <text:p><text:s/>- 2</text:p>
          </table:table-cell>
          <table:table-cell office:value-type="float" office:value="-0.50761421319796951" table:style-name="ce114">
            <text:p>-0,5<text:s text:c="3"/></text:p>
          </table:table-cell>
          <table:table-cell office:value-type="float" office:value="-42" table:style-name="ce113">
            <text:p><text:s/>- 42</text:p>
          </table:table-cell>
          <table:table-cell office:value-type="float" office:value="-9.67741935483871" table:style-name="ce114">
            <text:p>-9,7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23" table:style-name="ce234">
            <text:p><text:s/>23</text:p>
          </table:table-cell>
          <table:table-cell office:value-type="float" office:value="0.12152594314699355" table:style-name="ce218">
            <text:p>0,1<text:s text:c="5"/></text:p>
          </table:table-cell>
          <table:table-cell office:value-type="float" office:value="33" table:style-name="ce238">
            <text:p><text:s/>33</text:p>
          </table:table-cell>
          <table:table-cell office:value-type="float" office:value="8.7359364659166119E-2" table:style-name="ce219">
            <text:p>0,1<text:s text:c="5"/></text:p>
          </table:table-cell>
          <table:table-cell office:value-type="float" office:value="83" table:style-name="ce238">
            <text:p><text:s/>83</text:p>
          </table:table-cell>
          <table:table-cell office:value-type="float" office:value="0.15404316920621369" table:style-name="ce220">
            <text:p>0,2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30.303030303030305" table:style-name="ce121">
            <text:p>-30,3<text:s text:c="3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72.289156626506028" table:style-name="ce121">
            <text:p>-7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369" table:style-name="ce234">
            <text:p><text:s/>369</text:p>
          </table:table-cell>
          <table:table-cell office:value-type="float" office:value="1.9496988270104618" table:style-name="ce218">
            <text:p>1,9<text:s text:c="5"/></text:p>
          </table:table-cell>
          <table:table-cell office:value-type="float" office:value="361" table:style-name="ce238">
            <text:p><text:s/>361</text:p>
          </table:table-cell>
          <table:table-cell office:value-type="float" office:value="0.95565850430178678" table:style-name="ce219">
            <text:p>1,0<text:s text:c="5"/></text:p>
          </table:table-cell>
          <table:table-cell office:value-type="float" office:value="351" table:style-name="ce238">
            <text:p><text:s/>351</text:p>
          </table:table-cell>
          <table:table-cell office:value-type="float" office:value="0.65143557098049409" table:style-name="ce220">
            <text:p>0,7<text:s text:c="5"/></text:p>
          </table:table-cell>
          <table:table-cell office:value-type="float" office:value="8" table:style-name="ce120">
            <text:p>+ 8</text:p>
          </table:table-cell>
          <table:table-cell office:value-type="float" office:value="2.21606648199446" table:style-name="ce121">
            <text:p>+2,2<text:s text:c="3"/></text:p>
          </table:table-cell>
          <table:table-cell office:value-type="float" office:value="18" table:style-name="ce120">
            <text:p>+ 18</text:p>
          </table:table-cell>
          <table:table-cell office:value-type="float" office:value="5.1282051282051277" table:style-name="ce121">
            <text:p>+5,1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60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6">
            <text:p>PORTUGAL</text:p>
          </table:table-cell>
          <table:table-cell office:value-type="float" office:value="50978" table:style-name="ce233">
            <text:p>50 978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7775" table:style-name="ce237">
            <text:p>37 775</text:p>
          </table:table-cell>
          <table:table-cell office:value-type="float" office:value="100.00000000000001" table:style-name="ce216">
            <text:p>100,0<text:s text:c="5"/></text:p>
          </table:table-cell>
          <table:table-cell office:value-type="float" office:value="53881" table:style-name="ce237">
            <text:p>53 881</text:p>
          </table:table-cell>
          <table:table-cell office:value-type="float" office:value="99.999999999999986" table:style-name="ce217">
            <text:p>100,0<text:s text:c="5"/></text:p>
          </table:table-cell>
          <table:table-cell office:value-type="float" office:value="13203" table:style-name="ce113">
            <text:p>+13 203</text:p>
          </table:table-cell>
          <table:table-cell office:value-type="float" office:value="34.951687624090006" table:style-name="ce114">
            <text:p>+35,0<text:s text:c="3"/></text:p>
          </table:table-cell>
          <table:table-cell office:value-type="float" office:value="-2903" table:style-name="ce113">
            <text:p><text:s/>-2 903</text:p>
          </table:table-cell>
          <table:table-cell office:value-type="float" office:value="-5.3877990386221484" table:style-name="ce114">
            <text:p>-5,4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40">
            <text:p>CONTINENTE</text:p>
          </table:table-cell>
          <table:table-cell office:value-type="float" office:value="48263" table:style-name="ce233">
            <text:p>48 263</text:p>
          </table:table-cell>
          <table:table-cell office:value-type="float" office:value="94.674173172741177" table:style-name="ce215">
            <text:p>94,7<text:s text:c="5"/></text:p>
          </table:table-cell>
          <table:table-cell office:value-type="float" office:value="35924" table:style-name="ce237">
            <text:p>35 924</text:p>
          </table:table-cell>
          <table:table-cell office:value-type="float" office:value="95.099933818663146" table:style-name="ce216">
            <text:p>95,1<text:s text:c="5"/></text:p>
          </table:table-cell>
          <table:table-cell office:value-type="float" office:value="50968" table:style-name="ce237">
            <text:p>50 968</text:p>
          </table:table-cell>
          <table:table-cell office:value-type="float" office:value="94.593641543401191" table:style-name="ce217">
            <text:p>94,6<text:s text:c="5"/></text:p>
          </table:table-cell>
          <table:table-cell office:value-type="float" office:value="12339" table:style-name="ce113">
            <text:p>+12 339</text:p>
          </table:table-cell>
          <table:table-cell office:value-type="float" office:value="34.347511412982961" table:style-name="ce114">
            <text:p>+34,3<text:s text:c="3"/></text:p>
          </table:table-cell>
          <table:table-cell office:value-type="float" office:value="-2705" table:style-name="ce113">
            <text:p><text:s/>-2 705</text:p>
          </table:table-cell>
          <table:table-cell office:value-type="float" office:value="-5.3072516088526127" table:style-name="ce114">
            <text:p>-5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20237" table:style-name="ce234">
            <text:p>20 237</text:p>
          </table:table-cell>
          <table:table-cell office:value-type="float" office:value="39.697516575777783" table:style-name="ce218">
            <text:p>39,7<text:s text:c="5"/></text:p>
          </table:table-cell>
          <table:table-cell office:value-type="float" office:value="13967" table:style-name="ce238">
            <text:p>13 967</text:p>
          </table:table-cell>
          <table:table-cell office:value-type="float" office:value="36.974189278623427" table:style-name="ce219">
            <text:p>37,0<text:s text:c="5"/></text:p>
          </table:table-cell>
          <table:table-cell office:value-type="float" office:value="21716" table:style-name="ce238">
            <text:p>21 716</text:p>
          </table:table-cell>
          <table:table-cell office:value-type="float" office:value="40.303632078098026" table:style-name="ce220">
            <text:p>40,3<text:s text:c="5"/></text:p>
          </table:table-cell>
          <table:table-cell office:value-type="float" office:value="6270" table:style-name="ce120">
            <text:p>+6 270</text:p>
          </table:table-cell>
          <table:table-cell office:value-type="float" office:value="44.891530035082695" table:style-name="ce121">
            <text:p>+44,9<text:s text:c="3"/></text:p>
          </table:table-cell>
          <table:table-cell office:value-type="float" office:value="-1479" table:style-name="ce120">
            <text:p><text:s/>-1 479</text:p>
          </table:table-cell>
          <table:table-cell office:value-type="float" office:value="-6.8106465279056918" table:style-name="ce121">
            <text:p>-6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8201" table:style-name="ce234">
            <text:p>8 201</text:p>
          </table:table-cell>
          <table:table-cell office:value-type="float" office:value="16.087331790184003" table:style-name="ce218">
            <text:p>16,1<text:s text:c="5"/></text:p>
          </table:table-cell>
          <table:table-cell office:value-type="float" office:value="5914" table:style-name="ce238">
            <text:p>5 914</text:p>
          </table:table-cell>
          <table:table-cell office:value-type="float" office:value="15.655857048312377" table:style-name="ce219">
            <text:p>15,7<text:s text:c="5"/></text:p>
          </table:table-cell>
          <table:table-cell office:value-type="float" office:value="9010" table:style-name="ce238">
            <text:p>9 010</text:p>
          </table:table-cell>
          <table:table-cell office:value-type="float" office:value="16.722035596963678" table:style-name="ce220">
            <text:p>16,7<text:s text:c="5"/></text:p>
          </table:table-cell>
          <table:table-cell office:value-type="float" office:value="2287" table:style-name="ce120">
            <text:p>+2 287</text:p>
          </table:table-cell>
          <table:table-cell office:value-type="float" office:value="38.6709502874535" table:style-name="ce121">
            <text:p>+38,7<text:s text:c="3"/></text:p>
          </table:table-cell>
          <table:table-cell office:value-type="float" office:value="-809" table:style-name="ce120">
            <text:p><text:s/>- 809</text:p>
          </table:table-cell>
          <table:table-cell office:value-type="float" office:value="-8.9789123196448379" table:style-name="ce121">
            <text:p>-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14937" table:style-name="ce234">
            <text:p>14 937</text:p>
          </table:table-cell>
          <table:table-cell office:value-type="float" office:value="29.300874887206245" table:style-name="ce218">
            <text:p>29,3<text:s text:c="5"/></text:p>
          </table:table-cell>
          <table:table-cell office:value-type="float" office:value="13066" table:style-name="ce238">
            <text:p>13 066</text:p>
          </table:table-cell>
          <table:table-cell office:value-type="float" office:value="34.589013898080736" table:style-name="ce219">
            <text:p>34,6<text:s text:c="5"/></text:p>
          </table:table-cell>
          <table:table-cell office:value-type="float" office:value="15398" table:style-name="ce238">
            <text:p>15 398</text:p>
          </table:table-cell>
          <table:table-cell office:value-type="float" office:value="28.577791800449138" table:style-name="ce220">
            <text:p>28,6<text:s text:c="5"/></text:p>
          </table:table-cell>
          <table:table-cell office:value-type="float" office:value="1871" table:style-name="ce120">
            <text:p>+1 871</text:p>
          </table:table-cell>
          <table:table-cell office:value-type="float" office:value="14.319608143272616" table:style-name="ce121">
            <text:p>+14,3<text:s text:c="3"/></text:p>
          </table:table-cell>
          <table:table-cell office:value-type="float" office:value="-461" table:style-name="ce120">
            <text:p><text:s/>- 461</text:p>
          </table:table-cell>
          <table:table-cell office:value-type="float" office:value="-2.9938953110793611" table:style-name="ce121">
            <text:p>-3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2643" table:style-name="ce234">
            <text:p>2 643</text:p>
          </table:table-cell>
          <table:table-cell office:value-type="float" office:value="5.1845894307348273" table:style-name="ce218">
            <text:p>5,2<text:s text:c="5"/></text:p>
          </table:table-cell>
          <table:table-cell office:value-type="float" office:value="1821" table:style-name="ce238">
            <text:p>1 821</text:p>
          </table:table-cell>
          <table:table-cell office:value-type="float" office:value="4.8206485771012577" table:style-name="ce219">
            <text:p>4,8<text:s text:c="5"/></text:p>
          </table:table-cell>
          <table:table-cell office:value-type="float" office:value="2624" table:style-name="ce238">
            <text:p>2 624</text:p>
          </table:table-cell>
          <table:table-cell office:value-type="float" office:value="4.8699912770735505" table:style-name="ce220">
            <text:p>4,9<text:s text:c="5"/></text:p>
          </table:table-cell>
          <table:table-cell office:value-type="float" office:value="822" table:style-name="ce120">
            <text:p>+ 822</text:p>
          </table:table-cell>
          <table:table-cell office:value-type="float" office:value="45.140032948929161" table:style-name="ce121">
            <text:p>+45,1<text:s text:c="3"/></text:p>
          </table:table-cell>
          <table:table-cell office:value-type="float" office:value="19" table:style-name="ce120">
            <text:p>+ 19</text:p>
          </table:table-cell>
          <table:table-cell office:value-type="float" office:value="0.72408536585365857" table:style-name="ce121">
            <text:p>+0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2245" table:style-name="ce234">
            <text:p>2 245</text:p>
          </table:table-cell>
          <table:table-cell office:value-type="float" office:value="4.4038604888383226" table:style-name="ce218">
            <text:p>4,4<text:s text:c="5"/></text:p>
          </table:table-cell>
          <table:table-cell office:value-type="float" office:value="1156" table:style-name="ce238">
            <text:p>1 156</text:p>
          </table:table-cell>
          <table:table-cell office:value-type="float" office:value="3.0602250165453344" table:style-name="ce219">
            <text:p>3,1<text:s text:c="5"/></text:p>
          </table:table-cell>
          <table:table-cell office:value-type="float" office:value="2220" table:style-name="ce238">
            <text:p>2 220</text:p>
          </table:table-cell>
          <table:table-cell office:value-type="float" office:value="4.1201907908168005" table:style-name="ce220">
            <text:p>4,1<text:s text:c="5"/></text:p>
          </table:table-cell>
          <table:table-cell office:value-type="float" office:value="1089" table:style-name="ce120">
            <text:p>+1 089</text:p>
          </table:table-cell>
          <table:table-cell office:value-type="float" office:value="94.20415224913495" table:style-name="ce121">
            <text:p>+94,2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1.1261261261261262" table:style-name="ce121">
            <text:p>+1,1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40">
            <text:p>REG.AUTÓNOMAS</text:p>
          </table:table-cell>
          <table:table-cell office:value-type="float" office:value="2715" table:style-name="ce233">
            <text:p>2 715</text:p>
          </table:table-cell>
          <table:table-cell office:value-type="float" office:value="5.3258268272588181" table:style-name="ce215">
            <text:p>5,3<text:s text:c="5"/></text:p>
          </table:table-cell>
          <table:table-cell office:value-type="float" office:value="1851" table:style-name="ce237">
            <text:p>1 851</text:p>
          </table:table-cell>
          <table:table-cell office:value-type="float" office:value="4.9000661813368627" table:style-name="ce216">
            <text:p>4,9<text:s text:c="5"/></text:p>
          </table:table-cell>
          <table:table-cell office:value-type="float" office:value="2913" table:style-name="ce237">
            <text:p>2 913</text:p>
          </table:table-cell>
          <table:table-cell office:value-type="float" office:value="5.4063584565988014" table:style-name="ce217">
            <text:p>5,4<text:s text:c="5"/></text:p>
          </table:table-cell>
          <table:table-cell office:value-type="float" office:value="864" table:style-name="ce113">
            <text:p>+ 864</text:p>
          </table:table-cell>
          <table:table-cell office:value-type="float" office:value="46.677471636953001" table:style-name="ce114">
            <text:p>+46,7<text:s text:c="3"/></text:p>
          </table:table-cell>
          <table:table-cell office:value-type="float" office:value="-198" table:style-name="ce113">
            <text:p><text:s/>- 198</text:p>
          </table:table-cell>
          <table:table-cell office:value-type="float" office:value="-6.7971163748712664" table:style-name="ce114">
            <text:p>-6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1361" table:style-name="ce234">
            <text:p>1 361</text:p>
          </table:table-cell>
          <table:table-cell office:value-type="float" office:value="2.6697791204048804" table:style-name="ce218">
            <text:p>2,7<text:s text:c="5"/></text:p>
          </table:table-cell>
          <table:table-cell office:value-type="float" office:value="825" table:style-name="ce238">
            <text:p><text:s/>825</text:p>
          </table:table-cell>
          <table:table-cell office:value-type="float" office:value="2.1839841164791531" table:style-name="ce219">
            <text:p>2,2<text:s text:c="5"/></text:p>
          </table:table-cell>
          <table:table-cell office:value-type="float" office:value="1225" table:style-name="ce238">
            <text:p>1 225</text:p>
          </table:table-cell>
          <table:table-cell office:value-type="float" office:value="2.2735287021399007" table:style-name="ce220">
            <text:p>2,3<text:s text:c="5"/></text:p>
          </table:table-cell>
          <table:table-cell office:value-type="float" office:value="536" table:style-name="ce120">
            <text:p>+ 536</text:p>
          </table:table-cell>
          <table:table-cell office:value-type="float" office:value="64.969696969696969" table:style-name="ce121">
            <text:p>+65,0<text:s text:c="3"/></text:p>
          </table:table-cell>
          <table:table-cell office:value-type="float" office:value="136" table:style-name="ce120">
            <text:p>+ 136</text:p>
          </table:table-cell>
          <table:table-cell office:value-type="float" office:value="11.102040816326531" table:style-name="ce121">
            <text:p>+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1354" table:style-name="ce234">
            <text:p>1 354</text:p>
          </table:table-cell>
          <table:table-cell office:value-type="float" office:value="2.6560477068539372" table:style-name="ce218">
            <text:p>2,7<text:s text:c="5"/></text:p>
          </table:table-cell>
          <table:table-cell office:value-type="float" office:value="1026" table:style-name="ce238">
            <text:p>1 026</text:p>
          </table:table-cell>
          <table:table-cell office:value-type="float" office:value="2.71608206485771" table:style-name="ce219">
            <text:p>2,7<text:s text:c="5"/></text:p>
          </table:table-cell>
          <table:table-cell office:value-type="float" office:value="1688" table:style-name="ce238">
            <text:p>1 688</text:p>
          </table:table-cell>
          <table:table-cell office:value-type="float" office:value="3.1328297544589003" table:style-name="ce220">
            <text:p>3,1<text:s text:c="5"/></text:p>
          </table:table-cell>
          <table:table-cell office:value-type="float" office:value="328" table:style-name="ce120">
            <text:p>+ 328</text:p>
          </table:table-cell>
          <table:table-cell office:value-type="float" office:value="31.968810916179336" table:style-name="ce121">
            <text:p>+32,0<text:s text:c="3"/></text:p>
          </table:table-cell>
          <table:table-cell office:value-type="float" office:value="-334" table:style-name="ce120">
            <text:p><text:s/>- 334</text:p>
          </table:table-cell>
          <table:table-cell office:value-type="float" office:value="-19.786729857819903" table:style-name="ce121">
            <text:p>-19,8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58"/>
        <table:table-column table:style-name="co14" table:default-cell-style-name="ce58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573in" svg:y="0.24802in" svg:width="1.9998in" svg:height="0.53928in">
                <draw:text-box>
                  <text:p text:style-name="a76" text:class-names="" text:cond-style-name=""><text:span text:style-name="a74" text:class-names="">SETEMBRO 2019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2" draw:style-name="a72" draw:name="Text Box 122" svg:x="0in" svg:y="0in" svg:width="0.97917in" svg:height="0.32526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<text:s/>Quadro 8 - OFERTAS DE EMPREGO RECEBIDAS, <text:s text:c="2"/>POR <text:s/>REGIÕES<text:s text:c="3"/></text:p>
          </table:table-cell>
          <table:table-cell table:number-columns-repeated="10" table:style-name="ce160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9">
            <text:p>SETEMBRO 2019</text:p>
          </table:table-cell>
          <table:table-cell office:value-type="string" table:style-name="ce92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56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6">
            <text:p>PORTUGAL</text:p>
          </table:table-cell>
          <table:table-cell office:value-type="float" office:value="12286" table:style-name="ce233">
            <text:p>12 286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9375" table:style-name="ce237">
            <text:p>9 375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2064" table:style-name="ce237">
            <text:p>12 064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2911" table:style-name="ce113">
            <text:p>+2 911</text:p>
          </table:table-cell>
          <table:table-cell office:value-type="float" office:value="31.050666666666665" table:style-name="ce114">
            <text:p>+31,1<text:s text:c="3"/></text:p>
          </table:table-cell>
          <table:table-cell office:value-type="float" office:value="222" table:style-name="ce113">
            <text:p>+ 222</text:p>
          </table:table-cell>
          <table:table-cell office:value-type="float" office:value="1.840185676392573" table:style-name="ce114">
            <text:p>+1,8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40">
            <text:p>CONTINENTE</text:p>
          </table:table-cell>
          <table:table-cell office:value-type="float" office:value="11940" table:style-name="ce233">
            <text:p>11 940</text:p>
          </table:table-cell>
          <table:table-cell office:value-type="float" office:value="97.183786423571547" table:style-name="ce215">
            <text:p>97,2<text:s text:c="5"/></text:p>
          </table:table-cell>
          <table:table-cell office:value-type="float" office:value="9006" table:style-name="ce237">
            <text:p>9 006</text:p>
          </table:table-cell>
          <table:table-cell office:value-type="float" office:value="96.064000000000007" table:style-name="ce216">
            <text:p>96,1<text:s text:c="5"/></text:p>
          </table:table-cell>
          <table:table-cell office:value-type="float" office:value="11710" table:style-name="ce237">
            <text:p>11 710</text:p>
          </table:table-cell>
          <table:table-cell office:value-type="float" office:value="97.065649867374006" table:style-name="ce217">
            <text:p>97,1<text:s text:c="5"/></text:p>
          </table:table-cell>
          <table:table-cell office:value-type="float" office:value="2934" table:style-name="ce113">
            <text:p>+2 934</text:p>
          </table:table-cell>
          <table:table-cell office:value-type="float" office:value="32.578281145902736" table:style-name="ce114">
            <text:p>+32,6<text:s text:c="3"/></text:p>
          </table:table-cell>
          <table:table-cell office:value-type="float" office:value="230" table:style-name="ce113">
            <text:p>+ 230</text:p>
          </table:table-cell>
          <table:table-cell office:value-type="float" office:value="1.9641332194705381" table:style-name="ce114">
            <text:p>+2,0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4401" table:style-name="ce234">
            <text:p>4 401</text:p>
          </table:table-cell>
          <table:table-cell office:value-type="float" office:value="35.821259970698357" table:style-name="ce218">
            <text:p>35,8<text:s text:c="5"/></text:p>
          </table:table-cell>
          <table:table-cell office:value-type="float" office:value="1966" table:style-name="ce238">
            <text:p>1 966</text:p>
          </table:table-cell>
          <table:table-cell office:value-type="float" office:value="20.970666666666666" table:style-name="ce219">
            <text:p>21,0<text:s text:c="5"/></text:p>
          </table:table-cell>
          <table:table-cell office:value-type="float" office:value="3884" table:style-name="ce238">
            <text:p>3 884</text:p>
          </table:table-cell>
          <table:table-cell office:value-type="float" office:value="32.194960212201593" table:style-name="ce220">
            <text:p>32,2<text:s text:c="5"/></text:p>
          </table:table-cell>
          <table:table-cell office:value-type="float" office:value="2435" table:style-name="ce120">
            <text:p>+2 435</text:p>
          </table:table-cell>
          <table:table-cell office:value-type="float" office:value="123.85554425228891" table:style-name="ce121">
            <text:p>+123,9<text:s text:c="3"/></text:p>
          </table:table-cell>
          <table:table-cell office:value-type="float" office:value="517" table:style-name="ce120">
            <text:p>+ 517</text:p>
          </table:table-cell>
          <table:table-cell office:value-type="float" office:value="13.311019567456231" table:style-name="ce121">
            <text:p>+13,3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2923" table:style-name="ce234">
            <text:p>2 923</text:p>
          </table:table-cell>
          <table:table-cell office:value-type="float" office:value="23.791307178902816" table:style-name="ce218">
            <text:p>23,8<text:s text:c="5"/></text:p>
          </table:table-cell>
          <table:table-cell office:value-type="float" office:value="2547" table:style-name="ce238">
            <text:p>2 547</text:p>
          </table:table-cell>
          <table:table-cell office:value-type="float" office:value="27.167999999999999" table:style-name="ce219">
            <text:p>27,2<text:s text:c="5"/></text:p>
          </table:table-cell>
          <table:table-cell office:value-type="float" office:value="3220" table:style-name="ce238">
            <text:p>3 220</text:p>
          </table:table-cell>
          <table:table-cell office:value-type="float" office:value="26.690981432360743" table:style-name="ce220">
            <text:p>26,7<text:s text:c="5"/></text:p>
          </table:table-cell>
          <table:table-cell office:value-type="float" office:value="376" table:style-name="ce120">
            <text:p>+ 376</text:p>
          </table:table-cell>
          <table:table-cell office:value-type="float" office:value="14.762465645857873" table:style-name="ce121">
            <text:p>+14,8<text:s text:c="3"/></text:p>
          </table:table-cell>
          <table:table-cell office:value-type="float" office:value="-297" table:style-name="ce120">
            <text:p><text:s/>- 297</text:p>
          </table:table-cell>
          <table:table-cell office:value-type="float" office:value="-9.2236024844720497" table:style-name="ce121">
            <text:p>-9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3594" table:style-name="ce234">
            <text:p>3 594</text:p>
          </table:table-cell>
          <table:table-cell office:value-type="float" office:value="29.252808074230828" table:style-name="ce218">
            <text:p>29,3<text:s text:c="5"/></text:p>
          </table:table-cell>
          <table:table-cell office:value-type="float" office:value="3473" table:style-name="ce238">
            <text:p>3 473</text:p>
          </table:table-cell>
          <table:table-cell office:value-type="float" office:value="37.045333333333339" table:style-name="ce219">
            <text:p>37,0<text:s text:c="5"/></text:p>
          </table:table-cell>
          <table:table-cell office:value-type="float" office:value="3541" table:style-name="ce238">
            <text:p>3 541</text:p>
          </table:table-cell>
          <table:table-cell office:value-type="float" office:value="29.351790450928384" table:style-name="ce220">
            <text:p>29,4<text:s text:c="5"/></text:p>
          </table:table-cell>
          <table:table-cell office:value-type="float" office:value="121" table:style-name="ce120">
            <text:p>+ 121</text:p>
          </table:table-cell>
          <table:table-cell office:value-type="float" office:value="3.4840195796141664" table:style-name="ce121">
            <text:p>+3,5<text:s text:c="3"/></text:p>
          </table:table-cell>
          <table:table-cell office:value-type="float" office:value="53" table:style-name="ce120">
            <text:p>+ 53</text:p>
          </table:table-cell>
          <table:table-cell office:value-type="float" office:value="1.4967523298503249" table:style-name="ce121">
            <text:p>+1,5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718" table:style-name="ce234">
            <text:p><text:s/>718</text:p>
          </table:table-cell>
          <table:table-cell office:value-type="float" office:value="5.8440501383688757" table:style-name="ce218">
            <text:p>5,8<text:s text:c="5"/></text:p>
          </table:table-cell>
          <table:table-cell office:value-type="float" office:value="793" table:style-name="ce238">
            <text:p><text:s/>793</text:p>
          </table:table-cell>
          <table:table-cell office:value-type="float" office:value="8.4586666666666677" table:style-name="ce219">
            <text:p>8,5<text:s text:c="5"/></text:p>
          </table:table-cell>
          <table:table-cell office:value-type="float" office:value="697" table:style-name="ce238">
            <text:p><text:s/>697</text:p>
          </table:table-cell>
          <table:table-cell office:value-type="float" office:value="5.7775198938992043" table:style-name="ce220">
            <text:p>5,8<text:s text:c="5"/></text:p>
          </table:table-cell>
          <table:table-cell office:value-type="float" office:value="-75" table:style-name="ce120">
            <text:p><text:s/>- 75</text:p>
          </table:table-cell>
          <table:table-cell office:value-type="float" office:value="-9.457755359394703" table:style-name="ce121">
            <text:p>-9,5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3.0129124820659969" table:style-name="ce121">
            <text:p>+3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304" table:style-name="ce234">
            <text:p><text:s/>304</text:p>
          </table:table-cell>
          <table:table-cell office:value-type="float" office:value="2.4743610613706659" table:style-name="ce218">
            <text:p>2,5<text:s text:c="5"/></text:p>
          </table:table-cell>
          <table:table-cell office:value-type="float" office:value="227" table:style-name="ce238">
            <text:p><text:s/>227</text:p>
          </table:table-cell>
          <table:table-cell office:value-type="float" office:value="2.4213333333333331" table:style-name="ce219">
            <text:p>2,4<text:s text:c="5"/></text:p>
          </table:table-cell>
          <table:table-cell office:value-type="float" office:value="368" table:style-name="ce238">
            <text:p><text:s/>368</text:p>
          </table:table-cell>
          <table:table-cell office:value-type="float" office:value="3.0503978779840848" table:style-name="ce220">
            <text:p>3,1<text:s text:c="5"/></text:p>
          </table:table-cell>
          <table:table-cell office:value-type="float" office:value="77" table:style-name="ce120">
            <text:p>+ 77</text:p>
          </table:table-cell>
          <table:table-cell office:value-type="float" office:value="33.920704845814981" table:style-name="ce121">
            <text:p>+33,9<text:s text:c="3"/></text:p>
          </table:table-cell>
          <table:table-cell office:value-type="float" office:value="-64" table:style-name="ce120">
            <text:p><text:s/>- 64</text:p>
          </table:table-cell>
          <table:table-cell office:value-type="float" office:value="-17.391304347826086" table:style-name="ce121">
            <text:p>-17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40">
            <text:p>REG.AUTÓNOMAS</text:p>
          </table:table-cell>
          <table:table-cell office:value-type="float" office:value="346" table:style-name="ce233">
            <text:p><text:s/>346</text:p>
          </table:table-cell>
          <table:table-cell office:value-type="float" office:value="2.816213576428455" table:style-name="ce215">
            <text:p>2,8<text:s text:c="5"/></text:p>
          </table:table-cell>
          <table:table-cell office:value-type="float" office:value="369" table:style-name="ce237">
            <text:p><text:s/>369</text:p>
          </table:table-cell>
          <table:table-cell office:value-type="float" office:value="3.9359999999999999" table:style-name="ce216">
            <text:p>3,9<text:s text:c="5"/></text:p>
          </table:table-cell>
          <table:table-cell office:value-type="float" office:value="354" table:style-name="ce237">
            <text:p><text:s/>354</text:p>
          </table:table-cell>
          <table:table-cell office:value-type="float" office:value="2.9343501326259949" table:style-name="ce217">
            <text:p>2,9<text:s text:c="5"/></text:p>
          </table:table-cell>
          <table:table-cell office:value-type="float" office:value="-23" table:style-name="ce113">
            <text:p><text:s/>- 23</text:p>
          </table:table-cell>
          <table:table-cell office:value-type="float" office:value="-6.2330623306233059" table:style-name="ce114">
            <text:p>-6,2<text:s text:c="3"/></text:p>
          </table:table-cell>
          <table:table-cell office:value-type="float" office:value="-8" table:style-name="ce113">
            <text:p><text:s/>- 8</text:p>
          </table:table-cell>
          <table:table-cell office:value-type="float" office:value="-2.2598870056497176" table:style-name="ce114">
            <text:p>-2,3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122" table:style-name="ce234">
            <text:p><text:s/>122</text:p>
          </table:table-cell>
          <table:table-cell office:value-type="float" office:value="0.99300016278691183" table:style-name="ce218">
            <text:p>1,0<text:s text:c="5"/></text:p>
          </table:table-cell>
          <table:table-cell office:value-type="float" office:value="194" table:style-name="ce238">
            <text:p><text:s/>194</text:p>
          </table:table-cell>
          <table:table-cell office:value-type="float" office:value="2.0693333333333332" table:style-name="ce219">
            <text:p>2,1<text:s text:c="5"/></text:p>
          </table:table-cell>
          <table:table-cell office:value-type="float" office:value="167" table:style-name="ce238">
            <text:p><text:s/>167</text:p>
          </table:table-cell>
          <table:table-cell office:value-type="float" office:value="1.3842838196286473" table:style-name="ce220">
            <text:p>1,4<text:s text:c="5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37.113402061855673" table:style-name="ce121">
            <text:p>-37,1<text:s text:c="3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26.946107784431138" table:style-name="ce121">
            <text:p>-26,9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224" table:style-name="ce234">
            <text:p><text:s/>224</text:p>
          </table:table-cell>
          <table:table-cell office:value-type="float" office:value="1.8232134136415432" table:style-name="ce218">
            <text:p>1,8<text:s text:c="5"/></text:p>
          </table:table-cell>
          <table:table-cell office:value-type="float" office:value="175" table:style-name="ce238">
            <text:p><text:s/>175</text:p>
          </table:table-cell>
          <table:table-cell office:value-type="float" office:value="1.8666666666666669" table:style-name="ce219">
            <text:p>1,9<text:s text:c="5"/></text:p>
          </table:table-cell>
          <table:table-cell office:value-type="float" office:value="187" table:style-name="ce238">
            <text:p><text:s/>187</text:p>
          </table:table-cell>
          <table:table-cell office:value-type="float" office:value="1.5500663129973473" table:style-name="ce220">
            <text:p>1,6<text:s text:c="5"/></text:p>
          </table:table-cell>
          <table:table-cell office:value-type="float" office:value="49" table:style-name="ce120">
            <text:p>+ 49</text:p>
          </table:table-cell>
          <table:table-cell office:value-type="float" office:value="28.000000000000004" table:style-name="ce121">
            <text:p>+28,0<text:s text:c="3"/></text:p>
          </table:table-cell>
          <table:table-cell office:value-type="float" office:value="37" table:style-name="ce120">
            <text:p>+ 37</text:p>
          </table:table-cell>
          <table:table-cell office:value-type="float" office:value="19.786096256684495" table:style-name="ce121">
            <text:p>+19,8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0"/>
          <table:table-cell office:value-type="string" table:style-name="ce163">
            <text:p>CONTINENTE</text:p>
          </table:table-cell>
          <table:table-cell table:style-name="ce163"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9"/>
          <table:table-cell table:style-name="ce100"/>
          <table:table-cell table:style-name="ce211"/>
          <table:table-cell table:style-name="ce59"/>
          <table:table-cell table:style-name="ce21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6">
            <text:p>Total</text:p>
          </table:table-cell>
          <table:table-cell office:value-type="float" office:value="11940" table:style-name="ce109">
            <text:p>11 940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9006" table:style-name="ce149">
            <text:p>9 006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11710" table:style-name="ce111">
            <text:p>11 710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2934" table:style-name="ce113">
            <text:p>+2 934</text:p>
          </table:table-cell>
          <table:table-cell office:value-type="float" office:value="32.578281145902736" table:style-name="ce114">
            <text:p>+32,6<text:s text:c="3"/></text:p>
          </table:table-cell>
          <table:table-cell office:value-type="float" office:value="230" table:style-name="ce113">
            <text:p>+ 230</text:p>
          </table:table-cell>
          <table:table-cell office:value-type="float" office:value="1.9641332194705381" table:style-name="ce114">
            <text:p>+2,0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7">
            <text:p>1- Repres. do poder legislativo e de órgãos exec., dirigentes, dire. e gestores execu.</text:p>
          </table:table-cell>
          <table:table-cell office:value-type="float" office:value="48" table:style-name="ce116">
            <text:p><text:s/>48</text:p>
          </table:table-cell>
          <table:table-cell office:value-type="float" office:value="0.4020100502512563" table:style-name="ce202">
            <text:p>0,4<text:s text:c="5"/></text:p>
          </table:table-cell>
          <table:table-cell office:value-type="float" office:value="30" table:style-name="ce151">
            <text:p><text:s/>30</text:p>
          </table:table-cell>
          <table:table-cell office:value-type="float" office:value="0.33311125916055961" table:style-name="ce205">
            <text:p>0,3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40136635354397948" table:style-name="ce208">
            <text:p>0,4<text:s text:c="5"/></text:p>
          </table:table-cell>
          <table:table-cell office:value-type="float" office:value="18" table:style-name="ce120">
            <text:p>+ 18</text:p>
          </table:table-cell>
          <table:table-cell office:value-type="float" office:value="60" table:style-name="ce121">
            <text:p>+60,0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2.1276595744680851" table:style-name="ce121">
            <text:p>+2,1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7">
            <text:p>2- Especialistas das atividades intelectuais e científicas</text:p>
          </table:table-cell>
          <table:table-cell office:value-type="float" office:value="788" table:style-name="ce116">
            <text:p><text:s/>788</text:p>
          </table:table-cell>
          <table:table-cell office:value-type="float" office:value="6.59966499162479" table:style-name="ce202">
            <text:p>6,6<text:s text:c="5"/></text:p>
          </table:table-cell>
          <table:table-cell office:value-type="float" office:value="443" table:style-name="ce151">
            <text:p><text:s/>443</text:p>
          </table:table-cell>
          <table:table-cell office:value-type="float" office:value="4.9189429269375973" table:style-name="ce205">
            <text:p>4,9<text:s text:c="5"/></text:p>
          </table:table-cell>
          <table:table-cell office:value-type="float" office:value="743" table:style-name="ce118">
            <text:p><text:s/>743</text:p>
          </table:table-cell>
          <table:table-cell office:value-type="float" office:value="6.3450042698548241" table:style-name="ce208">
            <text:p>6,3<text:s text:c="5"/></text:p>
          </table:table-cell>
          <table:table-cell office:value-type="float" office:value="345" table:style-name="ce120">
            <text:p>+ 345</text:p>
          </table:table-cell>
          <table:table-cell office:value-type="float" office:value="77.878103837471784" table:style-name="ce121">
            <text:p>+77,9<text:s text:c="3"/></text:p>
          </table:table-cell>
          <table:table-cell office:value-type="float" office:value="45" table:style-name="ce120">
            <text:p>+ 45</text:p>
          </table:table-cell>
          <table:table-cell office:value-type="float" office:value="6.0565275908479137" table:style-name="ce121">
            <text:p>+6,1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3- Técnicos e profissões de nível intermédio</text:p>
          </table:table-cell>
          <table:table-cell office:value-type="float" office:value="662" table:style-name="ce116">
            <text:p><text:s/>662</text:p>
          </table:table-cell>
          <table:table-cell office:value-type="float" office:value="5.5443886097152433" table:style-name="ce202">
            <text:p>5,5<text:s text:c="5"/></text:p>
          </table:table-cell>
          <table:table-cell office:value-type="float" office:value="344" table:style-name="ce151">
            <text:p><text:s/>344</text:p>
          </table:table-cell>
          <table:table-cell office:value-type="float" office:value="3.8196757717077507" table:style-name="ce205">
            <text:p>3,8<text:s text:c="5"/></text:p>
          </table:table-cell>
          <table:table-cell office:value-type="float" office:value="525" table:style-name="ce118">
            <text:p><text:s/>525</text:p>
          </table:table-cell>
          <table:table-cell office:value-type="float" office:value="4.4833475661827498" table:style-name="ce208">
            <text:p>4,5<text:s text:c="5"/></text:p>
          </table:table-cell>
          <table:table-cell office:value-type="float" office:value="318" table:style-name="ce120">
            <text:p>+ 318</text:p>
          </table:table-cell>
          <table:table-cell office:value-type="float" office:value="92.441860465116278" table:style-name="ce121">
            <text:p>+92,4<text:s text:c="3"/></text:p>
          </table:table-cell>
          <table:table-cell office:value-type="float" office:value="137" table:style-name="ce120">
            <text:p>+ 137</text:p>
          </table:table-cell>
          <table:table-cell office:value-type="float" office:value="26.095238095238095" table:style-name="ce121">
            <text:p>+26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4- Pessoal administrativo</text:p>
          </table:table-cell>
          <table:table-cell office:value-type="float" office:value="974" table:style-name="ce116">
            <text:p><text:s/>974</text:p>
          </table:table-cell>
          <table:table-cell office:value-type="float" office:value="8.1574539363484089" table:style-name="ce202">
            <text:p>8,2<text:s text:c="5"/></text:p>
          </table:table-cell>
          <table:table-cell office:value-type="float" office:value="696" table:style-name="ce151">
            <text:p><text:s/>696</text:p>
          </table:table-cell>
          <table:table-cell office:value-type="float" office:value="7.7281812125249827" table:style-name="ce205">
            <text:p>7,7<text:s text:c="5"/></text:p>
          </table:table-cell>
          <table:table-cell office:value-type="float" office:value="634" table:style-name="ce118">
            <text:p><text:s/>634</text:p>
          </table:table-cell>
          <table:table-cell office:value-type="float" office:value="5.4141759180187874" table:style-name="ce208">
            <text:p>5,4<text:s text:c="5"/></text:p>
          </table:table-cell>
          <table:table-cell office:value-type="float" office:value="278" table:style-name="ce120">
            <text:p>+ 278</text:p>
          </table:table-cell>
          <table:table-cell office:value-type="float" office:value="39.94252873563218" table:style-name="ce121">
            <text:p>+39,9<text:s text:c="3"/></text:p>
          </table:table-cell>
          <table:table-cell office:value-type="float" office:value="340" table:style-name="ce120">
            <text:p>+ 340</text:p>
          </table:table-cell>
          <table:table-cell office:value-type="float" office:value="53.627760252365931" table:style-name="ce121">
            <text:p>+53,6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5- Trabalhadores dos serviços pessoais, de proteção e segurança e vendedores</text:p>
          </table:table-cell>
          <table:table-cell office:value-type="float" office:value="2192" table:style-name="ce116">
            <text:p>2 192</text:p>
          </table:table-cell>
          <table:table-cell office:value-type="float" office:value="18.358458961474035" table:style-name="ce202">
            <text:p>18,4<text:s text:c="5"/></text:p>
          </table:table-cell>
          <table:table-cell office:value-type="float" office:value="1635" table:style-name="ce151">
            <text:p>1 635</text:p>
          </table:table-cell>
          <table:table-cell office:value-type="float" office:value="18.1545636242505" table:style-name="ce205">
            <text:p>18,2<text:s text:c="5"/></text:p>
          </table:table-cell>
          <table:table-cell office:value-type="float" office:value="2217" table:style-name="ce118">
            <text:p>2 217</text:p>
          </table:table-cell>
          <table:table-cell office:value-type="float" office:value="18.932536293766013" table:style-name="ce208">
            <text:p>18,9<text:s text:c="5"/></text:p>
          </table:table-cell>
          <table:table-cell office:value-type="float" office:value="557" table:style-name="ce120">
            <text:p>+ 557</text:p>
          </table:table-cell>
          <table:table-cell office:value-type="float" office:value="34.067278287461775" table:style-name="ce121">
            <text:p>+34,1<text:s text:c="3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1.1276499774470004" table:style-name="ce121">
            <text:p>-1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6- Agricultores e trabalhadores qualificados da agricultura, da pesca e da floresta</text:p>
          </table:table-cell>
          <table:table-cell office:value-type="float" office:value="229" table:style-name="ce116">
            <text:p><text:s/>229</text:p>
          </table:table-cell>
          <table:table-cell office:value-type="float" office:value="1.9179229480737019" table:style-name="ce202">
            <text:p>1,9<text:s text:c="5"/></text:p>
          </table:table-cell>
          <table:table-cell office:value-type="float" office:value="306" table:style-name="ce151">
            <text:p><text:s/>306</text:p>
          </table:table-cell>
          <table:table-cell office:value-type="float" office:value="3.3977348434377079" table:style-name="ce205">
            <text:p>3,4<text:s text:c="5"/></text:p>
          </table:table-cell>
          <table:table-cell office:value-type="float" office:value="321" table:style-name="ce118">
            <text:p><text:s/>321</text:p>
          </table:table-cell>
          <table:table-cell office:value-type="float" office:value="2.7412467976088815" table:style-name="ce208">
            <text:p>2,7<text:s text:c="5"/></text:p>
          </table:table-cell>
          <table:table-cell office:value-type="float" office:value="-77" table:style-name="ce120">
            <text:p><text:s/>- 77</text:p>
          </table:table-cell>
          <table:table-cell office:value-type="float" office:value="-25.163398692810457" table:style-name="ce121">
            <text:p>-25,2<text:s text:c="3"/></text:p>
          </table:table-cell>
          <table:table-cell office:value-type="float" office:value="-92" table:style-name="ce120">
            <text:p><text:s/>- 92</text:p>
          </table:table-cell>
          <table:table-cell office:value-type="float" office:value="-28.660436137071649" table:style-name="ce121">
            <text:p>-28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7- Trabalhadores qualificados da indústria, construção e artífices</text:p>
          </table:table-cell>
          <table:table-cell office:value-type="float" office:value="1486" table:style-name="ce116">
            <text:p>1 486</text:p>
          </table:table-cell>
          <table:table-cell office:value-type="float" office:value="12.445561139028475" table:style-name="ce202">
            <text:p>12,4<text:s text:c="5"/></text:p>
          </table:table-cell>
          <table:table-cell office:value-type="float" office:value="1280" table:style-name="ce151">
            <text:p>1 280</text:p>
          </table:table-cell>
          <table:table-cell office:value-type="float" office:value="14.212747057517211" table:style-name="ce205">
            <text:p>14,2<text:s text:c="5"/></text:p>
          </table:table-cell>
          <table:table-cell office:value-type="float" office:value="1800" table:style-name="ce118">
            <text:p>1 800</text:p>
          </table:table-cell>
          <table:table-cell office:value-type="float" office:value="15.37147736976943" table:style-name="ce208">
            <text:p>15,4<text:s text:c="5"/></text:p>
          </table:table-cell>
          <table:table-cell office:value-type="float" office:value="206" table:style-name="ce120">
            <text:p>+ 206</text:p>
          </table:table-cell>
          <table:table-cell office:value-type="float" office:value="16.09375" table:style-name="ce121">
            <text:p>+16,1<text:s text:c="3"/></text:p>
          </table:table-cell>
          <table:table-cell office:value-type="float" office:value="-314" table:style-name="ce120">
            <text:p><text:s/>- 314</text:p>
          </table:table-cell>
          <table:table-cell office:value-type="float" office:value="-17.444444444444446" table:style-name="ce121">
            <text:p>-17,4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50">
            <text:p>8- Operadores de instalações e máquinas e trabalhadores da montagem</text:p>
          </table:table-cell>
          <table:table-cell office:value-type="float" office:value="1016" table:style-name="ce116">
            <text:p>1 016</text:p>
          </table:table-cell>
          <table:table-cell office:value-type="float" office:value="8.5092127303182572" table:style-name="ce202">
            <text:p>8,5<text:s text:c="5"/></text:p>
          </table:table-cell>
          <table:table-cell office:value-type="float" office:value="918" table:style-name="ce151">
            <text:p><text:s/>918</text:p>
          </table:table-cell>
          <table:table-cell office:value-type="float" office:value="10.193204530313125" table:style-name="ce205">
            <text:p>10,2<text:s text:c="5"/></text:p>
          </table:table-cell>
          <table:table-cell office:value-type="float" office:value="1420" table:style-name="ce118">
            <text:p>1 420</text:p>
          </table:table-cell>
          <table:table-cell office:value-type="float" office:value="12.126387702818105" table:style-name="ce208">
            <text:p>12,1<text:s text:c="5"/></text:p>
          </table:table-cell>
          <table:table-cell office:value-type="float" office:value="98" table:style-name="ce120">
            <text:p>+ 98</text:p>
          </table:table-cell>
          <table:table-cell office:value-type="float" office:value="10.675381263616558" table:style-name="ce121">
            <text:p>+10,7<text:s text:c="3"/></text:p>
          </table:table-cell>
          <table:table-cell office:value-type="float" office:value="-404" table:style-name="ce120">
            <text:p><text:s/>- 404</text:p>
          </table:table-cell>
          <table:table-cell office:value-type="float" office:value="-28.450704225352112" table:style-name="ce121">
            <text:p>-28,5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9- Trabalhadores não qualificados</text:p>
          </table:table-cell>
          <table:table-cell office:value-type="float" office:value="4544" table:style-name="ce116">
            <text:p>4 544</text:p>
          </table:table-cell>
          <table:table-cell office:value-type="float" office:value="38.056951423785598" table:style-name="ce202">
            <text:p>38,1<text:s text:c="5"/></text:p>
          </table:table-cell>
          <table:table-cell office:value-type="float" office:value="3350" table:style-name="ce151">
            <text:p>3 350</text:p>
          </table:table-cell>
          <table:table-cell office:value-type="float" office:value="37.197423939595822" table:style-name="ce205">
            <text:p>37,2<text:s text:c="5"/></text:p>
          </table:table-cell>
          <table:table-cell office:value-type="float" office:value="3998" table:style-name="ce118">
            <text:p>3 998</text:p>
          </table:table-cell>
          <table:table-cell office:value-type="float" office:value="34.141759180187876" table:style-name="ce208">
            <text:p>34,1<text:s text:c="5"/></text:p>
          </table:table-cell>
          <table:table-cell office:value-type="float" office:value="1194" table:style-name="ce120">
            <text:p>+1 194</text:p>
          </table:table-cell>
          <table:table-cell office:value-type="float" office:value="35.64179104477612" table:style-name="ce121">
            <text:p>+35,6<text:s text:c="3"/></text:p>
          </table:table-cell>
          <table:table-cell office:value-type="float" office:value="546" table:style-name="ce120">
            <text:p>+ 546</text:p>
          </table:table-cell>
          <table:table-cell office:value-type="float" office:value="13.656828414207103" table:style-name="ce121">
            <text:p>+13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0- Profissões das Forças Armadas</text:p>
          </table:table-cell>
          <table:table-cell office:value-type="float" office:value="1" table:style-name="ce116">
            <text:p><text:s/>1</text:p>
          </table:table-cell>
          <table:table-cell office:value-type="float" office:value="8.3752093802345069E-3" table:style-name="ce202">
            <text:p>0,0<text:s text:c="5"/></text:p>
          </table:table-cell>
          <table:table-cell office:value-type="float" office:value="4" table:style-name="ce151">
            <text:p><text:s/>4</text:p>
          </table:table-cell>
          <table:table-cell office:value-type="float" office:value="4.4414834554741281E-2" table:style-name="ce205">
            <text:p>0,0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4.2698548249359522E-2" table:style-name="ce208">
            <text:p>0,0<text:s text:c="5"/></text:p>
          </table:table-cell>
          <table:table-cell office:value-type="float" office:value="-3" table:style-name="ce120">
            <text:p><text:s/>- 3</text:p>
          </table:table-cell>
          <table:table-cell office:value-type="float" office:value="-75" table:style-name="ce121">
            <text:p>-75,0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80" table:style-name="ce121">
            <text:p>-8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2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05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80"/>
          <table:table-cell table:style-name="ce157"/>
          <table:table-cell table:style-name="ce210"/>
          <table:table-cell table:style-name="ce158"/>
          <table:table-cell table:style-name="ce212"/>
          <table:table-cell table:style-name="ce159"/>
          <table:table-cell table:style-name="ce214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584in" svg:y="0.29365in" svg:width="1.7905in" svg:height="0.53234in">
                <draw:text-box>
                  <text:p text:style-name="a95" text:class-names="" text:cond-style-name=""><text:span text:style-name="a93" text:class-names="">SETEMBRO 2019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6" draw:style-name="a84" draw:name="Text Box 122" svg:x="0in" svg:y="0in" svg:width="0.97917in" svg:height="0.32292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Quadro 10 - OFERTAS DE EMPREGO <text:s/>RECEBIDAS, <text:s text:c="3"/>POR ATIVIDADE ECONÓMICA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1">
            <text:p><text:s text:c="2"/>Total</text:p>
          </table:table-cell>
          <table:table-cell office:value-type="float" office:value="11940" table:style-name="ce109">
            <text:p>11 940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9006" table:style-name="ce111">
            <text:p>9 006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1710" table:style-name="ce111">
            <text:p>11 71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934" table:style-name="ce113">
            <text:p>+2 934</text:p>
          </table:table-cell>
          <table:table-cell office:value-type="float" office:value="32.578281145902736" table:style-name="ce114">
            <text:p>+32,6<text:s text:c="3"/></text:p>
          </table:table-cell>
          <table:table-cell office:value-type="float" office:value="230" table:style-name="ce113">
            <text:p>+ 230</text:p>
          </table:table-cell>
          <table:table-cell office:value-type="float" office:value="1.9641332194705381" table:style-name="ce114">
            <text:p>+2,0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2">
            <text:p>Agricultura, produção animal, caça, floresta e pesca</text:p>
          </table:table-cell>
          <table:table-cell office:value-type="float" office:value="364" table:style-name="ce109">
            <text:p><text:s/>364</text:p>
          </table:table-cell>
          <table:table-cell office:value-type="float" office:value="3.0485762144053603" table:style-name="ce110">
            <text:p>3,0<text:s text:c="5"/></text:p>
          </table:table-cell>
          <table:table-cell office:value-type="float" office:value="476" table:style-name="ce111">
            <text:p><text:s/>476</text:p>
          </table:table-cell>
          <table:table-cell office:value-type="float" office:value="5.2853653120142123" table:style-name="ce112">
            <text:p>5,3<text:s text:c="5"/></text:p>
          </table:table-cell>
          <table:table-cell office:value-type="float" office:value="316" table:style-name="ce111">
            <text:p><text:s/>316</text:p>
          </table:table-cell>
          <table:table-cell office:value-type="float" office:value="2.6985482493595216" table:style-name="ce112">
            <text:p>2,7<text:s text:c="5"/></text:p>
          </table:table-cell>
          <table:table-cell office:value-type="float" office:value="-112" table:style-name="ce113">
            <text:p><text:s/>- 112</text:p>
          </table:table-cell>
          <table:table-cell office:value-type="float" office:value="-23.52941176470588" table:style-name="ce114">
            <text:p>-23,5<text:s text:c="3"/></text:p>
          </table:table-cell>
          <table:table-cell office:value-type="float" office:value="48" table:style-name="ce113">
            <text:p>+ 48</text:p>
          </table:table-cell>
          <table:table-cell office:value-type="float" office:value="15.18987341772152" table:style-name="ce114">
            <text:p>+15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 table:style-name="ce1"/>
          <table:table-cell office:value-type="string" table:style-name="ce183">
            <text:p>Indústria, energia e água e construção</text:p>
          </table:table-cell>
          <table:table-cell office:value-type="float" office:value="2495" table:style-name="ce127">
            <text:p>2 495</text:p>
          </table:table-cell>
          <table:table-cell office:value-type="float" office:value="20.896147403685092" table:style-name="ce128">
            <text:p>20,9<text:s text:c="5"/></text:p>
          </table:table-cell>
          <table:table-cell office:value-type="float" office:value="1665" table:style-name="ce111">
            <text:p>1 665</text:p>
          </table:table-cell>
          <table:table-cell office:value-type="float" office:value="18.48767488341106" table:style-name="ce112">
            <text:p>18,5<text:s text:c="5"/></text:p>
          </table:table-cell>
          <table:table-cell office:value-type="float" office:value="3059" table:style-name="ce111">
            <text:p>3 059</text:p>
          </table:table-cell>
          <table:table-cell office:value-type="float" office:value="26.122971818958156" table:style-name="ce112">
            <text:p>26,1<text:s text:c="5"/></text:p>
          </table:table-cell>
          <table:table-cell office:value-type="float" office:value="830" table:style-name="ce113">
            <text:p>+ 830</text:p>
          </table:table-cell>
          <table:table-cell office:value-type="float" office:value="49.849849849849846" table:style-name="ce114">
            <text:p>+49,8<text:s text:c="3"/></text:p>
          </table:table-cell>
          <table:table-cell office:value-type="float" office:value="-564" table:style-name="ce113">
            <text:p><text:s/>- 564</text:p>
          </table:table-cell>
          <table:table-cell office:value-type="float" office:value="-18.437397842432169" table:style-name="ce114">
            <text:p>-18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 table:style-name="ce1"/>
          <table:table-cell office:value-type="string" table:style-name="ce184">
            <text:p>Indústrias extrativas</text:p>
          </table:table-cell>
          <table:table-cell office:value-type="float" office:value="6" table:style-name="ce116">
            <text:p><text:s/>6</text:p>
          </table:table-cell>
          <table:table-cell office:value-type="float" office:value="5.0251256281407038E-2" table:style-name="ce117">
            <text:p>0,1<text:s text:c="5"/></text:p>
          </table:table-cell>
          <table:table-cell office:value-type="float" office:value="10" table:style-name="ce118">
            <text:p><text:s/>10</text:p>
          </table:table-cell>
          <table:table-cell office:value-type="float" office:value="0.11103708638685321" table:style-name="ce119">
            <text:p>0,1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1.7079419299743808E-2" table:style-name="ce119">
            <text:p>0,0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40" table:style-name="ce121">
            <text:p>-40,0<text:s text:c="3"/></text:p>
          </table:table-cell>
          <table:table-cell office:value-type="float" office:value="4" table:style-name="ce120">
            <text:p>+ 4</text:p>
          </table:table-cell>
          <table:table-cell office:value-type="float" office:value="200" table:style-name="ce121">
            <text:p>+200,0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293" table:style-name="ce116">
            <text:p><text:s/>293</text:p>
          </table:table-cell>
          <table:table-cell office:value-type="float" office:value="2.45393634840871" table:style-name="ce117">
            <text:p>2,5<text:s text:c="5"/></text:p>
          </table:table-cell>
          <table:table-cell office:value-type="float" office:value="381" table:style-name="ce118">
            <text:p><text:s/>381</text:p>
          </table:table-cell>
          <table:table-cell office:value-type="float" office:value="4.2305129913391077" table:style-name="ce119">
            <text:p>4,2<text:s text:c="5"/></text:p>
          </table:table-cell>
          <table:table-cell office:value-type="float" office:value="390" table:style-name="ce118">
            <text:p><text:s/>390</text:p>
          </table:table-cell>
          <table:table-cell office:value-type="float" office:value="3.3304867634500428" table:style-name="ce119">
            <text:p>3,3<text:s text:c="5"/></text:p>
          </table:table-cell>
          <table:table-cell office:value-type="float" office:value="-88" table:style-name="ce120">
            <text:p><text:s/>- 88</text:p>
          </table:table-cell>
          <table:table-cell office:value-type="float" office:value="-23.097112860892388" table:style-name="ce121">
            <text:p>-23,1<text:s text:c="3"/></text:p>
          </table:table-cell>
          <table:table-cell office:value-type="float" office:value="-97" table:style-name="ce120">
            <text:p><text:s/>- 97</text:p>
          </table:table-cell>
          <table:table-cell office:value-type="float" office:value="-24.871794871794872" table:style-name="ce121">
            <text:p>-24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Fabricação de têxteis</text:p>
          </table:table-cell>
          <table:table-cell office:value-type="float" office:value="98" table:style-name="ce116">
            <text:p><text:s/>98</text:p>
          </table:table-cell>
          <table:table-cell office:value-type="float" office:value="0.82077051926298161" table:style-name="ce153">
            <text:p>0,8<text:s text:c="5"/></text:p>
          </table:table-cell>
          <table:table-cell office:value-type="float" office:value="37" table:style-name="ce154">
            <text:p><text:s/>37</text:p>
          </table:table-cell>
          <table:table-cell office:value-type="float" office:value="0.41083721963135689" table:style-name="ce155">
            <text:p>0,4<text:s text:c="5"/></text:p>
          </table:table-cell>
          <table:table-cell office:value-type="float" office:value="107" table:style-name="ce118">
            <text:p><text:s/>107</text:p>
          </table:table-cell>
          <table:table-cell office:value-type="float" office:value="0.91374893253629386" table:style-name="ce155">
            <text:p>0,9<text:s text:c="5"/></text:p>
          </table:table-cell>
          <table:table-cell office:value-type="float" office:value="61" table:style-name="ce120">
            <text:p>+ 61</text:p>
          </table:table-cell>
          <table:table-cell office:value-type="float" office:value="164.86486486486487" table:style-name="ce121">
            <text:p>+164,9<text:s text:c="3"/></text:p>
          </table:table-cell>
          <table:table-cell office:value-type="float" office:value="-9" table:style-name="ce120">
            <text:p><text:s/>- 9</text:p>
          </table:table-cell>
          <table:table-cell office:value-type="float" office:value="-8.4112149532710276" table:style-name="ce121">
            <text:p>-8,4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o vestuário</text:p>
          </table:table-cell>
          <table:table-cell office:value-type="float" office:value="256" table:style-name="ce116">
            <text:p><text:s/>256</text:p>
          </table:table-cell>
          <table:table-cell office:value-type="float" office:value="2.1440536013400338" table:style-name="ce133">
            <text:p>2,1<text:s text:c="5"/></text:p>
          </table:table-cell>
          <table:table-cell office:value-type="float" office:value="70" table:style-name="ce134">
            <text:p><text:s/>70</text:p>
          </table:table-cell>
          <table:table-cell office:value-type="float" office:value="0.7772596047079724" table:style-name="ce135">
            <text:p>0,8<text:s text:c="5"/></text:p>
          </table:table-cell>
          <table:table-cell office:value-type="float" office:value="343" table:style-name="ce118">
            <text:p><text:s/>343</text:p>
          </table:table-cell>
          <table:table-cell office:value-type="float" office:value="2.929120409906063" table:style-name="ce135">
            <text:p>2,9<text:s text:c="5"/></text:p>
          </table:table-cell>
          <table:table-cell office:value-type="float" office:value="186" table:style-name="ce120">
            <text:p>+ 186</text:p>
          </table:table-cell>
          <table:table-cell office:value-type="float" office:value="265.71428571428572" table:style-name="ce121">
            <text:p>+265,7<text:s text:c="3"/></text:p>
          </table:table-cell>
          <table:table-cell office:value-type="float" office:value="-87" table:style-name="ce120">
            <text:p><text:s/>- 87</text:p>
          </table:table-cell>
          <table:table-cell office:value-type="float" office:value="-25.364431486880466" table:style-name="ce121">
            <text:p>-25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160" table:style-name="ce116">
            <text:p><text:s/>160</text:p>
          </table:table-cell>
          <table:table-cell office:value-type="float" office:value="1.340033500837521" table:style-name="ce133">
            <text:p>1,3<text:s text:c="5"/></text:p>
          </table:table-cell>
          <table:table-cell office:value-type="float" office:value="33" table:style-name="ce134">
            <text:p><text:s/>33</text:p>
          </table:table-cell>
          <table:table-cell office:value-type="float" office:value="0.36642238507661556" table:style-name="ce135">
            <text:p>0,4<text:s text:c="5"/></text:p>
          </table:table-cell>
          <table:table-cell office:value-type="float" office:value="147" table:style-name="ce118">
            <text:p><text:s/>147</text:p>
          </table:table-cell>
          <table:table-cell office:value-type="float" office:value="1.25533731853117" table:style-name="ce135">
            <text:p>1,3<text:s text:c="5"/></text:p>
          </table:table-cell>
          <table:table-cell office:value-type="float" office:value="127" table:style-name="ce120">
            <text:p>+ 127</text:p>
          </table:table-cell>
          <table:table-cell office:value-type="float" office:value="384.84848484848487" table:style-name="ce121">
            <text:p>+384,8<text:s text:c="3"/></text:p>
          </table:table-cell>
          <table:table-cell office:value-type="float" office:value="13" table:style-name="ce120">
            <text:p>+ 13</text:p>
          </table:table-cell>
          <table:table-cell office:value-type="float" office:value="8.8435374149659864" table:style-name="ce121">
            <text:p>+8,8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da madeira e da cortiça</text:p>
          </table:table-cell>
          <table:table-cell office:value-type="float" office:value="62" table:style-name="ce116">
            <text:p><text:s/>62</text:p>
          </table:table-cell>
          <table:table-cell office:value-type="float" office:value="0.51926298157453943" table:style-name="ce133">
            <text:p>0,5<text:s text:c="5"/></text:p>
          </table:table-cell>
          <table:table-cell office:value-type="float" office:value="37" table:style-name="ce134">
            <text:p><text:s/>37</text:p>
          </table:table-cell>
          <table:table-cell office:value-type="float" office:value="0.41083721963135689" table:style-name="ce135">
            <text:p>0,4<text:s text:c="5"/></text:p>
          </table:table-cell>
          <table:table-cell office:value-type="float" office:value="96" table:style-name="ce118">
            <text:p><text:s/>96</text:p>
          </table:table-cell>
          <table:table-cell office:value-type="float" office:value="0.81981212638770284" table:style-name="ce135">
            <text:p>0,8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67.567567567567565" table:style-name="ce121">
            <text:p>+67,6<text:s text:c="3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35.416666666666671" table:style-name="ce121">
            <text:p>-35,4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25" table:style-name="ce116">
            <text:p><text:s/>25</text:p>
          </table:table-cell>
          <table:table-cell office:value-type="float" office:value="0.20938023450586263" table:style-name="ce133">
            <text:p>0,2<text:s text:c="5"/></text:p>
          </table:table-cell>
          <table:table-cell office:value-type="float" office:value="17" table:style-name="ce134">
            <text:p><text:s/>17</text:p>
          </table:table-cell>
          <table:table-cell office:value-type="float" office:value="0.18876304685765047" table:style-name="ce135">
            <text:p>0,2<text:s text:c="5"/></text:p>
          </table:table-cell>
          <table:table-cell office:value-type="float" office:value="41" table:style-name="ce118">
            <text:p><text:s/>41</text:p>
          </table:table-cell>
          <table:table-cell office:value-type="float" office:value="0.35012809564474812" table:style-name="ce135">
            <text:p>0,4<text:s text:c="5"/></text:p>
          </table:table-cell>
          <table:table-cell office:value-type="float" office:value="8" table:style-name="ce120">
            <text:p>+ 8</text:p>
          </table:table-cell>
          <table:table-cell office:value-type="float" office:value="47.058823529411761" table:style-name="ce121">
            <text:p>+47,1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39.024390243902438" table:style-name="ce121">
            <text:p>-39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56" table:style-name="ce116">
            <text:p><text:s/>56</text:p>
          </table:table-cell>
          <table:table-cell office:value-type="float" office:value="0.46901172529313234" table:style-name="ce133">
            <text:p>0,5<text:s text:c="5"/></text:p>
          </table:table-cell>
          <table:table-cell office:value-type="float" office:value="57" table:style-name="ce134">
            <text:p><text:s/>57</text:p>
          </table:table-cell>
          <table:table-cell office:value-type="float" office:value="0.63291139240506333" table:style-name="ce135">
            <text:p>0,6<text:s text:c="5"/></text:p>
          </table:table-cell>
          <table:table-cell office:value-type="float" office:value="78" table:style-name="ce118">
            <text:p><text:s/>78</text:p>
          </table:table-cell>
          <table:table-cell office:value-type="float" office:value="0.66609735269000858" table:style-name="ce135">
            <text:p>0,7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1.7543859649122806" table:style-name="ce121">
            <text:p>-1,8<text:s text:c="3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28.205128205128204" table:style-name="ce121">
            <text:p>-28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106" table:style-name="ce116">
            <text:p><text:s/>106</text:p>
          </table:table-cell>
          <table:table-cell office:value-type="float" office:value="0.88777219430485765" table:style-name="ce133">
            <text:p>0,9<text:s text:c="5"/></text:p>
          </table:table-cell>
          <table:table-cell office:value-type="float" office:value="31" table:style-name="ce134">
            <text:p><text:s/>31</text:p>
          </table:table-cell>
          <table:table-cell office:value-type="float" office:value="0.34421496779924493" table:style-name="ce135">
            <text:p>0,3<text:s text:c="5"/></text:p>
          </table:table-cell>
          <table:table-cell office:value-type="float" office:value="95" table:style-name="ce118">
            <text:p><text:s/>95</text:p>
          </table:table-cell>
          <table:table-cell office:value-type="float" office:value="0.8112724167378309" table:style-name="ce135">
            <text:p>0,8<text:s text:c="5"/></text:p>
          </table:table-cell>
          <table:table-cell office:value-type="float" office:value="75" table:style-name="ce120">
            <text:p>+ 75</text:p>
          </table:table-cell>
          <table:table-cell office:value-type="float" office:value="241.93548387096774" table:style-name="ce121">
            <text:p>+241,9<text:s text:c="3"/></text:p>
          </table:table-cell>
          <table:table-cell office:value-type="float" office:value="11" table:style-name="ce120">
            <text:p>+ 11</text:p>
          </table:table-cell>
          <table:table-cell office:value-type="float" office:value="11.578947368421053" table:style-name="ce121">
            <text:p>+11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281" table:style-name="ce116">
            <text:p><text:s/>281</text:p>
          </table:table-cell>
          <table:table-cell office:value-type="float" office:value="2.3534338358458964" table:style-name="ce133">
            <text:p>2,4<text:s text:c="5"/></text:p>
          </table:table-cell>
          <table:table-cell office:value-type="float" office:value="119" table:style-name="ce134">
            <text:p><text:s/>119</text:p>
          </table:table-cell>
          <table:table-cell office:value-type="float" office:value="1.3213413280035531" table:style-name="ce135">
            <text:p>1,3<text:s text:c="5"/></text:p>
          </table:table-cell>
          <table:table-cell office:value-type="float" office:value="253" table:style-name="ce118">
            <text:p><text:s/>253</text:p>
          </table:table-cell>
          <table:table-cell office:value-type="float" office:value="2.1605465414175917" table:style-name="ce135">
            <text:p>2,2<text:s text:c="5"/></text:p>
          </table:table-cell>
          <table:table-cell office:value-type="float" office:value="162" table:style-name="ce120">
            <text:p>+ 162</text:p>
          </table:table-cell>
          <table:table-cell office:value-type="float" office:value="136.1344537815126" table:style-name="ce121">
            <text:p>+136,1<text:s text:c="3"/></text:p>
          </table:table-cell>
          <table:table-cell office:value-type="float" office:value="28" table:style-name="ce120">
            <text:p>+ 28</text:p>
          </table:table-cell>
          <table:table-cell office:value-type="float" office:value="11.067193675889328" table:style-name="ce121">
            <text:p>+11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69" table:style-name="ce116">
            <text:p><text:s/>69</text:p>
          </table:table-cell>
          <table:table-cell office:value-type="float" office:value="0.57788944723618085" table:style-name="ce133">
            <text:p>0,6<text:s text:c="5"/></text:p>
          </table:table-cell>
          <table:table-cell office:value-type="float" office:value="36" table:style-name="ce134">
            <text:p><text:s/>36</text:p>
          </table:table-cell>
          <table:table-cell office:value-type="float" office:value="0.39973351099267157" table:style-name="ce135">
            <text:p>0,4<text:s text:c="5"/></text:p>
          </table:table-cell>
          <table:table-cell office:value-type="float" office:value="124" table:style-name="ce118">
            <text:p><text:s/>124</text:p>
          </table:table-cell>
          <table:table-cell office:value-type="float" office:value="1.0589239965841162" table:style-name="ce135">
            <text:p>1,1<text:s text:c="5"/></text:p>
          </table:table-cell>
          <table:table-cell office:value-type="float" office:value="33" table:style-name="ce120">
            <text:p>+ 33</text:p>
          </table:table-cell>
          <table:table-cell office:value-type="float" office:value="91.666666666666657" table:style-name="ce121">
            <text:p>+91,7<text:s text:c="3"/></text:p>
          </table:table-cell>
          <table:table-cell office:value-type="float" office:value="-55" table:style-name="ce120">
            <text:p><text:s/>- 55</text:p>
          </table:table-cell>
          <table:table-cell office:value-type="float" office:value="-44.354838709677416" table:style-name="ce121">
            <text:p>-44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73" table:style-name="ce116">
            <text:p><text:s/>73</text:p>
          </table:table-cell>
          <table:table-cell office:value-type="float" office:value="0.61139028475711898" table:style-name="ce133">
            <text:p>0,6<text:s text:c="5"/></text:p>
          </table:table-cell>
          <table:table-cell office:value-type="float" office:value="48" table:style-name="ce134">
            <text:p><text:s/>48</text:p>
          </table:table-cell>
          <table:table-cell office:value-type="float" office:value="0.53297801465689543" table:style-name="ce135">
            <text:p>0,5<text:s text:c="5"/></text:p>
          </table:table-cell>
          <table:table-cell office:value-type="float" office:value="131" table:style-name="ce118">
            <text:p><text:s/>131</text:p>
          </table:table-cell>
          <table:table-cell office:value-type="float" office:value="1.1187019641332194" table:style-name="ce135">
            <text:p>1,1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52.083333333333336" table:style-name="ce121">
            <text:p>+52,1<text:s text:c="3"/></text:p>
          </table:table-cell>
          <table:table-cell office:value-type="float" office:value="-58" table:style-name="ce120">
            <text:p><text:s/>- 58</text:p>
          </table:table-cell>
          <table:table-cell office:value-type="float" office:value="-44.274809160305345" table:style-name="ce121">
            <text:p>-44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185" table:style-name="ce116">
            <text:p><text:s/>185</text:p>
          </table:table-cell>
          <table:table-cell office:value-type="float" office:value="1.5494137353433837" table:style-name="ce133">
            <text:p>1,5<text:s text:c="5"/></text:p>
          </table:table-cell>
          <table:table-cell office:value-type="float" office:value="165" table:style-name="ce134">
            <text:p><text:s/>165</text:p>
          </table:table-cell>
          <table:table-cell office:value-type="float" office:value="1.832111925383078" table:style-name="ce135">
            <text:p>1,8<text:s text:c="5"/></text:p>
          </table:table-cell>
          <table:table-cell office:value-type="float" office:value="153" table:style-name="ce118">
            <text:p><text:s/>153</text:p>
          </table:table-cell>
          <table:table-cell office:value-type="float" office:value="1.3065755764304015" table:style-name="ce135">
            <text:p>1,3<text:s text:c="5"/></text:p>
          </table:table-cell>
          <table:table-cell office:value-type="float" office:value="20" table:style-name="ce120">
            <text:p>+ 20</text:p>
          </table:table-cell>
          <table:table-cell office:value-type="float" office:value="12.121212121212121" table:style-name="ce121">
            <text:p>+12,1<text:s text:c="3"/></text:p>
          </table:table-cell>
          <table:table-cell office:value-type="float" office:value="32" table:style-name="ce120">
            <text:p>+ 32</text:p>
          </table:table-cell>
          <table:table-cell office:value-type="float" office:value="20.915032679738562" table:style-name="ce121">
            <text:p>+20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52" table:style-name="ce116">
            <text:p><text:s/>52</text:p>
          </table:table-cell>
          <table:table-cell office:value-type="float" office:value="0.43551088777219427" table:style-name="ce133">
            <text:p>0,4<text:s text:c="5"/></text:p>
          </table:table-cell>
          <table:table-cell office:value-type="float" office:value="49" table:style-name="ce134">
            <text:p><text:s/>49</text:p>
          </table:table-cell>
          <table:table-cell office:value-type="float" office:value="0.54408172329558069" table:style-name="ce135">
            <text:p>0,5<text:s text:c="5"/></text:p>
          </table:table-cell>
          <table:table-cell office:value-type="float" office:value="47" table:style-name="ce118">
            <text:p><text:s/>47</text:p>
          </table:table-cell>
          <table:table-cell office:value-type="float" office:value="0.40136635354397948" table:style-name="ce135">
            <text:p>0,4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6.1224489795918364" table:style-name="ce121">
            <text:p>+6,1<text:s text:c="3"/></text:p>
          </table:table-cell>
          <table:table-cell office:value-type="float" office:value="5" table:style-name="ce120">
            <text:p>+ 5</text:p>
          </table:table-cell>
          <table:table-cell office:value-type="float" office:value="10.638297872340425" table:style-name="ce121">
            <text:p>+10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Construção</text:p>
          </table:table-cell>
          <table:table-cell office:value-type="float" office:value="773" table:style-name="ce116">
            <text:p><text:s/>773</text:p>
          </table:table-cell>
          <table:table-cell office:value-type="float" office:value="6.4740368509212738" table:style-name="ce133">
            <text:p>6,5<text:s text:c="5"/></text:p>
          </table:table-cell>
          <table:table-cell office:value-type="float" office:value="575" table:style-name="ce134">
            <text:p><text:s/>575</text:p>
          </table:table-cell>
          <table:table-cell office:value-type="float" office:value="6.3846324672440602" table:style-name="ce135">
            <text:p>6,4<text:s text:c="5"/></text:p>
          </table:table-cell>
          <table:table-cell office:value-type="float" office:value="1052" table:style-name="ce118">
            <text:p>1 052</text:p>
          </table:table-cell>
          <table:table-cell office:value-type="float" office:value="8.9837745516652436" table:style-name="ce135">
            <text:p>9,0<text:s text:c="5"/></text:p>
          </table:table-cell>
          <table:table-cell office:value-type="float" office:value="198" table:style-name="ce120">
            <text:p>+ 198</text:p>
          </table:table-cell>
          <table:table-cell office:value-type="float" office:value="34.434782608695649" table:style-name="ce121">
            <text:p>+34,4<text:s text:c="3"/></text:p>
          </table:table-cell>
          <table:table-cell office:value-type="float" office:value="-279" table:style-name="ce120">
            <text:p><text:s/>- 279</text:p>
          </table:table-cell>
          <table:table-cell office:value-type="float" office:value="-26.520912547528518" table:style-name="ce121">
            <text:p>-26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/>
          <table:table-cell office:value-type="string" table:style-name="ce183">
            <text:p>Serviços</text:p>
          </table:table-cell>
          <table:table-cell office:value-type="float" office:value="9081" table:style-name="ce127">
            <text:p>9 081</text:p>
          </table:table-cell>
          <table:table-cell office:value-type="float" office:value="76.055276381909536" table:style-name="ce128">
            <text:p>76,1<text:s text:c="5"/></text:p>
          </table:table-cell>
          <table:table-cell office:value-type="float" office:value="6865" table:style-name="ce129">
            <text:p>6 865</text:p>
          </table:table-cell>
          <table:table-cell office:value-type="float" office:value="76.226959804574719" table:style-name="ce130">
            <text:p>76,2<text:s text:c="5"/></text:p>
          </table:table-cell>
          <table:table-cell office:value-type="float" office:value="8335" table:style-name="ce129">
            <text:p>8 335</text:p>
          </table:table-cell>
          <table:table-cell office:value-type="float" office:value="71.178479931682332" table:style-name="ce130">
            <text:p>71,2<text:s text:c="5"/></text:p>
          </table:table-cell>
          <table:table-cell office:value-type="float" office:value="2216" table:style-name="ce113">
            <text:p>+2 216</text:p>
          </table:table-cell>
          <table:table-cell office:value-type="float" office:value="32.279679533867444" table:style-name="ce114">
            <text:p>+32,3<text:s text:c="3"/></text:p>
          </table:table-cell>
          <table:table-cell office:value-type="float" office:value="746" table:style-name="ce113">
            <text:p>+ 746</text:p>
          </table:table-cell>
          <table:table-cell office:value-type="float" office:value="8.9502099580083989" table:style-name="ce114">
            <text:p>+9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188" table:style-name="ce116">
            <text:p><text:s/>188</text:p>
          </table:table-cell>
          <table:table-cell office:value-type="float" office:value="1.574539363484087" table:style-name="ce133">
            <text:p>1,6<text:s text:c="5"/></text:p>
          </table:table-cell>
          <table:table-cell office:value-type="float" office:value="135" table:style-name="ce134">
            <text:p><text:s/>135</text:p>
          </table:table-cell>
          <table:table-cell office:value-type="float" office:value="1.4990006662225184" table:style-name="ce135">
            <text:p>1,5<text:s text:c="5"/></text:p>
          </table:table-cell>
          <table:table-cell office:value-type="float" office:value="186" table:style-name="ce134">
            <text:p><text:s/>186</text:p>
          </table:table-cell>
          <table:table-cell office:value-type="float" office:value="1.5883859948761743" table:style-name="ce135">
            <text:p>1,6<text:s text:c="5"/></text:p>
          </table:table-cell>
          <table:table-cell office:value-type="float" office:value="53" table:style-name="ce120">
            <text:p>+ 53</text:p>
          </table:table-cell>
          <table:table-cell office:value-type="float" office:value="39.25925925925926" table:style-name="ce121">
            <text:p>+39,3<text:s text:c="3"/></text:p>
          </table:table-cell>
          <table:table-cell office:value-type="float" office:value="2" table:style-name="ce120">
            <text:p>+ 2</text:p>
          </table:table-cell>
          <table:table-cell office:value-type="float" office:value="1.0752688172043012" table:style-name="ce121">
            <text:p>+1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Comércio por grosso e a retalho</text:p>
          </table:table-cell>
          <table:table-cell office:value-type="float" office:value="1230" table:style-name="ce116">
            <text:p>1 230</text:p>
          </table:table-cell>
          <table:table-cell office:value-type="float" office:value="10.301507537688442" table:style-name="ce133">
            <text:p>10,3<text:s text:c="5"/></text:p>
          </table:table-cell>
          <table:table-cell office:value-type="float" office:value="1184" table:style-name="ce134">
            <text:p>1 184</text:p>
          </table:table-cell>
          <table:table-cell office:value-type="float" office:value="13.14679102820342" table:style-name="ce135">
            <text:p>13,1<text:s text:c="5"/></text:p>
          </table:table-cell>
          <table:table-cell office:value-type="float" office:value="1130" table:style-name="ce134">
            <text:p>1 130</text:p>
          </table:table-cell>
          <table:table-cell office:value-type="float" office:value="9.6498719043552512" table:style-name="ce135">
            <text:p>9,6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3.8851351351351351" table:style-name="ce121">
            <text:p>+3,9<text:s text:c="3"/></text:p>
          </table:table-cell>
          <table:table-cell office:value-type="float" office:value="100" table:style-name="ce120">
            <text:p>+ 100</text:p>
          </table:table-cell>
          <table:table-cell office:value-type="float" office:value="8.8495575221238933" table:style-name="ce121">
            <text:p>+8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Transportes e armazenagem</text:p>
          </table:table-cell>
          <table:table-cell office:value-type="float" office:value="236" table:style-name="ce116">
            <text:p><text:s/>236</text:p>
          </table:table-cell>
          <table:table-cell office:value-type="float" office:value="1.9765494137353432" table:style-name="ce153">
            <text:p>2,0<text:s text:c="5"/></text:p>
          </table:table-cell>
          <table:table-cell office:value-type="float" office:value="128" table:style-name="ce134">
            <text:p><text:s/>128</text:p>
          </table:table-cell>
          <table:table-cell office:value-type="float" office:value="1.421274705751721" table:style-name="ce155">
            <text:p>1,4<text:s text:c="5"/></text:p>
          </table:table-cell>
          <table:table-cell office:value-type="float" office:value="499" table:style-name="ce134">
            <text:p><text:s/>499</text:p>
          </table:table-cell>
          <table:table-cell office:value-type="float" office:value="4.26131511528608" table:style-name="ce155">
            <text:p>4,3<text:s text:c="5"/></text:p>
          </table:table-cell>
          <table:table-cell office:value-type="float" office:value="108" table:style-name="ce120">
            <text:p>+ 108</text:p>
          </table:table-cell>
          <table:table-cell office:value-type="float" office:value="84.375" table:style-name="ce121">
            <text:p>+84,4<text:s text:c="3"/></text:p>
          </table:table-cell>
          <table:table-cell office:value-type="float" office:value="-263" table:style-name="ce120">
            <text:p><text:s/>- 263</text:p>
          </table:table-cell>
          <table:table-cell office:value-type="float" office:value="-52.705410821643284" table:style-name="ce121">
            <text:p>-52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lojamento, restauração e similares</text:p>
          </table:table-cell>
          <table:table-cell office:value-type="float" office:value="2686" table:style-name="ce116">
            <text:p>2 686</text:p>
          </table:table-cell>
          <table:table-cell office:value-type="float" office:value="22.495812395309883" table:style-name="ce133">
            <text:p>22,5<text:s text:c="5"/></text:p>
          </table:table-cell>
          <table:table-cell office:value-type="float" office:value="652" table:style-name="ce134">
            <text:p><text:s/>652</text:p>
          </table:table-cell>
          <table:table-cell office:value-type="float" office:value="7.239618032422829" table:style-name="ce135">
            <text:p>7,2<text:s text:c="5"/></text:p>
          </table:table-cell>
          <table:table-cell office:value-type="float" office:value="2138" table:style-name="ce134">
            <text:p>2 138</text:p>
          </table:table-cell>
          <table:table-cell office:value-type="float" office:value="18.25789923142613" table:style-name="ce135">
            <text:p>18,3<text:s text:c="5"/></text:p>
          </table:table-cell>
          <table:table-cell office:value-type="float" office:value="2034" table:style-name="ce120">
            <text:p>+2 034</text:p>
          </table:table-cell>
          <table:table-cell office:value-type="float" office:value="311.9631901840491" table:style-name="ce121">
            <text:p>+312,0<text:s text:c="3"/></text:p>
          </table:table-cell>
          <table:table-cell office:value-type="float" office:value="548" table:style-name="ce120">
            <text:p>+ 548</text:p>
          </table:table-cell>
          <table:table-cell office:value-type="float" office:value="25.631431244153411" table:style-name="ce121">
            <text:p>+25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170" table:style-name="ce116">
            <text:p><text:s/>170</text:p>
          </table:table-cell>
          <table:table-cell office:value-type="float" office:value="1.4237855946398659" table:style-name="ce133">
            <text:p>1,4<text:s text:c="5"/></text:p>
          </table:table-cell>
          <table:table-cell office:value-type="float" office:value="124" table:style-name="ce134">
            <text:p><text:s/>124</text:p>
          </table:table-cell>
          <table:table-cell office:value-type="float" office:value="1.3768598711969797" table:style-name="ce135">
            <text:p>1,4<text:s text:c="5"/></text:p>
          </table:table-cell>
          <table:table-cell office:value-type="float" office:value="148" table:style-name="ce134">
            <text:p><text:s/>148</text:p>
          </table:table-cell>
          <table:table-cell office:value-type="float" office:value="1.2638770281810419" table:style-name="ce135">
            <text:p>1,3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37.096774193548384" table:style-name="ce121">
            <text:p>+37,1<text:s text:c="3"/></text:p>
          </table:table-cell>
          <table:table-cell office:value-type="float" office:value="22" table:style-name="ce120">
            <text:p>+ 22</text:p>
          </table:table-cell>
          <table:table-cell office:value-type="float" office:value="14.864864864864865" table:style-name="ce121">
            <text:p>+14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financeiras e de seguros</text:p>
          </table:table-cell>
          <table:table-cell office:value-type="float" office:value="15" table:style-name="ce116">
            <text:p><text:s/>15</text:p>
          </table:table-cell>
          <table:table-cell office:value-type="float" office:value="0.12562814070351758" table:style-name="ce133">
            <text:p>0,1<text:s text:c="5"/></text:p>
          </table:table-cell>
          <table:table-cell office:value-type="float" office:value="32" table:style-name="ce134">
            <text:p><text:s/>32</text:p>
          </table:table-cell>
          <table:table-cell office:value-type="float" office:value="0.35531867643793025" table:style-name="ce135">
            <text:p>0,4<text:s text:c="5"/></text:p>
          </table:table-cell>
          <table:table-cell office:value-type="float" office:value="29" table:style-name="ce134">
            <text:p><text:s/>29</text:p>
          </table:table-cell>
          <table:table-cell office:value-type="float" office:value="0.24765157984628522" table:style-name="ce135">
            <text:p>0,2<text:s text:c="5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53.125" table:style-name="ce121">
            <text:p>-53,1<text:s text:c="3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48.275862068965516" table:style-name="ce121">
            <text:p>-48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2557" table:style-name="ce116">
            <text:p>2 557</text:p>
          </table:table-cell>
          <table:table-cell office:value-type="float" office:value="21.41541038525963" table:style-name="ce133">
            <text:p>21,4<text:s text:c="5"/></text:p>
          </table:table-cell>
          <table:table-cell office:value-type="float" office:value="3254" table:style-name="ce134">
            <text:p>3 254</text:p>
          </table:table-cell>
          <table:table-cell office:value-type="float" office:value="36.131467910282034" table:style-name="ce135">
            <text:p>36,1<text:s text:c="5"/></text:p>
          </table:table-cell>
          <table:table-cell office:value-type="float" office:value="2415" table:style-name="ce134">
            <text:p>2 415</text:p>
          </table:table-cell>
          <table:table-cell office:value-type="float" office:value="20.623398804440647" table:style-name="ce135">
            <text:p>20,6<text:s text:c="5"/></text:p>
          </table:table-cell>
          <table:table-cell office:value-type="float" office:value="-697" table:style-name="ce120">
            <text:p><text:s/>- 697</text:p>
          </table:table-cell>
          <table:table-cell office:value-type="float" office:value="-21.41979102642901" table:style-name="ce121">
            <text:p>-21,4<text:s text:c="3"/></text:p>
          </table:table-cell>
          <table:table-cell office:value-type="float" office:value="142" table:style-name="ce120">
            <text:p>+ 142</text:p>
          </table:table-cell>
          <table:table-cell office:value-type="float" office:value="5.8799171842650111" table:style-name="ce121">
            <text:p>+5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545" table:style-name="ce116">
            <text:p><text:s/>545</text:p>
          </table:table-cell>
          <table:table-cell office:value-type="float" office:value="4.5644891122278057" table:style-name="ce133">
            <text:p>4,6<text:s text:c="5"/></text:p>
          </table:table-cell>
          <table:table-cell office:value-type="float" office:value="351" table:style-name="ce134">
            <text:p><text:s/>351</text:p>
          </table:table-cell>
          <table:table-cell office:value-type="float" office:value="3.8974017321785475" table:style-name="ce135">
            <text:p>3,9<text:s text:c="5"/></text:p>
          </table:table-cell>
          <table:table-cell office:value-type="float" office:value="467" table:style-name="ce134">
            <text:p><text:s/>467</text:p>
          </table:table-cell>
          <table:table-cell office:value-type="float" office:value="3.9880444064901792" table:style-name="ce135">
            <text:p>4,0<text:s text:c="5"/></text:p>
          </table:table-cell>
          <table:table-cell office:value-type="float" office:value="194" table:style-name="ce120">
            <text:p>+ 194</text:p>
          </table:table-cell>
          <table:table-cell office:value-type="float" office:value="55.270655270655269" table:style-name="ce121">
            <text:p>+55,3<text:s text:c="3"/></text:p>
          </table:table-cell>
          <table:table-cell office:value-type="float" office:value="78" table:style-name="ce120">
            <text:p>+ 78</text:p>
          </table:table-cell>
          <table:table-cell office:value-type="float" office:value="16.702355460385441" table:style-name="ce121">
            <text:p>+16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1156" table:style-name="ce116">
            <text:p>1 156</text:p>
          </table:table-cell>
          <table:table-cell office:value-type="float" office:value="9.6817420435510897" table:style-name="ce133">
            <text:p>9,7<text:s text:c="5"/></text:p>
          </table:table-cell>
          <table:table-cell office:value-type="float" office:value="799" table:style-name="ce134">
            <text:p><text:s/>799</text:p>
          </table:table-cell>
          <table:table-cell office:value-type="float" office:value="8.8718632023095712" table:style-name="ce135">
            <text:p>8,9<text:s text:c="5"/></text:p>
          </table:table-cell>
          <table:table-cell office:value-type="float" office:value="983" table:style-name="ce134">
            <text:p><text:s/>983</text:p>
          </table:table-cell>
          <table:table-cell office:value-type="float" office:value="8.394534585824081" table:style-name="ce135">
            <text:p>8,4<text:s text:c="5"/></text:p>
          </table:table-cell>
          <table:table-cell office:value-type="float" office:value="357" table:style-name="ce120">
            <text:p>+ 357</text:p>
          </table:table-cell>
          <table:table-cell office:value-type="float" office:value="44.680851063829785" table:style-name="ce121">
            <text:p>+44,7<text:s text:c="3"/></text:p>
          </table:table-cell>
          <table:table-cell office:value-type="float" office:value="173" table:style-name="ce120">
            <text:p>+ 173</text:p>
          </table:table-cell>
          <table:table-cell office:value-type="float" office:value="17.59918616480163" table:style-name="ce121">
            <text:p>+17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Outras atividades de serviços</text:p>
          </table:table-cell>
          <table:table-cell office:value-type="float" office:value="298" table:style-name="ce116">
            <text:p><text:s/>298</text:p>
          </table:table-cell>
          <table:table-cell office:value-type="float" office:value="2.495812395309883" table:style-name="ce133">
            <text:p>2,5<text:s text:c="5"/></text:p>
          </table:table-cell>
          <table:table-cell office:value-type="float" office:value="206" table:style-name="ce134">
            <text:p><text:s/>206</text:p>
          </table:table-cell>
          <table:table-cell office:value-type="float" office:value="2.287363979569176" table:style-name="ce135">
            <text:p>2,3<text:s text:c="5"/></text:p>
          </table:table-cell>
          <table:table-cell office:value-type="float" office:value="340" table:style-name="ce134">
            <text:p><text:s/>340</text:p>
          </table:table-cell>
          <table:table-cell office:value-type="float" office:value="2.9035012809564473" table:style-name="ce135">
            <text:p>2,9<text:s text:c="5"/></text:p>
          </table:table-cell>
          <table:table-cell office:value-type="float" office:value="92" table:style-name="ce120">
            <text:p>+ 92</text:p>
          </table:table-cell>
          <table:table-cell office:value-type="float" office:value="44.660194174757287" table:style-name="ce121">
            <text:p>+44,7<text:s text:c="3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12.352941176470589" table:style-name="ce121">
            <text:p>-12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4045in" svg:y="6.18324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5515in" svg:y="5.04479in" svg:width="0.066in" svg:height="0.21084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58"/>
        <table:table-column table:style-name="co6" table:default-cell-style-name="ce58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0127in" svg:y="0.30508in" svg:width="1.91139in" svg:height="0.54297in">
                <draw:text-box>
                  <text:p text:style-name="a107" text:class-names="" text:cond-style-name=""><text:span text:style-name="a105" text:class-names="">SETEMBRO 2019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34" draw:style-name="a103" draw:name="Text Box 122" svg:x="0in" svg:y="0in" svg:width="0.97917in" svg:height="0.32292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6">
            <text:p>PORTUGAL</text:p>
          </table:table-cell>
          <table:table-cell office:value-type="float" office:value="8881" table:style-name="ce233">
            <text:p>8 881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6555" table:style-name="ce237">
            <text:p>6 555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8298" table:style-name="ce237">
            <text:p>8 298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2326" table:style-name="ce113">
            <text:p>+2 326</text:p>
          </table:table-cell>
          <table:table-cell office:value-type="float" office:value="35.48436308161709" table:style-name="ce114">
            <text:p>+35,5<text:s text:c="3"/></text:p>
          </table:table-cell>
          <table:table-cell office:value-type="float" office:value="583" table:style-name="ce113">
            <text:p>+ 583</text:p>
          </table:table-cell>
          <table:table-cell office:value-type="float" office:value="7.0257893468305621" table:style-name="ce114">
            <text:p>+7,0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40">
            <text:p>CONTINENTE</text:p>
          </table:table-cell>
          <table:table-cell office:value-type="float" office:value="8623" table:style-name="ce233">
            <text:p>8 623</text:p>
          </table:table-cell>
          <table:table-cell office:value-type="float" office:value="97.094921743046953" table:style-name="ce215">
            <text:p>97,1<text:s text:c="5"/></text:p>
          </table:table-cell>
          <table:table-cell office:value-type="float" office:value="6301" table:style-name="ce237">
            <text:p>6 301</text:p>
          </table:table-cell>
          <table:table-cell office:value-type="float" office:value="96.125095347063308" table:style-name="ce216">
            <text:p>96,1<text:s text:c="5"/></text:p>
          </table:table-cell>
          <table:table-cell office:value-type="float" office:value="8064" table:style-name="ce237">
            <text:p>8 064</text:p>
          </table:table-cell>
          <table:table-cell office:value-type="float" office:value="97.180043383947933" table:style-name="ce217">
            <text:p>97,2<text:s text:c="5"/></text:p>
          </table:table-cell>
          <table:table-cell office:value-type="float" office:value="2322" table:style-name="ce113">
            <text:p>+2 322</text:p>
          </table:table-cell>
          <table:table-cell office:value-type="float" office:value="36.851293445484842" table:style-name="ce114">
            <text:p>+36,9<text:s text:c="3"/></text:p>
          </table:table-cell>
          <table:table-cell office:value-type="float" office:value="559" table:style-name="ce113">
            <text:p>+ 559</text:p>
          </table:table-cell>
          <table:table-cell office:value-type="float" office:value="6.9320436507936511" table:style-name="ce114">
            <text:p>+6,9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41">
            <text:p>Norte</text:p>
          </table:table-cell>
          <table:table-cell office:value-type="float" office:value="3551" table:style-name="ce234">
            <text:p>3 551</text:p>
          </table:table-cell>
          <table:table-cell office:value-type="float" office:value="39.9842360094584" table:style-name="ce218">
            <text:p>40,0<text:s text:c="5"/></text:p>
          </table:table-cell>
          <table:table-cell office:value-type="float" office:value="1585" table:style-name="ce238">
            <text:p>1 585</text:p>
          </table:table-cell>
          <table:table-cell office:value-type="float" office:value="24.18001525553013" table:style-name="ce219">
            <text:p>24,2<text:s text:c="5"/></text:p>
          </table:table-cell>
          <table:table-cell office:value-type="float" office:value="3086" table:style-name="ce238">
            <text:p>3 086</text:p>
          </table:table-cell>
          <table:table-cell office:value-type="float" office:value="37.189684261267772" table:style-name="ce220">
            <text:p>37,2<text:s text:c="5"/></text:p>
          </table:table-cell>
          <table:table-cell office:value-type="float" office:value="1966" table:style-name="ce120">
            <text:p>+1 966</text:p>
          </table:table-cell>
          <table:table-cell office:value-type="float" office:value="124.03785488958991" table:style-name="ce121">
            <text:p>+124,0<text:s text:c="3"/></text:p>
          </table:table-cell>
          <table:table-cell office:value-type="float" office:value="465" table:style-name="ce120">
            <text:p>+ 465</text:p>
          </table:table-cell>
          <table:table-cell office:value-type="float" office:value="15.068049254698639" table:style-name="ce121">
            <text:p>+15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1">
            <text:p>Centro</text:p>
          </table:table-cell>
          <table:table-cell office:value-type="float" office:value="2198" table:style-name="ce234">
            <text:p>2 198</text:p>
          </table:table-cell>
          <table:table-cell office:value-type="float" office:value="24.749465150320908" table:style-name="ce218">
            <text:p>24,7<text:s text:c="5"/></text:p>
          </table:table-cell>
          <table:table-cell office:value-type="float" office:value="1616" table:style-name="ce238">
            <text:p>1 616</text:p>
          </table:table-cell>
          <table:table-cell office:value-type="float" office:value="24.652936689549961" table:style-name="ce219">
            <text:p>24,7<text:s text:c="5"/></text:p>
          </table:table-cell>
          <table:table-cell office:value-type="float" office:value="2289" table:style-name="ce238">
            <text:p>2 289</text:p>
          </table:table-cell>
          <table:table-cell office:value-type="float" office:value="27.584960231381057" table:style-name="ce220">
            <text:p>27,6<text:s text:c="5"/></text:p>
          </table:table-cell>
          <table:table-cell office:value-type="float" office:value="582" table:style-name="ce120">
            <text:p>+ 582</text:p>
          </table:table-cell>
          <table:table-cell office:value-type="float" office:value="36.014851485148512" table:style-name="ce121">
            <text:p>+36,0<text:s text:c="3"/></text:p>
          </table:table-cell>
          <table:table-cell office:value-type="float" office:value="-91" table:style-name="ce120">
            <text:p><text:s/>- 91</text:p>
          </table:table-cell>
          <table:table-cell office:value-type="float" office:value="-3.9755351681957185" table:style-name="ce121">
            <text:p>-4,0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2285" table:style-name="ce234">
            <text:p>2 285</text:p>
          </table:table-cell>
          <table:table-cell office:value-type="float" office:value="25.729084562549264" table:style-name="ce218">
            <text:p>25,7<text:s text:c="5"/></text:p>
          </table:table-cell>
          <table:table-cell office:value-type="float" office:value="2471" table:style-name="ce238">
            <text:p>2 471</text:p>
          </table:table-cell>
          <table:table-cell office:value-type="float" office:value="37.696414950419523" table:style-name="ce219">
            <text:p>37,7<text:s text:c="5"/></text:p>
          </table:table-cell>
          <table:table-cell office:value-type="float" office:value="2069" table:style-name="ce238">
            <text:p>2 069</text:p>
          </table:table-cell>
          <table:table-cell office:value-type="float" office:value="24.933718968426128" table:style-name="ce220">
            <text:p>24,9<text:s text:c="5"/></text:p>
          </table:table-cell>
          <table:table-cell office:value-type="float" office:value="-186" table:style-name="ce120">
            <text:p><text:s/>- 186</text:p>
          </table:table-cell>
          <table:table-cell office:value-type="float" office:value="-7.5273168757588023" table:style-name="ce121">
            <text:p>-7,5<text:s text:c="3"/></text:p>
          </table:table-cell>
          <table:table-cell office:value-type="float" office:value="216" table:style-name="ce120">
            <text:p>+ 216</text:p>
          </table:table-cell>
          <table:table-cell office:value-type="float" office:value="10.439826002899952" table:style-name="ce121">
            <text:p>+10,4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402" table:style-name="ce234">
            <text:p><text:s/>402</text:p>
          </table:table-cell>
          <table:table-cell office:value-type="float" office:value="4.5265172840896293" table:style-name="ce218">
            <text:p>4,5<text:s text:c="5"/></text:p>
          </table:table-cell>
          <table:table-cell office:value-type="float" office:value="498" table:style-name="ce238">
            <text:p><text:s/>498</text:p>
          </table:table-cell>
          <table:table-cell office:value-type="float" office:value="7.5972540045766586" table:style-name="ce219">
            <text:p>7,6<text:s text:c="5"/></text:p>
          </table:table-cell>
          <table:table-cell office:value-type="float" office:value="425" table:style-name="ce238">
            <text:p><text:s/>425</text:p>
          </table:table-cell>
          <table:table-cell office:value-type="float" office:value="5.1217160761629303" table:style-name="ce220">
            <text:p>5,1<text:s text:c="5"/></text:p>
          </table:table-cell>
          <table:table-cell office:value-type="float" office:value="-96" table:style-name="ce120">
            <text:p><text:s/>- 96</text:p>
          </table:table-cell>
          <table:table-cell office:value-type="float" office:value="-19.277108433734941" table:style-name="ce121">
            <text:p>-19,3<text:s text:c="3"/></text:p>
          </table:table-cell>
          <table:table-cell office:value-type="float" office:value="-23" table:style-name="ce120">
            <text:p><text:s/>- 23</text:p>
          </table:table-cell>
          <table:table-cell office:value-type="float" office:value="-5.4117647058823524" table:style-name="ce121">
            <text:p>-5,4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187" table:style-name="ce234">
            <text:p><text:s/>187</text:p>
          </table:table-cell>
          <table:table-cell office:value-type="float" office:value="2.1056187366287582" table:style-name="ce218">
            <text:p>2,1<text:s text:c="5"/></text:p>
          </table:table-cell>
          <table:table-cell office:value-type="float" office:value="131" table:style-name="ce238">
            <text:p><text:s/>131</text:p>
          </table:table-cell>
          <table:table-cell office:value-type="float" office:value="1.9984744469870328" table:style-name="ce219">
            <text:p>2,0<text:s text:c="5"/></text:p>
          </table:table-cell>
          <table:table-cell office:value-type="float" office:value="195" table:style-name="ce238">
            <text:p><text:s/>195</text:p>
          </table:table-cell>
          <table:table-cell office:value-type="float" office:value="2.3499638467100508" table:style-name="ce220">
            <text:p>2,3<text:s text:c="5"/></text:p>
          </table:table-cell>
          <table:table-cell office:value-type="float" office:value="56" table:style-name="ce120">
            <text:p>+ 56</text:p>
          </table:table-cell>
          <table:table-cell office:value-type="float" office:value="42.748091603053432" table:style-name="ce121">
            <text:p>+42,7<text:s text:c="3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4.1025641025641022" table:style-name="ce121">
            <text:p>-4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40">
            <text:p>REG.AUTÓNOMAS</text:p>
          </table:table-cell>
          <table:table-cell office:value-type="float" office:value="258" table:style-name="ce233">
            <text:p><text:s/>258</text:p>
          </table:table-cell>
          <table:table-cell office:value-type="float" office:value="2.905078256953046" table:style-name="ce215">
            <text:p>2,9<text:s text:c="5"/></text:p>
          </table:table-cell>
          <table:table-cell office:value-type="float" office:value="254" table:style-name="ce237">
            <text:p><text:s/>254</text:p>
          </table:table-cell>
          <table:table-cell office:value-type="float" office:value="3.8749046529366895" table:style-name="ce216">
            <text:p>3,9<text:s text:c="5"/></text:p>
          </table:table-cell>
          <table:table-cell office:value-type="float" office:value="234" table:style-name="ce237">
            <text:p><text:s/>234</text:p>
          </table:table-cell>
          <table:table-cell office:value-type="float" office:value="2.8199566160520604" table:style-name="ce217">
            <text:p>2,8<text:s text:c="5"/></text:p>
          </table:table-cell>
          <table:table-cell office:value-type="float" office:value="4" table:style-name="ce113">
            <text:p>+ 4</text:p>
          </table:table-cell>
          <table:table-cell office:value-type="float" office:value="1.5748031496062991" table:style-name="ce114">
            <text:p>+1,6<text:s text:c="3"/></text:p>
          </table:table-cell>
          <table:table-cell office:value-type="float" office:value="24" table:style-name="ce113">
            <text:p>+ 24</text:p>
          </table:table-cell>
          <table:table-cell office:value-type="float" office:value="10.256410256410255" table:style-name="ce114">
            <text:p>+10,3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107" table:style-name="ce234">
            <text:p><text:s/>107</text:p>
          </table:table-cell>
          <table:table-cell office:value-type="float" office:value="1.2048192771084338" table:style-name="ce218">
            <text:p>1,2<text:s text:c="5"/></text:p>
          </table:table-cell>
          <table:table-cell office:value-type="float" office:value="149" table:style-name="ce238">
            <text:p><text:s/>149</text:p>
          </table:table-cell>
          <table:table-cell office:value-type="float" office:value="2.2730739893211291" table:style-name="ce219">
            <text:p>2,3<text:s text:c="5"/></text:p>
          </table:table-cell>
          <table:table-cell office:value-type="float" office:value="134" table:style-name="ce238">
            <text:p><text:s/>134</text:p>
          </table:table-cell>
          <table:table-cell office:value-type="float" office:value="1.6148469510725474" table:style-name="ce220">
            <text:p>1,6<text:s text:c="5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28.187919463087248" table:style-name="ce121">
            <text:p>-28,2<text:s text:c="3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20.149253731343283" table:style-name="ce121">
            <text:p>-20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151" table:style-name="ce234">
            <text:p><text:s/>151</text:p>
          </table:table-cell>
          <table:table-cell office:value-type="float" office:value="1.7002589798446119" table:style-name="ce218">
            <text:p>1,7<text:s text:c="5"/></text:p>
          </table:table-cell>
          <table:table-cell office:value-type="float" office:value="105" table:style-name="ce238">
            <text:p><text:s/>105</text:p>
          </table:table-cell>
          <table:table-cell office:value-type="float" office:value="1.6018306636155606" table:style-name="ce219">
            <text:p>1,6<text:s text:c="5"/></text:p>
          </table:table-cell>
          <table:table-cell office:value-type="float" office:value="100" table:style-name="ce238">
            <text:p><text:s/>100</text:p>
          </table:table-cell>
          <table:table-cell office:value-type="float" office:value="1.2051096649795132" table:style-name="ce220">
            <text:p>1,2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43.80952380952381" table:style-name="ce121">
            <text:p>+43,8<text:s text:c="3"/></text:p>
          </table:table-cell>
          <table:table-cell office:value-type="float" office:value="51" table:style-name="ce120">
            <text:p>+ 51</text:p>
          </table:table-cell>
          <table:table-cell office:value-type="float" office:value="51" table:style-name="ce121">
            <text:p>+51,0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6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8"/>
          <table:table-cell table:style-name="ce199"/>
          <table:table-cell table:style-name="ce198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8623" table:style-name="ce109">
            <text:p>8 62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301" table:style-name="ce149">
            <text:p>6 30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8064" table:style-name="ce111">
            <text:p>8 06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322" table:style-name="ce195">
            <text:p>+2 322</text:p>
          </table:table-cell>
          <table:table-cell office:value-type="float" office:value="36.851293445484842" table:style-name="ce114">
            <text:p>+36,9<text:s text:c="3"/></text:p>
          </table:table-cell>
          <table:table-cell office:value-type="float" office:value="559" table:style-name="ce195">
            <text:p>+ 559</text:p>
          </table:table-cell>
          <table:table-cell office:value-type="float" office:value="6.9320436507936511" table:style-name="ce114">
            <text:p>+6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24" table:style-name="ce116">
            <text:p><text:s/>24</text:p>
          </table:table-cell>
          <table:table-cell office:value-type="float" office:value="0.27832540879044415" table:style-name="ce117">
            <text:p>0,3<text:s text:c="5"/></text:p>
          </table:table-cell>
          <table:table-cell office:value-type="float" office:value="26" table:style-name="ce151">
            <text:p><text:s/>26</text:p>
          </table:table-cell>
          <table:table-cell office:value-type="float" office:value="0.41263291541025232" table:style-name="ce152">
            <text:p>0,4<text:s text:c="5"/></text:p>
          </table:table-cell>
          <table:table-cell office:value-type="float" office:value="12" table:style-name="ce118">
            <text:p><text:s/>12</text:p>
          </table:table-cell>
          <table:table-cell office:value-type="float" office:value="0.14880952380952381" table:style-name="ce119">
            <text:p>0,1<text:s text:c="5"/></text:p>
          </table:table-cell>
          <table:table-cell office:value-type="float" office:value="-2" table:style-name="ce196">
            <text:p><text:s/>- 2</text:p>
          </table:table-cell>
          <table:table-cell office:value-type="float" office:value="-7.6923076923076925" table:style-name="ce121">
            <text:p>-7,7<text:s text:c="3"/></text:p>
          </table:table-cell>
          <table:table-cell office:value-type="float" office:value="12" table:style-name="ce196">
            <text:p>+ 12</text:p>
          </table:table-cell>
          <table:table-cell office:value-type="float" office:value="100" table:style-name="ce121">
            <text:p>+10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477" table:style-name="ce116">
            <text:p><text:s/>477</text:p>
          </table:table-cell>
          <table:table-cell office:value-type="float" office:value="5.5317174997100773" table:style-name="ce117">
            <text:p>5,5<text:s text:c="5"/></text:p>
          </table:table-cell>
          <table:table-cell office:value-type="float" office:value="280" table:style-name="ce151">
            <text:p><text:s/>280</text:p>
          </table:table-cell>
          <table:table-cell office:value-type="float" office:value="4.4437390890334871" table:style-name="ce152">
            <text:p>4,4<text:s text:c="5"/></text:p>
          </table:table-cell>
          <table:table-cell office:value-type="float" office:value="578" table:style-name="ce118">
            <text:p><text:s/>578</text:p>
          </table:table-cell>
          <table:table-cell office:value-type="float" office:value="7.1676587301587293" table:style-name="ce119">
            <text:p>7,2<text:s text:c="5"/></text:p>
          </table:table-cell>
          <table:table-cell office:value-type="float" office:value="197" table:style-name="ce196">
            <text:p>+ 197</text:p>
          </table:table-cell>
          <table:table-cell office:value-type="float" office:value="70.357142857142861" table:style-name="ce121">
            <text:p>+70,4<text:s text:c="3"/></text:p>
          </table:table-cell>
          <table:table-cell office:value-type="float" office:value="-101" table:style-name="ce196">
            <text:p><text:s/>- 101</text:p>
          </table:table-cell>
          <table:table-cell office:value-type="float" office:value="-17.474048442906575" table:style-name="ce121">
            <text:p>-17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375" table:style-name="ce116">
            <text:p><text:s/>375</text:p>
          </table:table-cell>
          <table:table-cell office:value-type="float" office:value="4.34883451235069" table:style-name="ce117">
            <text:p>4,3<text:s text:c="5"/></text:p>
          </table:table-cell>
          <table:table-cell office:value-type="float" office:value="227" table:style-name="ce151">
            <text:p><text:s/>227</text:p>
          </table:table-cell>
          <table:table-cell office:value-type="float" office:value="3.6026027614664344" table:style-name="ce152">
            <text:p>3,6<text:s text:c="5"/></text:p>
          </table:table-cell>
          <table:table-cell office:value-type="float" office:value="346" table:style-name="ce118">
            <text:p><text:s/>346</text:p>
          </table:table-cell>
          <table:table-cell office:value-type="float" office:value="4.2906746031746028" table:style-name="ce119">
            <text:p>4,3<text:s text:c="5"/></text:p>
          </table:table-cell>
          <table:table-cell office:value-type="float" office:value="148" table:style-name="ce196">
            <text:p>+ 148</text:p>
          </table:table-cell>
          <table:table-cell office:value-type="float" office:value="65.198237885462547" table:style-name="ce121">
            <text:p>+65,2<text:s text:c="3"/></text:p>
          </table:table-cell>
          <table:table-cell office:value-type="float" office:value="29" table:style-name="ce196">
            <text:p>+ 29</text:p>
          </table:table-cell>
          <table:table-cell office:value-type="float" office:value="8.3815028901734099" table:style-name="ce121">
            <text:p>+8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625" table:style-name="ce116">
            <text:p><text:s/>625</text:p>
          </table:table-cell>
          <table:table-cell office:value-type="float" office:value="7.2480575205844833" table:style-name="ce117">
            <text:p>7,2<text:s text:c="5"/></text:p>
          </table:table-cell>
          <table:table-cell office:value-type="float" office:value="494" table:style-name="ce151">
            <text:p><text:s/>494</text:p>
          </table:table-cell>
          <table:table-cell office:value-type="float" office:value="7.8400253927947947" table:style-name="ce152">
            <text:p>7,8<text:s text:c="5"/></text:p>
          </table:table-cell>
          <table:table-cell office:value-type="float" office:value="501" table:style-name="ce118">
            <text:p><text:s/>501</text:p>
          </table:table-cell>
          <table:table-cell office:value-type="float" office:value="6.2127976190476195" table:style-name="ce119">
            <text:p>6,2<text:s text:c="5"/></text:p>
          </table:table-cell>
          <table:table-cell office:value-type="float" office:value="131" table:style-name="ce196">
            <text:p>+ 131</text:p>
          </table:table-cell>
          <table:table-cell office:value-type="float" office:value="26.518218623481783" table:style-name="ce121">
            <text:p>+26,5<text:s text:c="3"/></text:p>
          </table:table-cell>
          <table:table-cell office:value-type="float" office:value="124" table:style-name="ce196">
            <text:p>+ 124</text:p>
          </table:table-cell>
          <table:table-cell office:value-type="float" office:value="24.750499001996008" table:style-name="ce121">
            <text:p>+24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441" table:style-name="ce116">
            <text:p>1 441</text:p>
          </table:table-cell>
          <table:table-cell office:value-type="float" office:value="16.711121419459584" table:style-name="ce117">
            <text:p>16,7<text:s text:c="5"/></text:p>
          </table:table-cell>
          <table:table-cell office:value-type="float" office:value="1113" table:style-name="ce151">
            <text:p>1 113</text:p>
          </table:table-cell>
          <table:table-cell office:value-type="float" office:value="17.663862878908109" table:style-name="ce152">
            <text:p>17,7<text:s text:c="5"/></text:p>
          </table:table-cell>
          <table:table-cell office:value-type="float" office:value="1549" table:style-name="ce118">
            <text:p>1 549</text:p>
          </table:table-cell>
          <table:table-cell office:value-type="float" office:value="19.208829365079367" table:style-name="ce119">
            <text:p>19,2<text:s text:c="5"/></text:p>
          </table:table-cell>
          <table:table-cell office:value-type="float" office:value="328" table:style-name="ce196">
            <text:p>+ 328</text:p>
          </table:table-cell>
          <table:table-cell office:value-type="float" office:value="29.469901168014374" table:style-name="ce121">
            <text:p>+29,5<text:s text:c="3"/></text:p>
          </table:table-cell>
          <table:table-cell office:value-type="float" office:value="-108" table:style-name="ce196">
            <text:p><text:s/>- 108</text:p>
          </table:table-cell>
          <table:table-cell office:value-type="float" office:value="-6.972240154938671" table:style-name="ce121">
            <text:p>-7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27" table:style-name="ce116">
            <text:p><text:s/>127</text:p>
          </table:table-cell>
          <table:table-cell office:value-type="float" office:value="1.4728052881827669" table:style-name="ce117">
            <text:p>1,5<text:s text:c="5"/></text:p>
          </table:table-cell>
          <table:table-cell office:value-type="float" office:value="175" table:style-name="ce151">
            <text:p><text:s/>175</text:p>
          </table:table-cell>
          <table:table-cell office:value-type="float" office:value="2.7773369306459292" table:style-name="ce152">
            <text:p>2,8<text:s text:c="5"/></text:p>
          </table:table-cell>
          <table:table-cell office:value-type="float" office:value="182" table:style-name="ce118">
            <text:p><text:s/>182</text:p>
          </table:table-cell>
          <table:table-cell office:value-type="float" office:value="2.2569444444444442" table:style-name="ce119">
            <text:p>2,3<text:s text:c="5"/></text:p>
          </table:table-cell>
          <table:table-cell office:value-type="float" office:value="-48" table:style-name="ce196">
            <text:p><text:s/>- 48</text:p>
          </table:table-cell>
          <table:table-cell office:value-type="float" office:value="-27.428571428571431" table:style-name="ce121">
            <text:p>-27,4<text:s text:c="3"/></text:p>
          </table:table-cell>
          <table:table-cell office:value-type="float" office:value="-55" table:style-name="ce196">
            <text:p><text:s/>- 55</text:p>
          </table:table-cell>
          <table:table-cell office:value-type="float" office:value="-30.219780219780219" table:style-name="ce121">
            <text:p>-30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841" table:style-name="ce116">
            <text:p><text:s/>841</text:p>
          </table:table-cell>
          <table:table-cell office:value-type="float" office:value="9.7529861996984817" table:style-name="ce117">
            <text:p>9,8<text:s text:c="5"/></text:p>
          </table:table-cell>
          <table:table-cell office:value-type="float" office:value="637" table:style-name="ce151">
            <text:p><text:s/>637</text:p>
          </table:table-cell>
          <table:table-cell office:value-type="float" office:value="10.109506427551182" table:style-name="ce152">
            <text:p>10,1<text:s text:c="5"/></text:p>
          </table:table-cell>
          <table:table-cell office:value-type="float" office:value="819" table:style-name="ce118">
            <text:p><text:s/>819</text:p>
          </table:table-cell>
          <table:table-cell office:value-type="float" office:value="10.15625" table:style-name="ce119">
            <text:p>10,2<text:s text:c="5"/></text:p>
          </table:table-cell>
          <table:table-cell office:value-type="float" office:value="204" table:style-name="ce196">
            <text:p>+ 204</text:p>
          </table:table-cell>
          <table:table-cell office:value-type="float" office:value="32.025117739403456" table:style-name="ce121">
            <text:p>+32,0<text:s text:c="3"/></text:p>
          </table:table-cell>
          <table:table-cell office:value-type="float" office:value="22" table:style-name="ce196">
            <text:p>+ 22</text:p>
          </table:table-cell>
          <table:table-cell office:value-type="float" office:value="2.6862026862026864" table:style-name="ce121">
            <text:p>+2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637" table:style-name="ce116">
            <text:p><text:s/>637</text:p>
          </table:table-cell>
          <table:table-cell office:value-type="float" office:value="7.3872202249797052" table:style-name="ce117">
            <text:p>7,4<text:s text:c="5"/></text:p>
          </table:table-cell>
          <table:table-cell office:value-type="float" office:value="824" table:style-name="ce151">
            <text:p><text:s/>824</text:p>
          </table:table-cell>
          <table:table-cell office:value-type="float" office:value="13.077289319155689" table:style-name="ce152">
            <text:p>13,1<text:s text:c="5"/></text:p>
          </table:table-cell>
          <table:table-cell office:value-type="float" office:value="759" table:style-name="ce118">
            <text:p><text:s/>759</text:p>
          </table:table-cell>
          <table:table-cell office:value-type="float" office:value="9.4122023809523814" table:style-name="ce119">
            <text:p>9,4<text:s text:c="5"/></text:p>
          </table:table-cell>
          <table:table-cell office:value-type="float" office:value="-187" table:style-name="ce196">
            <text:p><text:s/>- 187</text:p>
          </table:table-cell>
          <table:table-cell office:value-type="float" office:value="-22.694174757281555" table:style-name="ce121">
            <text:p>-22,7<text:s text:c="3"/></text:p>
          </table:table-cell>
          <table:table-cell office:value-type="float" office:value="-122" table:style-name="ce196">
            <text:p><text:s/>- 122</text:p>
          </table:table-cell>
          <table:table-cell office:value-type="float" office:value="-16.073781291172594" table:style-name="ce121">
            <text:p>-16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4075" table:style-name="ce116">
            <text:p>4 075</text:p>
          </table:table-cell>
          <table:table-cell office:value-type="float" office:value="47.257335034210826" table:style-name="ce117">
            <text:p>47,3<text:s text:c="5"/></text:p>
          </table:table-cell>
          <table:table-cell office:value-type="float" office:value="2524" table:style-name="ce151">
            <text:p>2 524</text:p>
          </table:table-cell>
          <table:table-cell office:value-type="float" office:value="40.057133788287572" table:style-name="ce152">
            <text:p>40,1<text:s text:c="5"/></text:p>
          </table:table-cell>
          <table:table-cell office:value-type="float" office:value="3313" table:style-name="ce118">
            <text:p>3 313</text:p>
          </table:table-cell>
          <table:table-cell office:value-type="float" office:value="41.083829365079367" table:style-name="ce119">
            <text:p>41,1<text:s text:c="5"/></text:p>
          </table:table-cell>
          <table:table-cell office:value-type="float" office:value="1551" table:style-name="ce196">
            <text:p>+1 551</text:p>
          </table:table-cell>
          <table:table-cell office:value-type="float" office:value="61.450079239302688" table:style-name="ce121">
            <text:p>+61,5<text:s text:c="3"/></text:p>
          </table:table-cell>
          <table:table-cell office:value-type="float" office:value="762" table:style-name="ce196">
            <text:p>+ 762</text:p>
          </table:table-cell>
          <table:table-cell office:value-type="float" office:value="23.000301841231511" table:style-name="ce121">
            <text:p>+23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1" table:style-name="ce116">
            <text:p><text:s/>1</text:p>
          </table:table-cell>
          <table:table-cell office:value-type="float" office:value="1.1596892032935173E-2" table:style-name="ce117">
            <text:p>0,0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1.5870496746548165E-2" table:style-name="ce152">
            <text:p>0,0<text:s text:c="5"/></text:p>
          </table:table-cell>
          <table:table-cell office:value-type="float" office:value="5" table:style-name="ce118">
            <text:p><text:s/>5</text:p>
          </table:table-cell>
          <table:table-cell office:value-type="float" office:value="6.2003968253968249E-2" table:style-name="ce119">
            <text:p>0,1<text:s text:c="5"/></text:p>
          </table:table-cell>
          <table:table-cell office:value-type="float" office:value="0" table:style-name="ce196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4" table:style-name="ce196">
            <text:p><text:s/>- 4</text:p>
          </table:table-cell>
          <table:table-cell office:value-type="float" office:value="-80" table:style-name="ce121">
            <text:p>-8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6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96">
            <text:p>+ 0</text:p>
          </table:table-cell>
          <table:table-cell office:value-type="string" table:style-name="ce253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7"/>
          <table:table-cell table:style-name="ce200"/>
          <table:table-cell table:style-name="ce197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67469in" svg:y="0.23155in" svg:width="1.77317in" svg:height="0.51369in">
                <draw:text-box>
                  <text:p text:style-name="a122" text:class-names="" text:cond-style-name=""><text:span text:style-name="a120" text:class-names="">SETEMBRO 2019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31157in" svg:height="0.30992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38" draw:style-name="a115" draw:name="Text Box 122" svg:x="0in" svg:y="0in" svg:width="0.97917in" svg:height="0.32049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Quadro 13 <text:s/>- <text:s/>COLOCAÇÕES EFETUADAS, <text:s text:c="2"/>POR <text:s/>ATIVIDADE <text:s/>ECONÓMICA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9">
            <text:p>SETEM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AGOST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SETEM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8">
          <table:table-cell table:style-name="ce1"/>
          <table:table-cell office:value-type="string" table:style-name="ce181">
            <text:p><text:s text:c="2"/>Total</text:p>
          </table:table-cell>
          <table:table-cell office:value-type="float" office:value="8623" table:style-name="ce109">
            <text:p>8 62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301" table:style-name="ce111">
            <text:p>6 30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8064" table:style-name="ce111">
            <text:p>8 064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322" table:style-name="ce113">
            <text:p>+2 322</text:p>
          </table:table-cell>
          <table:table-cell office:value-type="float" office:value="36.851293445484842" table:style-name="ce114">
            <text:p>+36,9<text:s text:c="3"/></text:p>
          </table:table-cell>
          <table:table-cell office:value-type="float" office:value="559" table:style-name="ce113">
            <text:p>+ 559</text:p>
          </table:table-cell>
          <table:table-cell office:value-type="float" office:value="6.9320436507936511" table:style-name="ce114">
            <text:p>+6,9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2">
            <text:p>Agricultura, produção animal, caça, floresta e pesca</text:p>
          </table:table-cell>
          <table:table-cell office:value-type="float" office:value="236" table:style-name="ce109">
            <text:p><text:s/>236</text:p>
          </table:table-cell>
          <table:table-cell office:value-type="float" office:value="2.7368665197727009" table:style-name="ce110">
            <text:p>2,7<text:s text:c="5"/></text:p>
          </table:table-cell>
          <table:table-cell office:value-type="float" office:value="227" table:style-name="ce111">
            <text:p><text:s/>227</text:p>
          </table:table-cell>
          <table:table-cell office:value-type="float" office:value="3.6026027614664344" table:style-name="ce112">
            <text:p>3,6<text:s text:c="5"/></text:p>
          </table:table-cell>
          <table:table-cell office:value-type="float" office:value="216" table:style-name="ce111">
            <text:p><text:s/>216</text:p>
          </table:table-cell>
          <table:table-cell office:value-type="float" office:value="2.6785714285714284" table:style-name="ce112">
            <text:p>2,7<text:s text:c="5"/></text:p>
          </table:table-cell>
          <table:table-cell office:value-type="float" office:value="9" table:style-name="ce113">
            <text:p>+ 9</text:p>
          </table:table-cell>
          <table:table-cell office:value-type="float" office:value="3.9647577092511015" table:style-name="ce114">
            <text:p>+4,0<text:s text:c="3"/></text:p>
          </table:table-cell>
          <table:table-cell office:value-type="float" office:value="20" table:style-name="ce113">
            <text:p>+ 20</text:p>
          </table:table-cell>
          <table:table-cell office:value-type="float" office:value="9.2592592592592595" table:style-name="ce114">
            <text:p>+9,3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7">
          <table:table-cell table:style-name="ce1"/>
          <table:table-cell office:value-type="string" table:style-name="ce183">
            <text:p>Indústria, energia e água e construção</text:p>
          </table:table-cell>
          <table:table-cell office:value-type="float" office:value="1382" table:style-name="ce127">
            <text:p>1 382</text:p>
          </table:table-cell>
          <table:table-cell office:value-type="float" office:value="16.026904789516411" table:style-name="ce128">
            <text:p>16,0<text:s text:c="5"/></text:p>
          </table:table-cell>
          <table:table-cell office:value-type="float" office:value="1034" table:style-name="ce111">
            <text:p>1 034</text:p>
          </table:table-cell>
          <table:table-cell office:value-type="float" office:value="16.410093635930806" table:style-name="ce112">
            <text:p>16,4<text:s text:c="5"/></text:p>
          </table:table-cell>
          <table:table-cell office:value-type="float" office:value="1708" table:style-name="ce111">
            <text:p>1 708</text:p>
          </table:table-cell>
          <table:table-cell office:value-type="float" office:value="21.180555555555554" table:style-name="ce112">
            <text:p>21,2<text:s text:c="5"/></text:p>
          </table:table-cell>
          <table:table-cell office:value-type="float" office:value="348" table:style-name="ce113">
            <text:p>+ 348</text:p>
          </table:table-cell>
          <table:table-cell office:value-type="float" office:value="33.65570599613153" table:style-name="ce114">
            <text:p>+33,7<text:s text:c="3"/></text:p>
          </table:table-cell>
          <table:table-cell office:value-type="float" office:value="-326" table:style-name="ce113">
            <text:p><text:s/>- 326</text:p>
          </table:table-cell>
          <table:table-cell office:value-type="float" office:value="-19.086651053864166" table:style-name="ce114">
            <text:p>-19,1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4">
            <text:p>Indústrias extrativa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7" table:style-name="ce118">
            <text:p><text:s/>7</text:p>
          </table:table-cell>
          <table:table-cell office:value-type="float" office:value="0.11109347722583716" table:style-name="ce119">
            <text:p>0,1<text:s text:c="5"/></text:p>
          </table:table-cell>
          <table:table-cell office:value-type="float" office:value="4" table:style-name="ce118">
            <text:p><text:s/>4</text:p>
          </table:table-cell>
          <table:table-cell office:value-type="float" office:value="4.96031746031746E-2" table:style-name="ce119">
            <text:p>0,0<text:s text:c="5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00" table:style-name="ce121">
            <text:p>-100,0<text:s text:c="3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100" table:style-name="ce121">
            <text:p>-100,0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259" table:style-name="ce116">
            <text:p><text:s/>259</text:p>
          </table:table-cell>
          <table:table-cell office:value-type="float" office:value="3.0035950365302098" table:style-name="ce117">
            <text:p>3,0<text:s text:c="5"/></text:p>
          </table:table-cell>
          <table:table-cell office:value-type="float" office:value="326" table:style-name="ce118">
            <text:p><text:s/>326</text:p>
          </table:table-cell>
          <table:table-cell office:value-type="float" office:value="5.1737819393747024" table:style-name="ce119">
            <text:p>5,2<text:s text:c="5"/></text:p>
          </table:table-cell>
          <table:table-cell office:value-type="float" office:value="321" table:style-name="ce118">
            <text:p><text:s/>321</text:p>
          </table:table-cell>
          <table:table-cell office:value-type="float" office:value="3.9806547619047619" table:style-name="ce119">
            <text:p>4,0<text:s text:c="5"/></text:p>
          </table:table-cell>
          <table:table-cell office:value-type="float" office:value="-67" table:style-name="ce120">
            <text:p><text:s/>- 67</text:p>
          </table:table-cell>
          <table:table-cell office:value-type="float" office:value="-20.552147239263803" table:style-name="ce121">
            <text:p>-20,6<text:s text:c="3"/></text:p>
          </table:table-cell>
          <table:table-cell office:value-type="float" office:value="-62" table:style-name="ce120">
            <text:p><text:s/>- 62</text:p>
          </table:table-cell>
          <table:table-cell office:value-type="float" office:value="-19.314641744548286" table:style-name="ce121">
            <text:p>-19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Fabricação de têxteis</text:p>
          </table:table-cell>
          <table:table-cell office:value-type="float" office:value="67" table:style-name="ce116">
            <text:p><text:s/>67</text:p>
          </table:table-cell>
          <table:table-cell office:value-type="float" office:value="0.77699176620665655" table:style-name="ce153">
            <text:p>0,8<text:s text:c="5"/></text:p>
          </table:table-cell>
          <table:table-cell office:value-type="float" office:value="40" table:style-name="ce154">
            <text:p><text:s/>40</text:p>
          </table:table-cell>
          <table:table-cell office:value-type="float" office:value="0.63481986986192673" table:style-name="ce155">
            <text:p>0,6<text:s text:c="5"/></text:p>
          </table:table-cell>
          <table:table-cell office:value-type="float" office:value="83" table:style-name="ce118">
            <text:p><text:s/>83</text:p>
          </table:table-cell>
          <table:table-cell office:value-type="float" office:value="1.029265873015873" table:style-name="ce155">
            <text:p>1,0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67.5" table:style-name="ce121">
            <text:p>+67,5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19.277108433734941" table:style-name="ce121">
            <text:p>-19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o vestuário</text:p>
          </table:table-cell>
          <table:table-cell office:value-type="float" office:value="154" table:style-name="ce116">
            <text:p><text:s/>154</text:p>
          </table:table-cell>
          <table:table-cell office:value-type="float" office:value="1.7859213730720167" table:style-name="ce133">
            <text:p>1,8<text:s text:c="5"/></text:p>
          </table:table-cell>
          <table:table-cell office:value-type="float" office:value="45" table:style-name="ce134">
            <text:p><text:s/>45</text:p>
          </table:table-cell>
          <table:table-cell office:value-type="float" office:value="0.71417235359466746" table:style-name="ce135">
            <text:p>0,7<text:s text:c="5"/></text:p>
          </table:table-cell>
          <table:table-cell office:value-type="float" office:value="187" table:style-name="ce118">
            <text:p><text:s/>187</text:p>
          </table:table-cell>
          <table:table-cell office:value-type="float" office:value="2.318948412698413" table:style-name="ce135">
            <text:p>2,3<text:s text:c="5"/></text:p>
          </table:table-cell>
          <table:table-cell office:value-type="float" office:value="109" table:style-name="ce120">
            <text:p>+ 109</text:p>
          </table:table-cell>
          <table:table-cell office:value-type="float" office:value="242.2222222222222" table:style-name="ce121">
            <text:p>+242,2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17.647058823529413" table:style-name="ce121">
            <text:p>-17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60" table:style-name="ce116">
            <text:p><text:s/>60</text:p>
          </table:table-cell>
          <table:table-cell office:value-type="float" office:value="0.69581352197611046" table:style-name="ce133">
            <text:p>0,7<text:s text:c="5"/></text:p>
          </table:table-cell>
          <table:table-cell office:value-type="float" office:value="17" table:style-name="ce134">
            <text:p><text:s/>17</text:p>
          </table:table-cell>
          <table:table-cell office:value-type="float" office:value="0.26979844469131886" table:style-name="ce135">
            <text:p>0,3<text:s text:c="5"/></text:p>
          </table:table-cell>
          <table:table-cell office:value-type="float" office:value="101" table:style-name="ce118">
            <text:p><text:s/>101</text:p>
          </table:table-cell>
          <table:table-cell office:value-type="float" office:value="1.2524801587301588" table:style-name="ce135">
            <text:p>1,3<text:s text:c="5"/></text:p>
          </table:table-cell>
          <table:table-cell office:value-type="float" office:value="43" table:style-name="ce120">
            <text:p>+ 43</text:p>
          </table:table-cell>
          <table:table-cell office:value-type="float" office:value="252.94117647058823" table:style-name="ce121">
            <text:p>+252,9<text:s text:c="3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40.594059405940598" table:style-name="ce121">
            <text:p>-40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 da madeira e da cortiça</text:p>
          </table:table-cell>
          <table:table-cell office:value-type="float" office:value="36" table:style-name="ce116">
            <text:p><text:s/>36</text:p>
          </table:table-cell>
          <table:table-cell office:value-type="float" office:value="0.41748811318566625" table:style-name="ce133">
            <text:p>0,4<text:s text:c="5"/></text:p>
          </table:table-cell>
          <table:table-cell office:value-type="float" office:value="16" table:style-name="ce134">
            <text:p><text:s/>16</text:p>
          </table:table-cell>
          <table:table-cell office:value-type="float" office:value="0.25392794794477064" table:style-name="ce135">
            <text:p>0,3<text:s text:c="5"/></text:p>
          </table:table-cell>
          <table:table-cell office:value-type="float" office:value="43" table:style-name="ce118">
            <text:p><text:s/>43</text:p>
          </table:table-cell>
          <table:table-cell office:value-type="float" office:value="0.53323412698412698" table:style-name="ce135">
            <text:p>0,5<text:s text:c="5"/></text:p>
          </table:table-cell>
          <table:table-cell office:value-type="float" office:value="20" table:style-name="ce120">
            <text:p>+ 20</text:p>
          </table:table-cell>
          <table:table-cell office:value-type="float" office:value="125" table:style-name="ce121">
            <text:p>+125,0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6.279069767441861" table:style-name="ce121">
            <text:p>-16,3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15" table:style-name="ce116">
            <text:p><text:s/>15</text:p>
          </table:table-cell>
          <table:table-cell office:value-type="float" office:value="0.17395338049402762" table:style-name="ce133">
            <text:p>0,2<text:s text:c="5"/></text:p>
          </table:table-cell>
          <table:table-cell office:value-type="float" office:value="14" table:style-name="ce134">
            <text:p><text:s/>14</text:p>
          </table:table-cell>
          <table:table-cell office:value-type="float" office:value="0.22218695445167433" table:style-name="ce135">
            <text:p>0,2<text:s text:c="5"/></text:p>
          </table:table-cell>
          <table:table-cell office:value-type="float" office:value="29" table:style-name="ce118">
            <text:p><text:s/>29</text:p>
          </table:table-cell>
          <table:table-cell office:value-type="float" office:value="0.35962301587301587" table:style-name="ce135">
            <text:p>0,4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7.1428571428571423" table:style-name="ce121">
            <text:p>+7,1<text:s text:c="3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48.275862068965516" table:style-name="ce121">
            <text:p>-48,3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37" table:style-name="ce116">
            <text:p><text:s/>37</text:p>
          </table:table-cell>
          <table:table-cell office:value-type="float" office:value="0.42908500521860138" table:style-name="ce133">
            <text:p>0,4<text:s text:c="5"/></text:p>
          </table:table-cell>
          <table:table-cell office:value-type="float" office:value="36" table:style-name="ce134">
            <text:p><text:s/>36</text:p>
          </table:table-cell>
          <table:table-cell office:value-type="float" office:value="0.57133788287573406" table:style-name="ce135">
            <text:p>0,6<text:s text:c="5"/></text:p>
          </table:table-cell>
          <table:table-cell office:value-type="float" office:value="49" table:style-name="ce118">
            <text:p><text:s/>49</text:p>
          </table:table-cell>
          <table:table-cell office:value-type="float" office:value="0.60763888888888895" table:style-name="ce135">
            <text:p>0,6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2.7777777777777777" table:style-name="ce121">
            <text:p>+2,8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24.489795918367346" table:style-name="ce121">
            <text:p>-24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53" table:style-name="ce116">
            <text:p><text:s/>53</text:p>
          </table:table-cell>
          <table:table-cell office:value-type="float" office:value="0.61463527774556426" table:style-name="ce133">
            <text:p>0,6<text:s text:c="5"/></text:p>
          </table:table-cell>
          <table:table-cell office:value-type="float" office:value="23" table:style-name="ce134">
            <text:p><text:s/>23</text:p>
          </table:table-cell>
          <table:table-cell office:value-type="float" office:value="0.36502142517060787" table:style-name="ce135">
            <text:p>0,4<text:s text:c="5"/></text:p>
          </table:table-cell>
          <table:table-cell office:value-type="float" office:value="71" table:style-name="ce118">
            <text:p><text:s/>71</text:p>
          </table:table-cell>
          <table:table-cell office:value-type="float" office:value="0.88045634920634919" table:style-name="ce135">
            <text:p>0,9<text:s text:c="5"/></text:p>
          </table:table-cell>
          <table:table-cell office:value-type="float" office:value="30" table:style-name="ce120">
            <text:p>+ 30</text:p>
          </table:table-cell>
          <table:table-cell office:value-type="float" office:value="130.43478260869566" table:style-name="ce121">
            <text:p>+130,4<text:s text:c="3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25.352112676056336" table:style-name="ce121">
            <text:p>-25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139" table:style-name="ce116">
            <text:p><text:s/>139</text:p>
          </table:table-cell>
          <table:table-cell office:value-type="float" office:value="1.6119679925779891" table:style-name="ce133">
            <text:p>1,6<text:s text:c="5"/></text:p>
          </table:table-cell>
          <table:table-cell office:value-type="float" office:value="66" table:style-name="ce134">
            <text:p><text:s/>66</text:p>
          </table:table-cell>
          <table:table-cell office:value-type="float" office:value="1.0474527852721789" table:style-name="ce135">
            <text:p>1,0<text:s text:c="5"/></text:p>
          </table:table-cell>
          <table:table-cell office:value-type="float" office:value="151" table:style-name="ce118">
            <text:p><text:s/>151</text:p>
          </table:table-cell>
          <table:table-cell office:value-type="float" office:value="1.8725198412698412" table:style-name="ce135">
            <text:p>1,9<text:s text:c="5"/></text:p>
          </table:table-cell>
          <table:table-cell office:value-type="float" office:value="73" table:style-name="ce120">
            <text:p>+ 73</text:p>
          </table:table-cell>
          <table:table-cell office:value-type="float" office:value="110.60606060606059" table:style-name="ce121">
            <text:p>+110,6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7.9470198675496695" table:style-name="ce121">
            <text:p>-7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58" table:style-name="ce116">
            <text:p><text:s/>58</text:p>
          </table:table-cell>
          <table:table-cell office:value-type="float" office:value="0.67261973791023999" table:style-name="ce133">
            <text:p>0,7<text:s text:c="5"/></text:p>
          </table:table-cell>
          <table:table-cell office:value-type="float" office:value="31" table:style-name="ce134">
            <text:p><text:s/>31</text:p>
          </table:table-cell>
          <table:table-cell office:value-type="float" office:value="0.49198539914299322" table:style-name="ce135">
            <text:p>0,5<text:s text:c="5"/></text:p>
          </table:table-cell>
          <table:table-cell office:value-type="float" office:value="85" table:style-name="ce118">
            <text:p><text:s/>85</text:p>
          </table:table-cell>
          <table:table-cell office:value-type="float" office:value="1.0540674603174605" table:style-name="ce135">
            <text:p>1,1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87.096774193548384" table:style-name="ce121">
            <text:p>+87,1<text:s text:c="3"/></text:p>
          </table:table-cell>
          <table:table-cell office:value-type="float" office:value="-27" table:style-name="ce120">
            <text:p><text:s/>- 27</text:p>
          </table:table-cell>
          <table:table-cell office:value-type="float" office:value="-31.764705882352938" table:style-name="ce121">
            <text:p>-31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39" table:style-name="ce116">
            <text:p><text:s/>39</text:p>
          </table:table-cell>
          <table:table-cell office:value-type="float" office:value="0.45227878928447179" table:style-name="ce133">
            <text:p>0,5<text:s text:c="5"/></text:p>
          </table:table-cell>
          <table:table-cell office:value-type="float" office:value="27" table:style-name="ce134">
            <text:p><text:s/>27</text:p>
          </table:table-cell>
          <table:table-cell office:value-type="float" office:value="0.42850341215680049" table:style-name="ce135">
            <text:p>0,4<text:s text:c="5"/></text:p>
          </table:table-cell>
          <table:table-cell office:value-type="float" office:value="80" table:style-name="ce118">
            <text:p><text:s/>80</text:p>
          </table:table-cell>
          <table:table-cell office:value-type="float" office:value="0.99206349206349198" table:style-name="ce135">
            <text:p>1,0<text:s text:c="5"/></text:p>
          </table:table-cell>
          <table:table-cell office:value-type="float" office:value="12" table:style-name="ce120">
            <text:p>+ 12</text:p>
          </table:table-cell>
          <table:table-cell office:value-type="float" office:value="44.444444444444443" table:style-name="ce121">
            <text:p>+44,4<text:s text:c="3"/></text:p>
          </table:table-cell>
          <table:table-cell office:value-type="float" office:value="-41" table:style-name="ce120">
            <text:p><text:s/>- 41</text:p>
          </table:table-cell>
          <table:table-cell office:value-type="float" office:value="-51.249999999999993" table:style-name="ce121">
            <text:p>-51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126" table:style-name="ce116">
            <text:p><text:s/>126</text:p>
          </table:table-cell>
          <table:table-cell office:value-type="float" office:value="1.4612083961498319" table:style-name="ce133">
            <text:p>1,5<text:s text:c="5"/></text:p>
          </table:table-cell>
          <table:table-cell office:value-type="float" office:value="141" table:style-name="ce134">
            <text:p><text:s/>141</text:p>
          </table:table-cell>
          <table:table-cell office:value-type="float" office:value="2.2377400412632915" table:style-name="ce135">
            <text:p>2,2<text:s text:c="5"/></text:p>
          </table:table-cell>
          <table:table-cell office:value-type="float" office:value="96" table:style-name="ce118">
            <text:p><text:s/>96</text:p>
          </table:table-cell>
          <table:table-cell office:value-type="float" office:value="1.1904761904761905" table:style-name="ce135">
            <text:p>1,2<text:s text:c="5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10.638297872340425" table:style-name="ce121">
            <text:p>-10,6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31.25" table:style-name="ce121">
            <text:p>+31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33" table:style-name="ce116">
            <text:p><text:s/>33</text:p>
          </table:table-cell>
          <table:table-cell office:value-type="float" office:value="0.38269743708686071" table:style-name="ce133">
            <text:p>0,4<text:s text:c="5"/></text:p>
          </table:table-cell>
          <table:table-cell office:value-type="float" office:value="46" table:style-name="ce134">
            <text:p><text:s/>46</text:p>
          </table:table-cell>
          <table:table-cell office:value-type="float" office:value="0.73004285034121574" table:style-name="ce135">
            <text:p>0,7<text:s text:c="5"/></text:p>
          </table:table-cell>
          <table:table-cell office:value-type="float" office:value="43" table:style-name="ce118">
            <text:p><text:s/>43</text:p>
          </table:table-cell>
          <table:table-cell office:value-type="float" office:value="0.53323412698412698" table:style-name="ce135">
            <text:p>0,5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28.260869565217391" table:style-name="ce121">
            <text:p>-28,3<text:s text:c="3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23.255813953488371" table:style-name="ce121">
            <text:p>-23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Construção</text:p>
          </table:table-cell>
          <table:table-cell office:value-type="float" office:value="306" table:style-name="ce116">
            <text:p><text:s/>306</text:p>
          </table:table-cell>
          <table:table-cell office:value-type="float" office:value="3.5486489620781629" table:style-name="ce133">
            <text:p>3,5<text:s text:c="5"/></text:p>
          </table:table-cell>
          <table:table-cell office:value-type="float" office:value="199" table:style-name="ce134">
            <text:p><text:s/>199</text:p>
          </table:table-cell>
          <table:table-cell office:value-type="float" office:value="3.1582288525630853" table:style-name="ce135">
            <text:p>3,2<text:s text:c="5"/></text:p>
          </table:table-cell>
          <table:table-cell office:value-type="float" office:value="365" table:style-name="ce118">
            <text:p><text:s/>365</text:p>
          </table:table-cell>
          <table:table-cell office:value-type="float" office:value="4.5262896825396828" table:style-name="ce135">
            <text:p>4,5<text:s text:c="5"/></text:p>
          </table:table-cell>
          <table:table-cell office:value-type="float" office:value="107" table:style-name="ce120">
            <text:p>+ 107</text:p>
          </table:table-cell>
          <table:table-cell office:value-type="float" office:value="53.768844221105525" table:style-name="ce121">
            <text:p>+53,8<text:s text:c="3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16.164383561643834" table:style-name="ce121">
            <text:p>-16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3">
            <text:p>Serviços</text:p>
          </table:table-cell>
          <table:table-cell office:value-type="float" office:value="7005" table:style-name="ce127">
            <text:p>7 005</text:p>
          </table:table-cell>
          <table:table-cell office:value-type="float" office:value="81.236228690710888" table:style-name="ce128">
            <text:p>81,2<text:s text:c="5"/></text:p>
          </table:table-cell>
          <table:table-cell office:value-type="float" office:value="5040" table:style-name="ce129">
            <text:p>5 040</text:p>
          </table:table-cell>
          <table:table-cell office:value-type="float" office:value="79.987303602602765" table:style-name="ce130">
            <text:p>80,0<text:s text:c="5"/></text:p>
          </table:table-cell>
          <table:table-cell office:value-type="float" office:value="6140" table:style-name="ce129">
            <text:p>6 140</text:p>
          </table:table-cell>
          <table:table-cell office:value-type="float" office:value="76.140873015873012" table:style-name="ce130">
            <text:p>76,1<text:s text:c="5"/></text:p>
          </table:table-cell>
          <table:table-cell office:value-type="float" office:value="1965" table:style-name="ce113">
            <text:p>+1 965</text:p>
          </table:table-cell>
          <table:table-cell office:value-type="float" office:value="38.988095238095241" table:style-name="ce114">
            <text:p>+39,0<text:s text:c="3"/></text:p>
          </table:table-cell>
          <table:table-cell office:value-type="float" office:value="865" table:style-name="ce113">
            <text:p>+ 865</text:p>
          </table:table-cell>
          <table:table-cell office:value-type="float" office:value="14.087947882736158" table:style-name="ce114">
            <text:p>+14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101" table:style-name="ce116">
            <text:p><text:s/>101</text:p>
          </table:table-cell>
          <table:table-cell office:value-type="float" office:value="1.1712860953264526" table:style-name="ce133">
            <text:p>1,2<text:s text:c="5"/></text:p>
          </table:table-cell>
          <table:table-cell office:value-type="float" office:value="73" table:style-name="ce134">
            <text:p><text:s/>73</text:p>
          </table:table-cell>
          <table:table-cell office:value-type="float" office:value="1.1585462624980163" table:style-name="ce135">
            <text:p>1,2<text:s text:c="5"/></text:p>
          </table:table-cell>
          <table:table-cell office:value-type="float" office:value="100" table:style-name="ce134">
            <text:p><text:s/>100</text:p>
          </table:table-cell>
          <table:table-cell office:value-type="float" office:value="1.2400793650793651" table:style-name="ce135">
            <text:p>1,2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38.356164383561641" table:style-name="ce121">
            <text:p>+38,4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1" table:style-name="ce121">
            <text:p>+1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mércio por grosso e a retalho</text:p>
          </table:table-cell>
          <table:table-cell office:value-type="float" office:value="830" table:style-name="ce116">
            <text:p><text:s/>830</text:p>
          </table:table-cell>
          <table:table-cell office:value-type="float" office:value="9.6254203873361934" table:style-name="ce133">
            <text:p>9,6<text:s text:c="5"/></text:p>
          </table:table-cell>
          <table:table-cell office:value-type="float" office:value="972" table:style-name="ce134">
            <text:p><text:s/>972</text:p>
          </table:table-cell>
          <table:table-cell office:value-type="float" office:value="15.426122837644819" table:style-name="ce135">
            <text:p>15,4<text:s text:c="5"/></text:p>
          </table:table-cell>
          <table:table-cell office:value-type="float" office:value="814" table:style-name="ce134">
            <text:p><text:s/>814</text:p>
          </table:table-cell>
          <table:table-cell office:value-type="float" office:value="10.094246031746032" table:style-name="ce135">
            <text:p>10,1<text:s text:c="5"/></text:p>
          </table:table-cell>
          <table:table-cell office:value-type="float" office:value="-142" table:style-name="ce120">
            <text:p><text:s/>- 142</text:p>
          </table:table-cell>
          <table:table-cell office:value-type="float" office:value="-14.609053497942387" table:style-name="ce121">
            <text:p>-14,6<text:s text:c="3"/></text:p>
          </table:table-cell>
          <table:table-cell office:value-type="float" office:value="16" table:style-name="ce120">
            <text:p>+ 16</text:p>
          </table:table-cell>
          <table:table-cell office:value-type="float" office:value="1.9656019656019657" table:style-name="ce121">
            <text:p>+2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Transportes e armazenagem</text:p>
          </table:table-cell>
          <table:table-cell office:value-type="float" office:value="160" table:style-name="ce116">
            <text:p><text:s/>160</text:p>
          </table:table-cell>
          <table:table-cell office:value-type="float" office:value="1.8555027252696279" table:style-name="ce153">
            <text:p>1,9<text:s text:c="5"/></text:p>
          </table:table-cell>
          <table:table-cell office:value-type="float" office:value="93" table:style-name="ce134">
            <text:p><text:s/>93</text:p>
          </table:table-cell>
          <table:table-cell office:value-type="float" office:value="1.4759561974289797" table:style-name="ce155">
            <text:p>1,5<text:s text:c="5"/></text:p>
          </table:table-cell>
          <table:table-cell office:value-type="float" office:value="102" table:style-name="ce134">
            <text:p><text:s/>102</text:p>
          </table:table-cell>
          <table:table-cell office:value-type="float" office:value="1.2648809523809523" table:style-name="ce155">
            <text:p>1,3<text:s text:c="5"/></text:p>
          </table:table-cell>
          <table:table-cell office:value-type="float" office:value="67" table:style-name="ce120">
            <text:p>+ 67</text:p>
          </table:table-cell>
          <table:table-cell office:value-type="float" office:value="72.043010752688176" table:style-name="ce121">
            <text:p>+72,0<text:s text:c="3"/></text:p>
          </table:table-cell>
          <table:table-cell office:value-type="float" office:value="58" table:style-name="ce120">
            <text:p>+ 58</text:p>
          </table:table-cell>
          <table:table-cell office:value-type="float" office:value="56.862745098039213" table:style-name="ce121">
            <text:p>+56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7">
            <text:p>Alojamento, restauração e similares</text:p>
          </table:table-cell>
          <table:table-cell office:value-type="float" office:value="2131" table:style-name="ce116">
            <text:p>2 131</text:p>
          </table:table-cell>
          <table:table-cell office:value-type="float" office:value="24.712976922184854" table:style-name="ce133">
            <text:p>24,7<text:s text:c="5"/></text:p>
          </table:table-cell>
          <table:table-cell office:value-type="float" office:value="360" table:style-name="ce134">
            <text:p><text:s/>360</text:p>
          </table:table-cell>
          <table:table-cell office:value-type="float" office:value="5.7133788287573397" table:style-name="ce135">
            <text:p>5,7<text:s text:c="5"/></text:p>
          </table:table-cell>
          <table:table-cell office:value-type="float" office:value="1682" table:style-name="ce134">
            <text:p>1 682</text:p>
          </table:table-cell>
          <table:table-cell office:value-type="float" office:value="20.858134920634921" table:style-name="ce135">
            <text:p>20,9<text:s text:c="5"/></text:p>
          </table:table-cell>
          <table:table-cell office:value-type="float" office:value="1771" table:style-name="ce120">
            <text:p>+1 771</text:p>
          </table:table-cell>
          <table:table-cell office:value-type="float" office:value="491.94444444444446" table:style-name="ce121">
            <text:p>+491,9<text:s text:c="3"/></text:p>
          </table:table-cell>
          <table:table-cell office:value-type="float" office:value="449" table:style-name="ce120">
            <text:p>+ 449</text:p>
          </table:table-cell>
          <table:table-cell office:value-type="float" office:value="26.694411414982167" table:style-name="ce121">
            <text:p>+26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107" table:style-name="ce116">
            <text:p><text:s/>107</text:p>
          </table:table-cell>
          <table:table-cell office:value-type="float" office:value="1.2408674475240635" table:style-name="ce133">
            <text:p>1,2<text:s text:c="5"/></text:p>
          </table:table-cell>
          <table:table-cell office:value-type="float" office:value="109" table:style-name="ce134">
            <text:p><text:s/>109</text:p>
          </table:table-cell>
          <table:table-cell office:value-type="float" office:value="1.7298841453737501" table:style-name="ce135">
            <text:p>1,7<text:s text:c="5"/></text:p>
          </table:table-cell>
          <table:table-cell office:value-type="float" office:value="120" table:style-name="ce134">
            <text:p><text:s/>120</text:p>
          </table:table-cell>
          <table:table-cell office:value-type="float" office:value="1.4880952380952379" table:style-name="ce135">
            <text:p>1,5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1.834862385321101" table:style-name="ce121">
            <text:p>-1,8<text:s text:c="3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10.833333333333334" table:style-name="ce121">
            <text:p>-10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financeiras e de seguros</text:p>
          </table:table-cell>
          <table:table-cell office:value-type="float" office:value="8" table:style-name="ce116">
            <text:p><text:s/>8</text:p>
          </table:table-cell>
          <table:table-cell office:value-type="float" office:value="9.2775136263481384E-2" table:style-name="ce133">
            <text:p>0,1<text:s text:c="5"/></text:p>
          </table:table-cell>
          <table:table-cell office:value-type="float" office:value="27" table:style-name="ce134">
            <text:p><text:s/>27</text:p>
          </table:table-cell>
          <table:table-cell office:value-type="float" office:value="0.42850341215680049" table:style-name="ce135">
            <text:p>0,4<text:s text:c="5"/></text:p>
          </table:table-cell>
          <table:table-cell office:value-type="float" office:value="20" table:style-name="ce134">
            <text:p><text:s/>20</text:p>
          </table:table-cell>
          <table:table-cell office:value-type="float" office:value="0.248015873015873" table:style-name="ce135">
            <text:p>0,2<text:s text:c="5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70.370370370370367" table:style-name="ce121">
            <text:p>-70,4<text:s text:c="3"/></text:p>
          </table:table-cell>
          <table:table-cell office:value-type="float" office:value="-12" table:style-name="ce120">
            <text:p><text:s/>- 12</text:p>
          </table:table-cell>
          <table:table-cell office:value-type="float" office:value="-60" table:style-name="ce121">
            <text:p>-60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2266" table:style-name="ce116">
            <text:p>2 266</text:p>
          </table:table-cell>
          <table:table-cell office:value-type="float" office:value="26.278557346631104" table:style-name="ce133">
            <text:p>26,3<text:s text:c="5"/></text:p>
          </table:table-cell>
          <table:table-cell office:value-type="float" office:value="2547" table:style-name="ce134">
            <text:p>2 547</text:p>
          </table:table-cell>
          <table:table-cell office:value-type="float" office:value="40.422155213458183" table:style-name="ce135">
            <text:p>40,4<text:s text:c="5"/></text:p>
          </table:table-cell>
          <table:table-cell office:value-type="float" office:value="1947" table:style-name="ce134">
            <text:p>1 947</text:p>
          </table:table-cell>
          <table:table-cell office:value-type="float" office:value="24.144345238095237" table:style-name="ce135">
            <text:p>24,1<text:s text:c="5"/></text:p>
          </table:table-cell>
          <table:table-cell office:value-type="float" office:value="-281" table:style-name="ce120">
            <text:p><text:s/>- 281</text:p>
          </table:table-cell>
          <table:table-cell office:value-type="float" office:value="-11.032587357675697" table:style-name="ce121">
            <text:p>-11,0<text:s text:c="3"/></text:p>
          </table:table-cell>
          <table:table-cell office:value-type="float" office:value="319" table:style-name="ce120">
            <text:p>+ 319</text:p>
          </table:table-cell>
          <table:table-cell office:value-type="float" office:value="16.38418079096045" table:style-name="ce121">
            <text:p>+16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340" table:style-name="ce116">
            <text:p><text:s/>340</text:p>
          </table:table-cell>
          <table:table-cell office:value-type="float" office:value="3.9429432911979587" table:style-name="ce133">
            <text:p>3,9<text:s text:c="5"/></text:p>
          </table:table-cell>
          <table:table-cell office:value-type="float" office:value="207" table:style-name="ce134">
            <text:p><text:s/>207</text:p>
          </table:table-cell>
          <table:table-cell office:value-type="float" office:value="3.2851928265354706" table:style-name="ce135">
            <text:p>3,3<text:s text:c="5"/></text:p>
          </table:table-cell>
          <table:table-cell office:value-type="float" office:value="317" table:style-name="ce134">
            <text:p><text:s/>317</text:p>
          </table:table-cell>
          <table:table-cell office:value-type="float" office:value="3.931051587301587" table:style-name="ce135">
            <text:p>3,9<text:s text:c="5"/></text:p>
          </table:table-cell>
          <table:table-cell office:value-type="float" office:value="133" table:style-name="ce120">
            <text:p>+ 133</text:p>
          </table:table-cell>
          <table:table-cell office:value-type="float" office:value="64.251207729468589" table:style-name="ce121">
            <text:p>+64,3<text:s text:c="3"/></text:p>
          </table:table-cell>
          <table:table-cell office:value-type="float" office:value="23" table:style-name="ce120">
            <text:p>+ 23</text:p>
          </table:table-cell>
          <table:table-cell office:value-type="float" office:value="7.2555205047318623" table:style-name="ce121">
            <text:p>+7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894" table:style-name="ce116">
            <text:p><text:s/>894</text:p>
          </table:table-cell>
          <table:table-cell office:value-type="float" office:value="10.367621477444045" table:style-name="ce133">
            <text:p>10,4<text:s text:c="5"/></text:p>
          </table:table-cell>
          <table:table-cell office:value-type="float" office:value="543" table:style-name="ce134">
            <text:p><text:s/>543</text:p>
          </table:table-cell>
          <table:table-cell office:value-type="float" office:value="8.6176797333756543" table:style-name="ce135">
            <text:p>8,6<text:s text:c="5"/></text:p>
          </table:table-cell>
          <table:table-cell office:value-type="float" office:value="781" table:style-name="ce134">
            <text:p><text:s/>781</text:p>
          </table:table-cell>
          <table:table-cell office:value-type="float" office:value="9.6850198412698418" table:style-name="ce135">
            <text:p>9,7<text:s text:c="5"/></text:p>
          </table:table-cell>
          <table:table-cell office:value-type="float" office:value="351" table:style-name="ce120">
            <text:p>+ 351</text:p>
          </table:table-cell>
          <table:table-cell office:value-type="float" office:value="64.640883977900558" table:style-name="ce121">
            <text:p>+64,6<text:s text:c="3"/></text:p>
          </table:table-cell>
          <table:table-cell office:value-type="float" office:value="113" table:style-name="ce120">
            <text:p>+ 113</text:p>
          </table:table-cell>
          <table:table-cell office:value-type="float" office:value="14.468629961587709" table:style-name="ce121">
            <text:p>+14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Outras atividades de serviços</text:p>
          </table:table-cell>
          <table:table-cell office:value-type="float" office:value="168" table:style-name="ce116">
            <text:p><text:s/>168</text:p>
          </table:table-cell>
          <table:table-cell office:value-type="float" office:value="1.9482778615331091" table:style-name="ce133">
            <text:p>1,9<text:s text:c="5"/></text:p>
          </table:table-cell>
          <table:table-cell office:value-type="float" office:value="109" table:style-name="ce134">
            <text:p><text:s/>109</text:p>
          </table:table-cell>
          <table:table-cell office:value-type="float" office:value="1.7298841453737501" table:style-name="ce135">
            <text:p>1,7<text:s text:c="5"/></text:p>
          </table:table-cell>
          <table:table-cell office:value-type="float" office:value="257" table:style-name="ce134">
            <text:p><text:s/>257</text:p>
          </table:table-cell>
          <table:table-cell office:value-type="float" office:value="3.1870039682539679" table:style-name="ce135">
            <text:p>3,2<text:s text:c="5"/></text:p>
          </table:table-cell>
          <table:table-cell office:value-type="float" office:value="59" table:style-name="ce120">
            <text:p>+ 59</text:p>
          </table:table-cell>
          <table:table-cell office:value-type="float" office:value="54.128440366972477" table:style-name="ce121">
            <text:p>+54,1<text:s text:c="3"/></text:p>
          </table:table-cell>
          <table:table-cell office:value-type="float" office:value="-89" table:style-name="ce120">
            <text:p><text:s/>- 89</text:p>
          </table:table-cell>
          <table:table-cell office:value-type="float" office:value="-34.630350194552527" table:style-name="ce121">
            <text:p>-34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João Alface</dc:creator>
    <meta:creation-date>2014-01-15T09:56:08Z</meta:creation-date>
    <dc:date>2019-10-08T13:22:39Z</dc:date>
    <meta:print-date>2019-10-08T11:30:26Z</meta:print-date>
  </office:meta>
</office:document-meta>
</file>